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00i_800s_100r" table:style-name="ta1">
        <table:shapes>
          <draw:frame draw:z-index="0" draw:style-name="gr1" draw:text-style-name="P1" svg:width="6.7913in" svg:height="4.915in" svg:x="0.4331in" svg:y="0.0417in">
            <draw:object draw:notify-on-update-of-ranges="100i_800s_100r.A1:100i_800s_100r.A1 100i_800s_100r.A2:100i_800s_100r.A366 100i_800s_100r.B1:100i_800s_100r.B1 100i_800s_100r.B2:100i_800s_100r.B366 100i_800s_100r.C1:100i_800s_100r.C1 100i_800s_100r.C2:100i_800s_100r.C366 100i_800s_100r.D1:100i_800s_100r.D1 100i_800s_100r.D2:100i_800s_100r.D36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28.538" calcext:value-type="float">
            <text:p>128.538</text:p>
          </table:table-cell>
          <table:table-cell office:value-type="float" office:value="766.334" calcext:value-type="float">
            <text:p>766.334</text:p>
          </table:table-cell>
          <table:table-cell office:value-type="float" office:value="105.128" calcext:value-type="float">
            <text:p>105.12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63.139" calcext:value-type="float">
            <text:p>163.139</text:p>
          </table:table-cell>
          <table:table-cell office:value-type="float" office:value="725.114" calcext:value-type="float">
            <text:p>725.114</text:p>
          </table:table-cell>
          <table:table-cell office:value-type="float" office:value="111.747" calcext:value-type="float">
            <text:p>111.74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03.867" calcext:value-type="float">
            <text:p>203.867</text:p>
          </table:table-cell>
          <table:table-cell office:value-type="float" office:value="675.974" calcext:value-type="float">
            <text:p>675.974</text:p>
          </table:table-cell>
          <table:table-cell office:value-type="float" office:value="120.16" calcext:value-type="float">
            <text:p>120.1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50.099" calcext:value-type="float">
            <text:p>250.099</text:p>
          </table:table-cell>
          <table:table-cell office:value-type="float" office:value="619.24" calcext:value-type="float">
            <text:p>619.24</text:p>
          </table:table-cell>
          <table:table-cell office:value-type="float" office:value="130.661" calcext:value-type="float">
            <text:p>130.66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00.344" calcext:value-type="float">
            <text:p>300.344</text:p>
          </table:table-cell>
          <table:table-cell office:value-type="float" office:value="556.152" calcext:value-type="float">
            <text:p>556.152</text:p>
          </table:table-cell>
          <table:table-cell office:value-type="float" office:value="143.504" calcext:value-type="float">
            <text:p>143.50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52.24" calcext:value-type="float">
            <text:p>352.24</text:p>
          </table:table-cell>
          <table:table-cell office:value-type="float" office:value="488.904" calcext:value-type="float">
            <text:p>488.904</text:p>
          </table:table-cell>
          <table:table-cell office:value-type="float" office:value="158.856" calcext:value-type="float">
            <text:p>158.85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402.808" calcext:value-type="float">
            <text:p>402.808</text:p>
          </table:table-cell>
          <table:table-cell office:value-type="float" office:value="420.437" calcext:value-type="float">
            <text:p>420.437</text:p>
          </table:table-cell>
          <table:table-cell office:value-type="float" office:value="176.756" calcext:value-type="float">
            <text:p>176.75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48.95" calcext:value-type="float">
            <text:p>448.95</text:p>
          </table:table-cell>
          <table:table-cell office:value-type="float" office:value="353.958" calcext:value-type="float">
            <text:p>353.958</text:p>
          </table:table-cell>
          <table:table-cell office:value-type="float" office:value="197.092" calcext:value-type="float">
            <text:p>197.09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88.046" calcext:value-type="float">
            <text:p>488.046</text:p>
          </table:table-cell>
          <table:table-cell office:value-type="float" office:value="292.351" calcext:value-type="float">
            <text:p>292.351</text:p>
          </table:table-cell>
          <table:table-cell office:value-type="float" office:value="219.602" calcext:value-type="float">
            <text:p>219.6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8.411" calcext:value-type="float">
            <text:p>518.411</text:p>
          </table:table-cell>
          <table:table-cell office:value-type="float" office:value="237.682" calcext:value-type="float">
            <text:p>237.682</text:p>
          </table:table-cell>
          <table:table-cell office:value-type="float" office:value="243.907" calcext:value-type="float">
            <text:p>243.90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539.46" calcext:value-type="float">
            <text:p>539.46</text:p>
          </table:table-cell>
          <table:table-cell office:value-type="float" office:value="190.983" calcext:value-type="float">
            <text:p>190.983</text:p>
          </table:table-cell>
          <table:table-cell office:value-type="float" office:value="269.557" calcext:value-type="float">
            <text:p>269.557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551.578" calcext:value-type="float">
            <text:p>551.578</text:p>
          </table:table-cell>
          <table:table-cell office:value-type="float" office:value="152.336" calcext:value-type="float">
            <text:p>152.336</text:p>
          </table:table-cell>
          <table:table-cell office:value-type="float" office:value="296.086" calcext:value-type="float">
            <text:p>296.086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555.805" calcext:value-type="float">
            <text:p>555.805</text:p>
          </table:table-cell>
          <table:table-cell office:value-type="float" office:value="121.136" calcext:value-type="float">
            <text:p>121.136</text:p>
          </table:table-cell>
          <table:table-cell office:value-type="float" office:value="323.059" calcext:value-type="float">
            <text:p>323.059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553.497" calcext:value-type="float">
            <text:p>553.497</text:p>
          </table:table-cell>
          <table:table-cell office:value-type="float" office:value="96.4059" calcext:value-type="float">
            <text:p>96.4059</text:p>
          </table:table-cell>
          <table:table-cell office:value-type="float" office:value="350.097" calcext:value-type="float">
            <text:p>350.097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546.06" calcext:value-type="float">
            <text:p>546.06</text:p>
          </table:table-cell>
          <table:table-cell office:value-type="float" office:value="77.0488" calcext:value-type="float">
            <text:p>77.0488</text:p>
          </table:table-cell>
          <table:table-cell office:value-type="float" office:value="376.891" calcext:value-type="float">
            <text:p>376.891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534.778" calcext:value-type="float">
            <text:p>534.778</text:p>
          </table:table-cell>
          <table:table-cell office:value-type="float" office:value="62.0186" calcext:value-type="float">
            <text:p>62.0186</text:p>
          </table:table-cell>
          <table:table-cell office:value-type="float" office:value="403.204" calcext:value-type="float">
            <text:p>403.204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520.742" calcext:value-type="float">
            <text:p>520.742</text:p>
          </table:table-cell>
          <table:table-cell office:value-type="float" office:value="50.4005" calcext:value-type="float">
            <text:p>50.4005</text:p>
          </table:table-cell>
          <table:table-cell office:value-type="float" office:value="428.857" calcext:value-type="float">
            <text:p>428.857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504.835" calcext:value-type="float">
            <text:p>504.835</text:p>
          </table:table-cell>
          <table:table-cell office:value-type="float" office:value="41.4383" calcext:value-type="float">
            <text:p>41.4383</text:p>
          </table:table-cell>
          <table:table-cell office:value-type="float" office:value="453.727" calcext:value-type="float">
            <text:p>453.727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487.741" calcext:value-type="float">
            <text:p>487.741</text:p>
          </table:table-cell>
          <table:table-cell office:value-type="float" office:value="34.5286" calcext:value-type="float">
            <text:p>34.5286</text:p>
          </table:table-cell>
          <table:table-cell office:value-type="float" office:value="477.73" calcext:value-type="float">
            <text:p>477.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9.983" calcext:value-type="float">
            <text:p>469.983</text:p>
          </table:table-cell>
          <table:table-cell office:value-type="float" office:value="29.2005" calcext:value-type="float">
            <text:p>29.2005</text:p>
          </table:table-cell>
          <table:table-cell office:value-type="float" office:value="500.817" calcext:value-type="float">
            <text:p>500.817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451.948" calcext:value-type="float">
            <text:p>451.948</text:p>
          </table:table-cell>
          <table:table-cell office:value-type="float" office:value="25.0916" calcext:value-type="float">
            <text:p>25.0916</text:p>
          </table:table-cell>
          <table:table-cell office:value-type="float" office:value="522.96" calcext:value-type="float">
            <text:p>522.96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433.922" calcext:value-type="float">
            <text:p>433.922</text:p>
          </table:table-cell>
          <table:table-cell office:value-type="float" office:value="21.9251" calcext:value-type="float">
            <text:p>21.9251</text:p>
          </table:table-cell>
          <table:table-cell office:value-type="float" office:value="544.153" calcext:value-type="float">
            <text:p>544.153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416.109" calcext:value-type="float">
            <text:p>416.109</text:p>
          </table:table-cell>
          <table:table-cell office:value-type="float" office:value="19.4903" calcext:value-type="float">
            <text:p>19.4903</text:p>
          </table:table-cell>
          <table:table-cell office:value-type="float" office:value="564.401" calcext:value-type="float">
            <text:p>564.401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398.655" calcext:value-type="float">
            <text:p>398.655</text:p>
          </table:table-cell>
          <table:table-cell office:value-type="float" office:value="17.6271" calcext:value-type="float">
            <text:p>17.6271</text:p>
          </table:table-cell>
          <table:table-cell office:value-type="float" office:value="583.718" calcext:value-type="float">
            <text:p>583.718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381.662" calcext:value-type="float">
            <text:p>381.662</text:p>
          </table:table-cell>
          <table:table-cell office:value-type="float" office:value="16.2134" calcext:value-type="float">
            <text:p>16.2134</text:p>
          </table:table-cell>
          <table:table-cell office:value-type="float" office:value="602.125" calcext:value-type="float">
            <text:p>602.125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365.195" calcext:value-type="float">
            <text:p>365.195</text:p>
          </table:table-cell>
          <table:table-cell office:value-type="float" office:value="15.1558" calcext:value-type="float">
            <text:p>15.1558</text:p>
          </table:table-cell>
          <table:table-cell office:value-type="float" office:value="619.649" calcext:value-type="float">
            <text:p>619.649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349.299" calcext:value-type="float">
            <text:p>349.299</text:p>
          </table:table-cell>
          <table:table-cell office:value-type="float" office:value="14.3826" calcext:value-type="float">
            <text:p>14.3826</text:p>
          </table:table-cell>
          <table:table-cell office:value-type="float" office:value="636.319" calcext:value-type="float">
            <text:p>636.319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333.997" calcext:value-type="float">
            <text:p>333.997</text:p>
          </table:table-cell>
          <table:table-cell office:value-type="float" office:value="13.8387" calcext:value-type="float">
            <text:p>13.8387</text:p>
          </table:table-cell>
          <table:table-cell office:value-type="float" office:value="652.164" calcext:value-type="float">
            <text:p>652.164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319.301" calcext:value-type="float">
            <text:p>319.301</text:p>
          </table:table-cell>
          <table:table-cell office:value-type="float" office:value="13.4813" calcext:value-type="float">
            <text:p>13.4813</text:p>
          </table:table-cell>
          <table:table-cell office:value-type="float" office:value="667.218" calcext:value-type="float">
            <text:p>667.2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5.212" calcext:value-type="float">
            <text:p>305.212</text:p>
          </table:table-cell>
          <table:table-cell office:value-type="float" office:value="13.2768" calcext:value-type="float">
            <text:p>13.2768</text:p>
          </table:table-cell>
          <table:table-cell office:value-type="float" office:value="681.511" calcext:value-type="float">
            <text:p>681.511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291.724" calcext:value-type="float">
            <text:p>291.724</text:p>
          </table:table-cell>
          <table:table-cell office:value-type="float" office:value="13.1993" calcext:value-type="float">
            <text:p>13.1993</text:p>
          </table:table-cell>
          <table:table-cell office:value-type="float" office:value="695.076" calcext:value-type="float">
            <text:p>695.076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278.827" calcext:value-type="float">
            <text:p>278.827</text:p>
          </table:table-cell>
          <table:table-cell office:value-type="float" office:value="13.2279" calcext:value-type="float">
            <text:p>13.2279</text:p>
          </table:table-cell>
          <table:table-cell office:value-type="float" office:value="707.945" calcext:value-type="float">
            <text:p>707.945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266.505" calcext:value-type="float">
            <text:p>266.505</text:p>
          </table:table-cell>
          <table:table-cell office:value-type="float" office:value="13.3464" calcext:value-type="float">
            <text:p>13.3464</text:p>
          </table:table-cell>
          <table:table-cell office:value-type="float" office:value="720.148" calcext:value-type="float">
            <text:p>720.148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254.743" calcext:value-type="float">
            <text:p>254.743</text:p>
          </table:table-cell>
          <table:table-cell office:value-type="float" office:value="13.5416" calcext:value-type="float">
            <text:p>13.5416</text:p>
          </table:table-cell>
          <table:table-cell office:value-type="float" office:value="731.716" calcext:value-type="float">
            <text:p>731.716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43.521" calcext:value-type="float">
            <text:p>243.521</text:p>
          </table:table-cell>
          <table:table-cell office:value-type="float" office:value="13.8031" calcext:value-type="float">
            <text:p>13.8031</text:p>
          </table:table-cell>
          <table:table-cell office:value-type="float" office:value="742.676" calcext:value-type="float">
            <text:p>742.676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232.819" calcext:value-type="float">
            <text:p>232.819</text:p>
          </table:table-cell>
          <table:table-cell office:value-type="float" office:value="14.1223" calcext:value-type="float">
            <text:p>14.1223</text:p>
          </table:table-cell>
          <table:table-cell office:value-type="float" office:value="753.059" calcext:value-type="float">
            <text:p>753.059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222.618" calcext:value-type="float">
            <text:p>222.618</text:p>
          </table:table-cell>
          <table:table-cell office:value-type="float" office:value="14.4923" calcext:value-type="float">
            <text:p>14.4923</text:p>
          </table:table-cell>
          <table:table-cell office:value-type="float" office:value="762.89" calcext:value-type="float">
            <text:p>762.89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212.897" calcext:value-type="float">
            <text:p>212.897</text:p>
          </table:table-cell>
          <table:table-cell office:value-type="float" office:value="14.9076" calcext:value-type="float">
            <text:p>14.9076</text:p>
          </table:table-cell>
          <table:table-cell office:value-type="float" office:value="772.195" calcext:value-type="float">
            <text:p>772.195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203.636" calcext:value-type="float">
            <text:p>203.636</text:p>
          </table:table-cell>
          <table:table-cell office:value-type="float" office:value="15.3635" calcext:value-type="float">
            <text:p>15.3635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4.815" calcext:value-type="float">
            <text:p>194.815</text:p>
          </table:table-cell>
          <table:table-cell office:value-type="float" office:value="15.8562" calcext:value-type="float">
            <text:p>15.8562</text:p>
          </table:table-cell>
          <table:table-cell office:value-type="float" office:value="789.329" calcext:value-type="float">
            <text:p>789.329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186.415" calcext:value-type="float">
            <text:p>186.415</text:p>
          </table:table-cell>
          <table:table-cell office:value-type="float" office:value="16.3825" calcext:value-type="float">
            <text:p>16.3825</text:p>
          </table:table-cell>
          <table:table-cell office:value-type="float" office:value="797.203" calcext:value-type="float">
            <text:p>797.203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178.415" calcext:value-type="float">
            <text:p>178.415</text:p>
          </table:table-cell>
          <table:table-cell office:value-type="float" office:value="16.9397" calcext:value-type="float">
            <text:p>16.9397</text:p>
          </table:table-cell>
          <table:table-cell office:value-type="float" office:value="804.645" calcext:value-type="float">
            <text:p>804.645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170.798" calcext:value-type="float">
            <text:p>170.798</text:p>
          </table:table-cell>
          <table:table-cell office:value-type="float" office:value="17.5255" calcext:value-type="float">
            <text:p>17.5255</text:p>
          </table:table-cell>
          <table:table-cell office:value-type="float" office:value="811.676" calcext:value-type="float">
            <text:p>811.67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163.546" calcext:value-type="float">
            <text:p>163.546</text:p>
          </table:table-cell>
          <table:table-cell office:value-type="float" office:value="18.1381" calcext:value-type="float">
            <text:p>18.1381</text:p>
          </table:table-cell>
          <table:table-cell office:value-type="float" office:value="818.316" calcext:value-type="float">
            <text:p>818.316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56.642" calcext:value-type="float">
            <text:p>156.642</text:p>
          </table:table-cell>
          <table:table-cell office:value-type="float" office:value="18.7759" calcext:value-type="float">
            <text:p>18.7759</text:p>
          </table:table-cell>
          <table:table-cell office:value-type="float" office:value="824.582" calcext:value-type="float">
            <text:p>824.582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150.068" calcext:value-type="float">
            <text:p>150.068</text:p>
          </table:table-cell>
          <table:table-cell office:value-type="float" office:value="19.4374" calcext:value-type="float">
            <text:p>19.4374</text:p>
          </table:table-cell>
          <table:table-cell office:value-type="float" office:value="830.494" calcext:value-type="float">
            <text:p>830.494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43.81" calcext:value-type="float">
            <text:p>143.81</text:p>
          </table:table-cell>
          <table:table-cell office:value-type="float" office:value="20.1214" calcext:value-type="float">
            <text:p>20.1214</text:p>
          </table:table-cell>
          <table:table-cell office:value-type="float" office:value="836.069" calcext:value-type="float">
            <text:p>836.069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137.851" calcext:value-type="float">
            <text:p>137.851</text:p>
          </table:table-cell>
          <table:table-cell office:value-type="float" office:value="20.8269" calcext:value-type="float">
            <text:p>20.8269</text:p>
          </table:table-cell>
          <table:table-cell office:value-type="float" office:value="841.322" calcext:value-type="float">
            <text:p>841.322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132.178" calcext:value-type="float">
            <text:p>132.178</text:p>
          </table:table-cell>
          <table:table-cell office:value-type="float" office:value="21.5529" calcext:value-type="float">
            <text:p>21.5529</text:p>
          </table:table-cell>
          <table:table-cell office:value-type="float" office:value="846.269" calcext:value-type="float">
            <text:p>846.2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6.776" calcext:value-type="float">
            <text:p>126.776</text:p>
          </table:table-cell>
          <table:table-cell office:value-type="float" office:value="22.2985" calcext:value-type="float">
            <text:p>22.2985</text:p>
          </table:table-cell>
          <table:table-cell office:value-type="float" office:value="850.926" calcext:value-type="float">
            <text:p>850.926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121.632" calcext:value-type="float">
            <text:p>121.632</text:p>
          </table:table-cell>
          <table:table-cell office:value-type="float" office:value="23.0631" calcext:value-type="float">
            <text:p>23.0631</text:p>
          </table:table-cell>
          <table:table-cell office:value-type="float" office:value="855.305" calcext:value-type="float">
            <text:p>855.305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116.733" calcext:value-type="float">
            <text:p>116.733</text:p>
          </table:table-cell>
          <table:table-cell office:value-type="float" office:value="23.8459" calcext:value-type="float">
            <text:p>23.8459</text:p>
          </table:table-cell>
          <table:table-cell office:value-type="float" office:value="859.421" calcext:value-type="float">
            <text:p>859.421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112.068" calcext:value-type="float">
            <text:p>112.068</text:p>
          </table:table-cell>
          <table:table-cell office:value-type="float" office:value="24.6464" calcext:value-type="float">
            <text:p>24.6464</text:p>
          </table:table-cell>
          <table:table-cell office:value-type="float" office:value="863.286" calcext:value-type="float">
            <text:p>863.286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07.624" calcext:value-type="float">
            <text:p>107.624</text:p>
          </table:table-cell>
          <table:table-cell office:value-type="float" office:value="25.4639" calcext:value-type="float">
            <text:p>25.4639</text:p>
          </table:table-cell>
          <table:table-cell office:value-type="float" office:value="866.912" calcext:value-type="float">
            <text:p>866.912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03.392" calcext:value-type="float">
            <text:p>103.392</text:p>
          </table:table-cell>
          <table:table-cell office:value-type="float" office:value="26.298" calcext:value-type="float">
            <text:p>26.298</text:p>
          </table:table-cell>
          <table:table-cell office:value-type="float" office:value="870.31" calcext:value-type="float">
            <text:p>870.31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99.3593" calcext:value-type="float">
            <text:p>99.3593</text:p>
          </table:table-cell>
          <table:table-cell office:value-type="float" office:value="27.1482" calcext:value-type="float">
            <text:p>27.1482</text:p>
          </table:table-cell>
          <table:table-cell office:value-type="float" office:value="873.492" calcext:value-type="float">
            <text:p>873.492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95.5176" calcext:value-type="float">
            <text:p>95.5176</text:p>
          </table:table-cell>
          <table:table-cell office:value-type="float" office:value="28.0139" calcext:value-type="float">
            <text:p>28.0139</text:p>
          </table:table-cell>
          <table:table-cell office:value-type="float" office:value="876.468" calcext:value-type="float">
            <text:p>876.468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91.857" calcext:value-type="float">
            <text:p>91.857</text:p>
          </table:table-cell>
          <table:table-cell office:value-type="float" office:value="28.8948" calcext:value-type="float">
            <text:p>28.8948</text:p>
          </table:table-cell>
          <table:table-cell office:value-type="float" office:value="879.248" calcext:value-type="float">
            <text:p>879.248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88.3685" calcext:value-type="float">
            <text:p>88.3685</text:p>
          </table:table-cell>
          <table:table-cell office:value-type="float" office:value="29.7904" calcext:value-type="float">
            <text:p>29.7904</text:p>
          </table:table-cell>
          <table:table-cell office:value-type="float" office:value="881.841" calcext:value-type="float">
            <text:p>881.8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5.0437" calcext:value-type="float">
            <text:p>85.0437</text:p>
          </table:table-cell>
          <table:table-cell office:value-type="float" office:value="30.7003" calcext:value-type="float">
            <text:p>30.7003</text:p>
          </table:table-cell>
          <table:table-cell office:value-type="float" office:value="884.256" calcext:value-type="float">
            <text:p>884.256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81.8745" calcext:value-type="float">
            <text:p>81.8745</text:p>
          </table:table-cell>
          <table:table-cell office:value-type="float" office:value="31.6242" calcext:value-type="float">
            <text:p>31.6242</text:p>
          </table:table-cell>
          <table:table-cell office:value-type="float" office:value="886.501" calcext:value-type="float">
            <text:p>886.501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78.8532" calcext:value-type="float">
            <text:p>78.8532</text:p>
          </table:table-cell>
          <table:table-cell office:value-type="float" office:value="32.5616" calcext:value-type="float">
            <text:p>32.5616</text:p>
          </table:table-cell>
          <table:table-cell office:value-type="float" office:value="888.585" calcext:value-type="float">
            <text:p>888.585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75.9725" calcext:value-type="float">
            <text:p>75.9725</text:p>
          </table:table-cell>
          <table:table-cell office:value-type="float" office:value="33.5122" calcext:value-type="float">
            <text:p>33.5122</text:p>
          </table:table-cell>
          <table:table-cell office:value-type="float" office:value="890.515" calcext:value-type="float">
            <text:p>890.515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73.2254" calcext:value-type="float">
            <text:p>73.2254</text:p>
          </table:table-cell>
          <table:table-cell office:value-type="float" office:value="34.4757" calcext:value-type="float">
            <text:p>34.4757</text:p>
          </table:table-cell>
          <table:table-cell office:value-type="float" office:value="892.299" calcext:value-type="float">
            <text:p>892.299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70.6055" calcext:value-type="float">
            <text:p>70.6055</text:p>
          </table:table-cell>
          <table:table-cell office:value-type="float" office:value="35.4516" calcext:value-type="float">
            <text:p>35.4516</text:p>
          </table:table-cell>
          <table:table-cell office:value-type="float" office:value="893.943" calcext:value-type="float">
            <text:p>893.943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68.1065" calcext:value-type="float">
            <text:p>68.1065</text:p>
          </table:table-cell>
          <table:table-cell office:value-type="float" office:value="36.4397" calcext:value-type="float">
            <text:p>36.4397</text:p>
          </table:table-cell>
          <table:table-cell office:value-type="float" office:value="895.454" calcext:value-type="float">
            <text:p>895.454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65.7224" calcext:value-type="float">
            <text:p>65.7224</text:p>
          </table:table-cell>
          <table:table-cell office:value-type="float" office:value="37.4395" calcext:value-type="float">
            <text:p>37.4395</text:p>
          </table:table-cell>
          <table:table-cell office:value-type="float" office:value="896.838" calcext:value-type="float">
            <text:p>896.838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63.4477" calcext:value-type="float">
            <text:p>63.4477</text:p>
          </table:table-cell>
          <table:table-cell office:value-type="float" office:value="38.4509" calcext:value-type="float">
            <text:p>38.4509</text:p>
          </table:table-cell>
          <table:table-cell office:value-type="float" office:value="898.101" calcext:value-type="float">
            <text:p>898.101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61.277" calcext:value-type="float">
            <text:p>61.277</text:p>
          </table:table-cell>
          <table:table-cell office:value-type="float" office:value="39.4733" calcext:value-type="float">
            <text:p>39.4733</text:p>
          </table:table-cell>
          <table:table-cell office:value-type="float" office:value="899.25" calcext:value-type="float">
            <text:p>899.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.2052" calcext:value-type="float">
            <text:p>59.2052</text:p>
          </table:table-cell>
          <table:table-cell office:value-type="float" office:value="40.5066" calcext:value-type="float">
            <text:p>40.5066</text:p>
          </table:table-cell>
          <table:table-cell office:value-type="float" office:value="900.288" calcext:value-type="float">
            <text:p>900.288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57.2277" calcext:value-type="float">
            <text:p>57.2277</text:p>
          </table:table-cell>
          <table:table-cell office:value-type="float" office:value="41.5503" calcext:value-type="float">
            <text:p>41.5503</text:p>
          </table:table-cell>
          <table:table-cell office:value-type="float" office:value="901.222" calcext:value-type="float">
            <text:p>901.222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55.3397" calcext:value-type="float">
            <text:p>55.3397</text:p>
          </table:table-cell>
          <table:table-cell office:value-type="float" office:value="42.6041" calcext:value-type="float">
            <text:p>42.6041</text:p>
          </table:table-cell>
          <table:table-cell office:value-type="float" office:value="902.056" calcext:value-type="float">
            <text:p>902.056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53.537" calcext:value-type="float">
            <text:p>53.537</text:p>
          </table:table-cell>
          <table:table-cell office:value-type="float" office:value="43.6678" calcext:value-type="float">
            <text:p>43.6678</text:p>
          </table:table-cell>
          <table:table-cell office:value-type="float" office:value="902.795" calcext:value-type="float">
            <text:p>902.795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51.8154" calcext:value-type="float">
            <text:p>51.8154</text:p>
          </table:table-cell>
          <table:table-cell office:value-type="float" office:value="44.741" calcext:value-type="float">
            <text:p>44.741</text:p>
          </table:table-cell>
          <table:table-cell office:value-type="float" office:value="903.444" calcext:value-type="float">
            <text:p>903.444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50.1712" calcext:value-type="float">
            <text:p>50.1712</text:p>
          </table:table-cell>
          <table:table-cell office:value-type="float" office:value="45.8234" calcext:value-type="float">
            <text:p>45.8234</text:p>
          </table:table-cell>
          <table:table-cell office:value-type="float" office:value="904.005" calcext:value-type="float">
            <text:p>904.005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48.6005" calcext:value-type="float">
            <text:p>48.6005</text:p>
          </table:table-cell>
          <table:table-cell office:value-type="float" office:value="46.9146" calcext:value-type="float">
            <text:p>46.9146</text:p>
          </table:table-cell>
          <table:table-cell office:value-type="float" office:value="904.485" calcext:value-type="float">
            <text:p>904.485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47.0999" calcext:value-type="float">
            <text:p>47.0999</text:p>
          </table:table-cell>
          <table:table-cell office:value-type="float" office:value="48.0144" calcext:value-type="float">
            <text:p>48.0144</text:p>
          </table:table-cell>
          <table:table-cell office:value-type="float" office:value="904.886" calcext:value-type="float">
            <text:p>904.886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45.6661" calcext:value-type="float">
            <text:p>45.6661</text:p>
          </table:table-cell>
          <table:table-cell office:value-type="float" office:value="49.1225" calcext:value-type="float">
            <text:p>49.1225</text:p>
          </table:table-cell>
          <table:table-cell office:value-type="float" office:value="905.211" calcext:value-type="float">
            <text:p>905.211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44.2959" calcext:value-type="float">
            <text:p>44.2959</text:p>
          </table:table-cell>
          <table:table-cell office:value-type="float" office:value="50.2385" calcext:value-type="float">
            <text:p>50.2385</text:p>
          </table:table-cell>
          <table:table-cell office:value-type="float" office:value="905.466" calcext:value-type="float">
            <text:p>905.4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.9864" calcext:value-type="float">
            <text:p>42.9864</text:p>
          </table:table-cell>
          <table:table-cell office:value-type="float" office:value="51.3622" calcext:value-type="float">
            <text:p>51.3622</text:p>
          </table:table-cell>
          <table:table-cell office:value-type="float" office:value="905.651" calcext:value-type="float">
            <text:p>905.651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41.7346" calcext:value-type="float">
            <text:p>41.7346</text:p>
          </table:table-cell>
          <table:table-cell office:value-type="float" office:value="52.4932" calcext:value-type="float">
            <text:p>52.4932</text:p>
          </table:table-cell>
          <table:table-cell office:value-type="float" office:value="905.772" calcext:value-type="float">
            <text:p>905.772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40.5379" calcext:value-type="float">
            <text:p>40.5379</text:p>
          </table:table-cell>
          <table:table-cell office:value-type="float" office:value="53.6312" calcext:value-type="float">
            <text:p>53.6312</text:p>
          </table:table-cell>
          <table:table-cell office:value-type="float" office:value="905.831" calcext:value-type="float">
            <text:p>905.831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39.3937" calcext:value-type="float">
            <text:p>39.3937</text:p>
          </table:table-cell>
          <table:table-cell office:value-type="float" office:value="54.7759" calcext:value-type="float">
            <text:p>54.7759</text:p>
          </table:table-cell>
          <table:table-cell office:value-type="float" office:value="905.83" calcext:value-type="float">
            <text:p>905.83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38.2996" calcext:value-type="float">
            <text:p>38.2996</text:p>
          </table:table-cell>
          <table:table-cell office:value-type="float" office:value="55.9271" calcext:value-type="float">
            <text:p>55.9271</text:p>
          </table:table-cell>
          <table:table-cell office:value-type="float" office:value="905.773" calcext:value-type="float">
            <text:p>905.773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37.2533" calcext:value-type="float">
            <text:p>37.2533</text:p>
          </table:table-cell>
          <table:table-cell office:value-type="float" office:value="57.0844" calcext:value-type="float">
            <text:p>57.0844</text:p>
          </table:table-cell>
          <table:table-cell office:value-type="float" office:value="905.662" calcext:value-type="float">
            <text:p>905.662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36.2526" calcext:value-type="float">
            <text:p>36.2526</text:p>
          </table:table-cell>
          <table:table-cell office:value-type="float" office:value="58.2476" calcext:value-type="float">
            <text:p>58.2476</text:p>
          </table:table-cell>
          <table:table-cell office:value-type="float" office:value="905.5" calcext:value-type="float">
            <text:p>905.5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35.2955" calcext:value-type="float">
            <text:p>35.2955</text:p>
          </table:table-cell>
          <table:table-cell office:value-type="float" office:value="59.4163" calcext:value-type="float">
            <text:p>59.4163</text:p>
          </table:table-cell>
          <table:table-cell office:value-type="float" office:value="905.288" calcext:value-type="float">
            <text:p>905.288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34.3799" calcext:value-type="float">
            <text:p>34.3799</text:p>
          </table:table-cell>
          <table:table-cell office:value-type="float" office:value="60.5902" calcext:value-type="float">
            <text:p>60.5902</text:p>
          </table:table-cell>
          <table:table-cell office:value-type="float" office:value="905.03" calcext:value-type="float">
            <text:p>905.03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33.5041" calcext:value-type="float">
            <text:p>33.5041</text:p>
          </table:table-cell>
          <table:table-cell office:value-type="float" office:value="61.7692" calcext:value-type="float">
            <text:p>61.7692</text:p>
          </table:table-cell>
          <table:table-cell office:value-type="float" office:value="904.727" calcext:value-type="float">
            <text:p>904.7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.6661" calcext:value-type="float">
            <text:p>32.6661</text:p>
          </table:table-cell>
          <table:table-cell office:value-type="float" office:value="62.9528" calcext:value-type="float">
            <text:p>62.9528</text:p>
          </table:table-cell>
          <table:table-cell office:value-type="float" office:value="904.381" calcext:value-type="float">
            <text:p>904.381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31.8644" calcext:value-type="float">
            <text:p>31.8644</text:p>
          </table:table-cell>
          <table:table-cell office:value-type="float" office:value="64.1408" calcext:value-type="float">
            <text:p>64.1408</text:p>
          </table:table-cell>
          <table:table-cell office:value-type="float" office:value="903.995" calcext:value-type="float">
            <text:p>903.995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31.0973" calcext:value-type="float">
            <text:p>31.0973</text:p>
          </table:table-cell>
          <table:table-cell office:value-type="float" office:value="65.3329" calcext:value-type="float">
            <text:p>65.3329</text:p>
          </table:table-cell>
          <table:table-cell office:value-type="float" office:value="903.57" calcext:value-type="float">
            <text:p>903.57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30.3634" calcext:value-type="float">
            <text:p>30.3634</text:p>
          </table:table-cell>
          <table:table-cell office:value-type="float" office:value="66.5289" calcext:value-type="float">
            <text:p>66.5289</text:p>
          </table:table-cell>
          <table:table-cell office:value-type="float" office:value="903.108" calcext:value-type="float">
            <text:p>903.108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29.6612" calcext:value-type="float">
            <text:p>29.6612</text:p>
          </table:table-cell>
          <table:table-cell office:value-type="float" office:value="67.7284" calcext:value-type="float">
            <text:p>67.7284</text:p>
          </table:table-cell>
          <table:table-cell office:value-type="float" office:value="902.61" calcext:value-type="float">
            <text:p>902.61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28.9892" calcext:value-type="float">
            <text:p>28.9892</text:p>
          </table:table-cell>
          <table:table-cell office:value-type="float" office:value="68.9312" calcext:value-type="float">
            <text:p>68.9312</text:p>
          </table:table-cell>
          <table:table-cell office:value-type="float" office:value="902.08" calcext:value-type="float">
            <text:p>902.08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28.3463" calcext:value-type="float">
            <text:p>28.3463</text:p>
          </table:table-cell>
          <table:table-cell office:value-type="float" office:value="70.137" calcext:value-type="float">
            <text:p>70.137</text:p>
          </table:table-cell>
          <table:table-cell office:value-type="float" office:value="901.517" calcext:value-type="float">
            <text:p>901.517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27.7312" calcext:value-type="float">
            <text:p>27.7312</text:p>
          </table:table-cell>
          <table:table-cell office:value-type="float" office:value="71.3456" calcext:value-type="float">
            <text:p>71.3456</text:p>
          </table:table-cell>
          <table:table-cell office:value-type="float" office:value="900.923" calcext:value-type="float">
            <text:p>900.923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27.1427" calcext:value-type="float">
            <text:p>27.1427</text:p>
          </table:table-cell>
          <table:table-cell office:value-type="float" office:value="72.5566" calcext:value-type="float">
            <text:p>72.5566</text:p>
          </table:table-cell>
          <table:table-cell office:value-type="float" office:value="900.301" calcext:value-type="float">
            <text:p>900.301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26.5797" calcext:value-type="float">
            <text:p>26.5797</text:p>
          </table:table-cell>
          <table:table-cell office:value-type="float" office:value="73.7698" calcext:value-type="float">
            <text:p>73.7698</text:p>
          </table:table-cell>
          <table:table-cell office:value-type="float" office:value="899.651" calcext:value-type="float">
            <text:p>899.6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.0411" calcext:value-type="float">
            <text:p>26.0411</text:p>
          </table:table-cell>
          <table:table-cell office:value-type="float" office:value="74.985" calcext:value-type="float">
            <text:p>74.985</text:p>
          </table:table-cell>
          <table:table-cell office:value-type="float" office:value="898.974" calcext:value-type="float">
            <text:p>898.974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25.526" calcext:value-type="float">
            <text:p>25.526</text:p>
          </table:table-cell>
          <table:table-cell office:value-type="float" office:value="76.2018" calcext:value-type="float">
            <text:p>76.2018</text:p>
          </table:table-cell>
          <table:table-cell office:value-type="float" office:value="898.272" calcext:value-type="float">
            <text:p>898.272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25.0333" calcext:value-type="float">
            <text:p>25.0333</text:p>
          </table:table-cell>
          <table:table-cell office:value-type="float" office:value="77.42" calcext:value-type="float">
            <text:p>77.42</text:p>
          </table:table-cell>
          <table:table-cell office:value-type="float" office:value="897.547" calcext:value-type="float">
            <text:p>897.547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24.5623" calcext:value-type="float">
            <text:p>24.5623</text:p>
          </table:table-cell>
          <table:table-cell office:value-type="float" office:value="78.6393" calcext:value-type="float">
            <text:p>78.6393</text:p>
          </table:table-cell>
          <table:table-cell office:value-type="float" office:value="896.798" calcext:value-type="float">
            <text:p>896.798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24.112" calcext:value-type="float">
            <text:p>24.112</text:p>
          </table:table-cell>
          <table:table-cell office:value-type="float" office:value="79.8595" calcext:value-type="float">
            <text:p>79.8595</text:p>
          </table:table-cell>
          <table:table-cell office:value-type="float" office:value="896.028" calcext:value-type="float">
            <text:p>896.028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23.6816" calcext:value-type="float">
            <text:p>23.6816</text:p>
          </table:table-cell>
          <table:table-cell office:value-type="float" office:value="81.0804" calcext:value-type="float">
            <text:p>81.0804</text:p>
          </table:table-cell>
          <table:table-cell office:value-type="float" office:value="895.238" calcext:value-type="float">
            <text:p>895.238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23.2704" calcext:value-type="float">
            <text:p>23.2704</text:p>
          </table:table-cell>
          <table:table-cell office:value-type="float" office:value="82.3016" calcext:value-type="float">
            <text:p>82.3016</text:p>
          </table:table-cell>
          <table:table-cell office:value-type="float" office:value="894.428" calcext:value-type="float">
            <text:p>894.428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22.8775" calcext:value-type="float">
            <text:p>22.8775</text:p>
          </table:table-cell>
          <table:table-cell office:value-type="float" office:value="83.5229" calcext:value-type="float">
            <text:p>83.5229</text:p>
          </table:table-cell>
          <table:table-cell office:value-type="float" office:value="893.6" calcext:value-type="float">
            <text:p>893.6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22.5024" calcext:value-type="float">
            <text:p>22.5024</text:p>
          </table:table-cell>
          <table:table-cell office:value-type="float" office:value="84.7441" calcext:value-type="float">
            <text:p>84.7441</text:p>
          </table:table-cell>
          <table:table-cell office:value-type="float" office:value="892.754" calcext:value-type="float">
            <text:p>892.754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22.1443" calcext:value-type="float">
            <text:p>22.1443</text:p>
          </table:table-cell>
          <table:table-cell office:value-type="float" office:value="85.9648" calcext:value-type="float">
            <text:p>85.9648</text:p>
          </table:table-cell>
          <table:table-cell office:value-type="float" office:value="891.891" calcext:value-type="float">
            <text:p>891.8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.8027" calcext:value-type="float">
            <text:p>21.8027</text:p>
          </table:table-cell>
          <table:table-cell office:value-type="float" office:value="87.185" calcext:value-type="float">
            <text:p>87.185</text:p>
          </table:table-cell>
          <table:table-cell office:value-type="float" office:value="891.012" calcext:value-type="float">
            <text:p>891.012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21.4768" calcext:value-type="float">
            <text:p>21.4768</text:p>
          </table:table-cell>
          <table:table-cell office:value-type="float" office:value="88.4042" calcext:value-type="float">
            <text:p>88.4042</text:p>
          </table:table-cell>
          <table:table-cell office:value-type="float" office:value="890.119" calcext:value-type="float">
            <text:p>890.119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21.1663" calcext:value-type="float">
            <text:p>21.1663</text:p>
          </table:table-cell>
          <table:table-cell office:value-type="float" office:value="89.6222" calcext:value-type="float">
            <text:p>89.6222</text:p>
          </table:table-cell>
          <table:table-cell office:value-type="float" office:value="889.212" calcext:value-type="float">
            <text:p>889.212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20.8705" calcext:value-type="float">
            <text:p>20.8705</text:p>
          </table:table-cell>
          <table:table-cell office:value-type="float" office:value="90.8388" calcext:value-type="float">
            <text:p>90.8388</text:p>
          </table:table-cell>
          <table:table-cell office:value-type="float" office:value="888.291" calcext:value-type="float">
            <text:p>888.291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20.5888" calcext:value-type="float">
            <text:p>20.5888</text:p>
          </table:table-cell>
          <table:table-cell office:value-type="float" office:value="92.0538" calcext:value-type="float">
            <text:p>92.0538</text:p>
          </table:table-cell>
          <table:table-cell office:value-type="float" office:value="887.357" calcext:value-type="float">
            <text:p>887.357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20.3209" calcext:value-type="float">
            <text:p>20.3209</text:p>
          </table:table-cell>
          <table:table-cell office:value-type="float" office:value="93.2669" calcext:value-type="float">
            <text:p>93.2669</text:p>
          </table:table-cell>
          <table:table-cell office:value-type="float" office:value="886.412" calcext:value-type="float">
            <text:p>886.412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20.0663" calcext:value-type="float">
            <text:p>20.0663</text:p>
          </table:table-cell>
          <table:table-cell office:value-type="float" office:value="94.4778" calcext:value-type="float">
            <text:p>94.4778</text:p>
          </table:table-cell>
          <table:table-cell office:value-type="float" office:value="885.456" calcext:value-type="float">
            <text:p>885.456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19.8246" calcext:value-type="float">
            <text:p>19.8246</text:p>
          </table:table-cell>
          <table:table-cell office:value-type="float" office:value="95.6862" calcext:value-type="float">
            <text:p>95.6862</text:p>
          </table:table-cell>
          <table:table-cell office:value-type="float" office:value="884.489" calcext:value-type="float">
            <text:p>884.489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19.5952" calcext:value-type="float">
            <text:p>19.5952</text:p>
          </table:table-cell>
          <table:table-cell office:value-type="float" office:value="96.8921" calcext:value-type="float">
            <text:p>96.8921</text:p>
          </table:table-cell>
          <table:table-cell office:value-type="float" office:value="883.513" calcext:value-type="float">
            <text:p>883.513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19.378" calcext:value-type="float">
            <text:p>19.378</text:p>
          </table:table-cell>
          <table:table-cell office:value-type="float" office:value="98.095" calcext:value-type="float">
            <text:p>98.095</text:p>
          </table:table-cell>
          <table:table-cell office:value-type="float" office:value="882.527" calcext:value-type="float">
            <text:p>882.5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.1723" calcext:value-type="float">
            <text:p>19.1723</text:p>
          </table:table-cell>
          <table:table-cell office:value-type="float" office:value="99.2948" calcext:value-type="float">
            <text:p>99.2948</text:p>
          </table:table-cell>
          <table:table-cell office:value-type="float" office:value="881.533" calcext:value-type="float">
            <text:p>881.533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18.9781" calcext:value-type="float">
            <text:p>18.9781</text:p>
          </table:table-cell>
          <table:table-cell office:value-type="float" office:value="100.491" calcext:value-type="float">
            <text:p>100.491</text:p>
          </table:table-cell>
          <table:table-cell office:value-type="float" office:value="880.531" calcext:value-type="float">
            <text:p>880.531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18.7948" calcext:value-type="float">
            <text:p>18.7948</text:p>
          </table:table-cell>
          <table:table-cell office:value-type="float" office:value="101.684" calcext:value-type="float">
            <text:p>101.684</text:p>
          </table:table-cell>
          <table:table-cell office:value-type="float" office:value="879.521" calcext:value-type="float">
            <text:p>879.521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18.6222" calcext:value-type="float">
            <text:p>18.6222</text:p>
          </table:table-cell>
          <table:table-cell office:value-type="float" office:value="102.873" calcext:value-type="float">
            <text:p>102.873</text:p>
          </table:table-cell>
          <table:table-cell office:value-type="float" office:value="878.505" calcext:value-type="float">
            <text:p>878.505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8.46" calcext:value-type="float">
            <text:p>18.46</text:p>
          </table:table-cell>
          <table:table-cell office:value-type="float" office:value="104.057" calcext:value-type="float">
            <text:p>104.057</text:p>
          </table:table-cell>
          <table:table-cell office:value-type="float" office:value="877.483" calcext:value-type="float">
            <text:p>877.483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8.3079" calcext:value-type="float">
            <text:p>18.3079</text:p>
          </table:table-cell>
          <table:table-cell office:value-type="float" office:value="105.238" calcext:value-type="float">
            <text:p>105.238</text:p>
          </table:table-cell>
          <table:table-cell office:value-type="float" office:value="876.455" calcext:value-type="float">
            <text:p>876.455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18.1656" calcext:value-type="float">
            <text:p>18.1656</text:p>
          </table:table-cell>
          <table:table-cell office:value-type="float" office:value="106.413" calcext:value-type="float">
            <text:p>106.413</text:p>
          </table:table-cell>
          <table:table-cell office:value-type="float" office:value="875.421" calcext:value-type="float">
            <text:p>875.421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18.033" calcext:value-type="float">
            <text:p>18.033</text:p>
          </table:table-cell>
          <table:table-cell office:value-type="float" office:value="107.584" calcext:value-type="float">
            <text:p>107.584</text:p>
          </table:table-cell>
          <table:table-cell office:value-type="float" office:value="874.383" calcext:value-type="float">
            <text:p>874.383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17.9097" calcext:value-type="float">
            <text:p>17.9097</text:p>
          </table:table-cell>
          <table:table-cell office:value-type="float" office:value="108.749" calcext:value-type="float">
            <text:p>108.749</text:p>
          </table:table-cell>
          <table:table-cell office:value-type="float" office:value="873.341" calcext:value-type="float">
            <text:p>873.341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7.7956" calcext:value-type="float">
            <text:p>17.7956</text:p>
          </table:table-cell>
          <table:table-cell office:value-type="float" office:value="109.909" calcext:value-type="float">
            <text:p>109.909</text:p>
          </table:table-cell>
          <table:table-cell office:value-type="float" office:value="872.295" calcext:value-type="float">
            <text:p>872.2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.6905" calcext:value-type="float">
            <text:p>17.6905</text:p>
          </table:table-cell>
          <table:table-cell office:value-type="float" office:value="111.064" calcext:value-type="float">
            <text:p>111.064</text:p>
          </table:table-cell>
          <table:table-cell office:value-type="float" office:value="871.246" calcext:value-type="float">
            <text:p>871.246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17.5941" calcext:value-type="float">
            <text:p>17.5941</text:p>
          </table:table-cell>
          <table:table-cell office:value-type="float" office:value="112.212" calcext:value-type="float">
            <text:p>112.212</text:p>
          </table:table-cell>
          <table:table-cell office:value-type="float" office:value="870.194" calcext:value-type="float">
            <text:p>870.194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17.5062" calcext:value-type="float">
            <text:p>17.5062</text:p>
          </table:table-cell>
          <table:table-cell office:value-type="float" office:value="113.354" calcext:value-type="float">
            <text:p>113.354</text:p>
          </table:table-cell>
          <table:table-cell office:value-type="float" office:value="869.139" calcext:value-type="float">
            <text:p>869.13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7.4268" calcext:value-type="float">
            <text:p>17.4268</text:p>
          </table:table-cell>
          <table:table-cell office:value-type="float" office:value="114.49" calcext:value-type="float">
            <text:p>114.49</text:p>
          </table:table-cell>
          <table:table-cell office:value-type="float" office:value="868.083" calcext:value-type="float">
            <text:p>868.083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17.3556" calcext:value-type="float">
            <text:p>17.3556</text:p>
          </table:table-cell>
          <table:table-cell office:value-type="float" office:value="115.619" calcext:value-type="float">
            <text:p>115.619</text:p>
          </table:table-cell>
          <table:table-cell office:value-type="float" office:value="867.025" calcext:value-type="float">
            <text:p>867.025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17.2925" calcext:value-type="float">
            <text:p>17.2925</text:p>
          </table:table-cell>
          <table:table-cell office:value-type="float" office:value="116.741" calcext:value-type="float">
            <text:p>116.741</text:p>
          </table:table-cell>
          <table:table-cell office:value-type="float" office:value="865.966" calcext:value-type="float">
            <text:p>865.966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17.2374" calcext:value-type="float">
            <text:p>17.2374</text:p>
          </table:table-cell>
          <table:table-cell office:value-type="float" office:value="117.856" calcext:value-type="float">
            <text:p>117.856</text:p>
          </table:table-cell>
          <table:table-cell office:value-type="float" office:value="864.907" calcext:value-type="float">
            <text:p>864.907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17.1902" calcext:value-type="float">
            <text:p>17.1902</text:p>
          </table:table-cell>
          <table:table-cell office:value-type="float" office:value="118.963" calcext:value-type="float">
            <text:p>118.963</text:p>
          </table:table-cell>
          <table:table-cell office:value-type="float" office:value="863.847" calcext:value-type="float">
            <text:p>863.847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17.1506" calcext:value-type="float">
            <text:p>17.1506</text:p>
          </table:table-cell>
          <table:table-cell office:value-type="float" office:value="120.063" calcext:value-type="float">
            <text:p>120.063</text:p>
          </table:table-cell>
          <table:table-cell office:value-type="float" office:value="862.787" calcext:value-type="float">
            <text:p>862.787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17.1187" calcext:value-type="float">
            <text:p>17.1187</text:p>
          </table:table-cell>
          <table:table-cell office:value-type="float" office:value="121.154" calcext:value-type="float">
            <text:p>121.154</text:p>
          </table:table-cell>
          <table:table-cell office:value-type="float" office:value="861.727" calcext:value-type="float">
            <text:p>861.7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.0942" calcext:value-type="float">
            <text:p>17.0942</text:p>
          </table:table-cell>
          <table:table-cell office:value-type="float" office:value="122.237" calcext:value-type="float">
            <text:p>122.237</text:p>
          </table:table-cell>
          <table:table-cell office:value-type="float" office:value="860.669" calcext:value-type="float">
            <text:p>860.669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17.0772" calcext:value-type="float">
            <text:p>17.0772</text:p>
          </table:table-cell>
          <table:table-cell office:value-type="float" office:value="123.311" calcext:value-type="float">
            <text:p>123.311</text:p>
          </table:table-cell>
          <table:table-cell office:value-type="float" office:value="859.611" calcext:value-type="float">
            <text:p>859.611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17.0676" calcext:value-type="float">
            <text:p>17.0676</text:p>
          </table:table-cell>
          <table:table-cell office:value-type="float" office:value="124.377" calcext:value-type="float">
            <text:p>124.377</text:p>
          </table:table-cell>
          <table:table-cell office:value-type="float" office:value="858.556" calcext:value-type="float">
            <text:p>858.556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17.0651" calcext:value-type="float">
            <text:p>17.0651</text:p>
          </table:table-cell>
          <table:table-cell office:value-type="float" office:value="125.433" calcext:value-type="float">
            <text:p>125.433</text:p>
          </table:table-cell>
          <table:table-cell office:value-type="float" office:value="857.502" calcext:value-type="float">
            <text:p>857.502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7.0699" calcext:value-type="float">
            <text:p>17.0699</text:p>
          </table:table-cell>
          <table:table-cell office:value-type="float" office:value="126.48" calcext:value-type="float">
            <text:p>126.48</text:p>
          </table:table-cell>
          <table:table-cell office:value-type="float" office:value="856.45" calcext:value-type="float">
            <text:p>856.45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17.0818" calcext:value-type="float">
            <text:p>17.0818</text:p>
          </table:table-cell>
          <table:table-cell office:value-type="float" office:value="127.517" calcext:value-type="float">
            <text:p>127.517</text:p>
          </table:table-cell>
          <table:table-cell office:value-type="float" office:value="855.402" calcext:value-type="float">
            <text:p>855.402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7.1008" calcext:value-type="float">
            <text:p>17.1008</text:p>
          </table:table-cell>
          <table:table-cell office:value-type="float" office:value="128.543" calcext:value-type="float">
            <text:p>128.543</text:p>
          </table:table-cell>
          <table:table-cell office:value-type="float" office:value="854.356" calcext:value-type="float">
            <text:p>854.356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17.1269" calcext:value-type="float">
            <text:p>17.1269</text:p>
          </table:table-cell>
          <table:table-cell office:value-type="float" office:value="129.56" calcext:value-type="float">
            <text:p>129.56</text:p>
          </table:table-cell>
          <table:table-cell office:value-type="float" office:value="853.313" calcext:value-type="float">
            <text:p>853.313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17.1599" calcext:value-type="float">
            <text:p>17.1599</text:p>
          </table:table-cell>
          <table:table-cell office:value-type="float" office:value="130.565" calcext:value-type="float">
            <text:p>130.565</text:p>
          </table:table-cell>
          <table:table-cell office:value-type="float" office:value="852.275" calcext:value-type="float">
            <text:p>852.275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17.1998" calcext:value-type="float">
            <text:p>17.1998</text:p>
          </table:table-cell>
          <table:table-cell office:value-type="float" office:value="131.56" calcext:value-type="float">
            <text:p>131.56</text:p>
          </table:table-cell>
          <table:table-cell office:value-type="float" office:value="851.24" calcext:value-type="float">
            <text:p>851.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.2467" calcext:value-type="float">
            <text:p>17.2467</text:p>
          </table:table-cell>
          <table:table-cell office:value-type="float" office:value="132.544" calcext:value-type="float">
            <text:p>132.544</text:p>
          </table:table-cell>
          <table:table-cell office:value-type="float" office:value="850.21" calcext:value-type="float">
            <text:p>850.21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17.3005" calcext:value-type="float">
            <text:p>17.3005</text:p>
          </table:table-cell>
          <table:table-cell office:value-type="float" office:value="133.515" calcext:value-type="float">
            <text:p>133.515</text:p>
          </table:table-cell>
          <table:table-cell office:value-type="float" office:value="849.184" calcext:value-type="float">
            <text:p>849.184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7.3612" calcext:value-type="float">
            <text:p>17.3612</text:p>
          </table:table-cell>
          <table:table-cell office:value-type="float" office:value="134.475" calcext:value-type="float">
            <text:p>134.475</text:p>
          </table:table-cell>
          <table:table-cell office:value-type="float" office:value="848.164" calcext:value-type="float">
            <text:p>848.164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17.4288" calcext:value-type="float">
            <text:p>17.4288</text:p>
          </table:table-cell>
          <table:table-cell office:value-type="float" office:value="135.423" calcext:value-type="float">
            <text:p>135.423</text:p>
          </table:table-cell>
          <table:table-cell office:value-type="float" office:value="847.148" calcext:value-type="float">
            <text:p>847.148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17.5032" calcext:value-type="float">
            <text:p>17.5032</text:p>
          </table:table-cell>
          <table:table-cell office:value-type="float" office:value="136.358" calcext:value-type="float">
            <text:p>136.358</text:p>
          </table:table-cell>
          <table:table-cell office:value-type="float" office:value="846.139" calcext:value-type="float">
            <text:p>846.139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7.5844" calcext:value-type="float">
            <text:p>17.5844</text:p>
          </table:table-cell>
          <table:table-cell office:value-type="float" office:value="137.28" calcext:value-type="float">
            <text:p>137.28</text:p>
          </table:table-cell>
          <table:table-cell office:value-type="float" office:value="845.136" calcext:value-type="float">
            <text:p>845.136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7.6726" calcext:value-type="float">
            <text:p>17.6726</text:p>
          </table:table-cell>
          <table:table-cell office:value-type="float" office:value="138.189" calcext:value-type="float">
            <text:p>138.189</text:p>
          </table:table-cell>
          <table:table-cell office:value-type="float" office:value="844.139" calcext:value-type="float">
            <text:p>844.139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17.7675" calcext:value-type="float">
            <text:p>17.7675</text:p>
          </table:table-cell>
          <table:table-cell office:value-type="float" office:value="139.084" calcext:value-type="float">
            <text:p>139.084</text:p>
          </table:table-cell>
          <table:table-cell office:value-type="float" office:value="843.148" calcext:value-type="float">
            <text:p>843.148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17.8694" calcext:value-type="float">
            <text:p>17.8694</text:p>
          </table:table-cell>
          <table:table-cell office:value-type="float" office:value="139.965" calcext:value-type="float">
            <text:p>139.965</text:p>
          </table:table-cell>
          <table:table-cell office:value-type="float" office:value="842.165" calcext:value-type="float">
            <text:p>842.165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17.9781" calcext:value-type="float">
            <text:p>17.9781</text:p>
          </table:table-cell>
          <table:table-cell office:value-type="float" office:value="140.833" calcext:value-type="float">
            <text:p>140.833</text:p>
          </table:table-cell>
          <table:table-cell office:value-type="float" office:value="841.189" calcext:value-type="float">
            <text:p>841.1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.0937" calcext:value-type="float">
            <text:p>18.0937</text:p>
          </table:table-cell>
          <table:table-cell office:value-type="float" office:value="141.685" calcext:value-type="float">
            <text:p>141.685</text:p>
          </table:table-cell>
          <table:table-cell office:value-type="float" office:value="840.221" calcext:value-type="float">
            <text:p>840.221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18.2162" calcext:value-type="float">
            <text:p>18.2162</text:p>
          </table:table-cell>
          <table:table-cell office:value-type="float" office:value="142.523" calcext:value-type="float">
            <text:p>142.523</text:p>
          </table:table-cell>
          <table:table-cell office:value-type="float" office:value="839.261" calcext:value-type="float">
            <text:p>839.261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8.3457" calcext:value-type="float">
            <text:p>18.3457</text:p>
          </table:table-cell>
          <table:table-cell office:value-type="float" office:value="143.345" calcext:value-type="float">
            <text:p>143.345</text:p>
          </table:table-cell>
          <table:table-cell office:value-type="float" office:value="838.309" calcext:value-type="float">
            <text:p>838.309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18.4821" calcext:value-type="float">
            <text:p>18.4821</text:p>
          </table:table-cell>
          <table:table-cell office:value-type="float" office:value="144.152" calcext:value-type="float">
            <text:p>144.152</text:p>
          </table:table-cell>
          <table:table-cell office:value-type="float" office:value="837.366" calcext:value-type="float">
            <text:p>837.366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18.6255" calcext:value-type="float">
            <text:p>18.6255</text:p>
          </table:table-cell>
          <table:table-cell office:value-type="float" office:value="144.943" calcext:value-type="float">
            <text:p>144.943</text:p>
          </table:table-cell>
          <table:table-cell office:value-type="float" office:value="836.432" calcext:value-type="float">
            <text:p>836.432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18.7758" calcext:value-type="float">
            <text:p>18.7758</text:p>
          </table:table-cell>
          <table:table-cell office:value-type="float" office:value="145.717" calcext:value-type="float">
            <text:p>145.717</text:p>
          </table:table-cell>
          <table:table-cell office:value-type="float" office:value="835.507" calcext:value-type="float">
            <text:p>835.507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18.9332" calcext:value-type="float">
            <text:p>18.9332</text:p>
          </table:table-cell>
          <table:table-cell office:value-type="float" office:value="146.475" calcext:value-type="float">
            <text:p>146.475</text:p>
          </table:table-cell>
          <table:table-cell office:value-type="float" office:value="834.592" calcext:value-type="float">
            <text:p>834.592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19.0976" calcext:value-type="float">
            <text:p>19.0976</text:p>
          </table:table-cell>
          <table:table-cell office:value-type="float" office:value="147.216" calcext:value-type="float">
            <text:p>147.216</text:p>
          </table:table-cell>
          <table:table-cell office:value-type="float" office:value="833.686" calcext:value-type="float">
            <text:p>833.686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19.2692" calcext:value-type="float">
            <text:p>19.2692</text:p>
          </table:table-cell>
          <table:table-cell office:value-type="float" office:value="147.939" calcext:value-type="float">
            <text:p>147.939</text:p>
          </table:table-cell>
          <table:table-cell office:value-type="float" office:value="832.792" calcext:value-type="float">
            <text:p>832.792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19.4478" calcext:value-type="float">
            <text:p>19.4478</text:p>
          </table:table-cell>
          <table:table-cell office:value-type="float" office:value="148.645" calcext:value-type="float">
            <text:p>148.645</text:p>
          </table:table-cell>
          <table:table-cell office:value-type="float" office:value="831.907" calcext:value-type="float">
            <text:p>831.9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.6335" calcext:value-type="float">
            <text:p>19.6335</text:p>
          </table:table-cell>
          <table:table-cell office:value-type="float" office:value="149.332" calcext:value-type="float">
            <text:p>149.332</text:p>
          </table:table-cell>
          <table:table-cell office:value-type="float" office:value="831.034" calcext:value-type="float">
            <text:p>831.034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19.8265" calcext:value-type="float">
            <text:p>19.8265</text:p>
          </table:table-cell>
          <table:table-cell office:value-type="float" office:value="150.001" calcext:value-type="float">
            <text:p>150.001</text:p>
          </table:table-cell>
          <table:table-cell office:value-type="float" office:value="830.172" calcext:value-type="float">
            <text:p>830.172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20.0266" calcext:value-type="float">
            <text:p>20.0266</text:p>
          </table:table-cell>
          <table:table-cell office:value-type="float" office:value="150.652" calcext:value-type="float">
            <text:p>150.652</text:p>
          </table:table-cell>
          <table:table-cell office:value-type="float" office:value="829.322" calcext:value-type="float">
            <text:p>829.322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20.2339" calcext:value-type="float">
            <text:p>20.2339</text:p>
          </table:table-cell>
          <table:table-cell office:value-type="float" office:value="151.283" calcext:value-type="float">
            <text:p>151.283</text:p>
          </table:table-cell>
          <table:table-cell office:value-type="float" office:value="828.484" calcext:value-type="float">
            <text:p>828.484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20.4485" calcext:value-type="float">
            <text:p>20.4485</text:p>
          </table:table-cell>
          <table:table-cell office:value-type="float" office:value="151.894" calcext:value-type="float">
            <text:p>151.894</text:p>
          </table:table-cell>
          <table:table-cell office:value-type="float" office:value="827.658" calcext:value-type="float">
            <text:p>827.658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20.6703" calcext:value-type="float">
            <text:p>20.6703</text:p>
          </table:table-cell>
          <table:table-cell office:value-type="float" office:value="152.486" calcext:value-type="float">
            <text:p>152.486</text:p>
          </table:table-cell>
          <table:table-cell office:value-type="float" office:value="826.844" calcext:value-type="float">
            <text:p>826.844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20.8994" calcext:value-type="float">
            <text:p>20.8994</text:p>
          </table:table-cell>
          <table:table-cell office:value-type="float" office:value="153.057" calcext:value-type="float">
            <text:p>153.057</text:p>
          </table:table-cell>
          <table:table-cell office:value-type="float" office:value="826.044" calcext:value-type="float">
            <text:p>826.044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21.1358" calcext:value-type="float">
            <text:p>21.1358</text:p>
          </table:table-cell>
          <table:table-cell office:value-type="float" office:value="153.607" calcext:value-type="float">
            <text:p>153.607</text:p>
          </table:table-cell>
          <table:table-cell office:value-type="float" office:value="825.257" calcext:value-type="float">
            <text:p>825.257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21.3795" calcext:value-type="float">
            <text:p>21.3795</text:p>
          </table:table-cell>
          <table:table-cell office:value-type="float" office:value="154.137" calcext:value-type="float">
            <text:p>154.137</text:p>
          </table:table-cell>
          <table:table-cell office:value-type="float" office:value="824.483" calcext:value-type="float">
            <text:p>824.483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21.6306" calcext:value-type="float">
            <text:p>21.6306</text:p>
          </table:table-cell>
          <table:table-cell office:value-type="float" office:value="154.645" calcext:value-type="float">
            <text:p>154.645</text:p>
          </table:table-cell>
          <table:table-cell office:value-type="float" office:value="823.724" calcext:value-type="float">
            <text:p>823.7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.8889" calcext:value-type="float">
            <text:p>21.8889</text:p>
          </table:table-cell>
          <table:table-cell office:value-type="float" office:value="155.132" calcext:value-type="float">
            <text:p>155.132</text:p>
          </table:table-cell>
          <table:table-cell office:value-type="float" office:value="822.979" calcext:value-type="float">
            <text:p>822.979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22.1546" calcext:value-type="float">
            <text:p>22.1546</text:p>
          </table:table-cell>
          <table:table-cell office:value-type="float" office:value="155.597" calcext:value-type="float">
            <text:p>155.597</text:p>
          </table:table-cell>
          <table:table-cell office:value-type="float" office:value="822.248" calcext:value-type="float">
            <text:p>822.248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22.4276" calcext:value-type="float">
            <text:p>22.4276</text:p>
          </table:table-cell>
          <table:table-cell office:value-type="float" office:value="156.039" calcext:value-type="float">
            <text:p>156.039</text:p>
          </table:table-cell>
          <table:table-cell office:value-type="float" office:value="821.533" calcext:value-type="float">
            <text:p>821.533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22.7079" calcext:value-type="float">
            <text:p>22.7079</text:p>
          </table:table-cell>
          <table:table-cell office:value-type="float" office:value="156.459" calcext:value-type="float">
            <text:p>156.459</text:p>
          </table:table-cell>
          <table:table-cell office:value-type="float" office:value="820.833" calcext:value-type="float">
            <text:p>820.833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22.9955" calcext:value-type="float">
            <text:p>22.9955</text:p>
          </table:table-cell>
          <table:table-cell office:value-type="float" office:value="156.856" calcext:value-type="float">
            <text:p>156.856</text:p>
          </table:table-cell>
          <table:table-cell office:value-type="float" office:value="820.148" calcext:value-type="float">
            <text:p>820.148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23.2904" calcext:value-type="float">
            <text:p>23.2904</text:p>
          </table:table-cell>
          <table:table-cell office:value-type="float" office:value="157.23" calcext:value-type="float">
            <text:p>157.23</text:p>
          </table:table-cell>
          <table:table-cell office:value-type="float" office:value="819.48" calcext:value-type="float">
            <text:p>819.48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23.5925" calcext:value-type="float">
            <text:p>23.5925</text:p>
          </table:table-cell>
          <table:table-cell office:value-type="float" office:value="157.58" calcext:value-type="float">
            <text:p>157.58</text:p>
          </table:table-cell>
          <table:table-cell office:value-type="float" office:value="818.828" calcext:value-type="float">
            <text:p>818.828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23.9018" calcext:value-type="float">
            <text:p>23.9018</text:p>
          </table:table-cell>
          <table:table-cell office:value-type="float" office:value="157.906" calcext:value-type="float">
            <text:p>157.906</text:p>
          </table:table-cell>
          <table:table-cell office:value-type="float" office:value="818.192" calcext:value-type="float">
            <text:p>818.192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24.2182" calcext:value-type="float">
            <text:p>24.2182</text:p>
          </table:table-cell>
          <table:table-cell office:value-type="float" office:value="158.208" calcext:value-type="float">
            <text:p>158.208</text:p>
          </table:table-cell>
          <table:table-cell office:value-type="float" office:value="817.574" calcext:value-type="float">
            <text:p>817.574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24.5417" calcext:value-type="float">
            <text:p>24.5417</text:p>
          </table:table-cell>
          <table:table-cell office:value-type="float" office:value="158.486" calcext:value-type="float">
            <text:p>158.486</text:p>
          </table:table-cell>
          <table:table-cell office:value-type="float" office:value="816.972" calcext:value-type="float">
            <text:p>816.9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.8722" calcext:value-type="float">
            <text:p>24.8722</text:p>
          </table:table-cell>
          <table:table-cell office:value-type="float" office:value="158.739" calcext:value-type="float">
            <text:p>158.739</text:p>
          </table:table-cell>
          <table:table-cell office:value-type="float" office:value="816.389" calcext:value-type="float">
            <text:p>816.389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25.2096" calcext:value-type="float">
            <text:p>25.2096</text:p>
          </table:table-cell>
          <table:table-cell office:value-type="float" office:value="158.967" calcext:value-type="float">
            <text:p>158.967</text:p>
          </table:table-cell>
          <table:table-cell office:value-type="float" office:value="815.823" calcext:value-type="float">
            <text:p>815.823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25.5538" calcext:value-type="float">
            <text:p>25.5538</text:p>
          </table:table-cell>
          <table:table-cell office:value-type="float" office:value="159.171" calcext:value-type="float">
            <text:p>159.171</text:p>
          </table:table-cell>
          <table:table-cell office:value-type="float" office:value="815.275" calcext:value-type="float">
            <text:p>815.275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25.9048" calcext:value-type="float">
            <text:p>25.9048</text:p>
          </table:table-cell>
          <table:table-cell office:value-type="float" office:value="159.349" calcext:value-type="float">
            <text:p>159.349</text:p>
          </table:table-cell>
          <table:table-cell office:value-type="float" office:value="814.746" calcext:value-type="float">
            <text:p>814.746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26.2624" calcext:value-type="float">
            <text:p>26.2624</text:p>
          </table:table-cell>
          <table:table-cell office:value-type="float" office:value="159.502" calcext:value-type="float">
            <text:p>159.502</text:p>
          </table:table-cell>
          <table:table-cell office:value-type="float" office:value="814.236" calcext:value-type="float">
            <text:p>814.236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26.6265" calcext:value-type="float">
            <text:p>26.6265</text:p>
          </table:table-cell>
          <table:table-cell office:value-type="float" office:value="159.629" calcext:value-type="float">
            <text:p>159.629</text:p>
          </table:table-cell>
          <table:table-cell office:value-type="float" office:value="813.745" calcext:value-type="float">
            <text:p>813.745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26.9969" calcext:value-type="float">
            <text:p>26.9969</text:p>
          </table:table-cell>
          <table:table-cell office:value-type="float" office:value="159.73" calcext:value-type="float">
            <text:p>159.73</text:p>
          </table:table-cell>
          <table:table-cell office:value-type="float" office:value="813.273" calcext:value-type="float">
            <text:p>813.273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27.3735" calcext:value-type="float">
            <text:p>27.3735</text:p>
          </table:table-cell>
          <table:table-cell office:value-type="float" office:value="159.806" calcext:value-type="float">
            <text:p>159.806</text:p>
          </table:table-cell>
          <table:table-cell office:value-type="float" office:value="812.821" calcext:value-type="float">
            <text:p>812.821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27.7561" calcext:value-type="float">
            <text:p>27.7561</text:p>
          </table:table-cell>
          <table:table-cell office:value-type="float" office:value="159.855" calcext:value-type="float">
            <text:p>159.855</text:p>
          </table:table-cell>
          <table:table-cell office:value-type="float" office:value="812.389" calcext:value-type="float">
            <text:p>812.389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28.1445" calcext:value-type="float">
            <text:p>28.1445</text:p>
          </table:table-cell>
          <table:table-cell office:value-type="float" office:value="159.879" calcext:value-type="float">
            <text:p>159.879</text:p>
          </table:table-cell>
          <table:table-cell office:value-type="float" office:value="811.976" calcext:value-type="float">
            <text:p>811.9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.5386" calcext:value-type="float">
            <text:p>28.5386</text:p>
          </table:table-cell>
          <table:table-cell office:value-type="float" office:value="159.877" calcext:value-type="float">
            <text:p>159.877</text:p>
          </table:table-cell>
          <table:table-cell office:value-type="float" office:value="811.585" calcext:value-type="float">
            <text:p>811.585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28.9381" calcext:value-type="float">
            <text:p>28.9381</text:p>
          </table:table-cell>
          <table:table-cell office:value-type="float" office:value="159.848" calcext:value-type="float">
            <text:p>159.848</text:p>
          </table:table-cell>
          <table:table-cell office:value-type="float" office:value="811.214" calcext:value-type="float">
            <text:p>811.214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29.3427" calcext:value-type="float">
            <text:p>29.3427</text:p>
          </table:table-cell>
          <table:table-cell office:value-type="float" office:value="159.794" calcext:value-type="float">
            <text:p>159.794</text:p>
          </table:table-cell>
          <table:table-cell office:value-type="float" office:value="810.863" calcext:value-type="float">
            <text:p>810.863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29.7523" calcext:value-type="float">
            <text:p>29.7523</text:p>
          </table:table-cell>
          <table:table-cell office:value-type="float" office:value="159.714" calcext:value-type="float">
            <text:p>159.714</text:p>
          </table:table-cell>
          <table:table-cell office:value-type="float" office:value="810.534" calcext:value-type="float">
            <text:p>810.534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30.1666" calcext:value-type="float">
            <text:p>30.1666</text:p>
          </table:table-cell>
          <table:table-cell office:value-type="float" office:value="159.607" calcext:value-type="float">
            <text:p>159.607</text:p>
          </table:table-cell>
          <table:table-cell office:value-type="float" office:value="810.226" calcext:value-type="float">
            <text:p>810.226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30.5853" calcext:value-type="float">
            <text:p>30.5853</text:p>
          </table:table-cell>
          <table:table-cell office:value-type="float" office:value="159.475" calcext:value-type="float">
            <text:p>159.475</text:p>
          </table:table-cell>
          <table:table-cell office:value-type="float" office:value="809.94" calcext:value-type="float">
            <text:p>809.94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31.008" calcext:value-type="float">
            <text:p>31.008</text:p>
          </table:table-cell>
          <table:table-cell office:value-type="float" office:value="159.317" calcext:value-type="float">
            <text:p>159.317</text:p>
          </table:table-cell>
          <table:table-cell office:value-type="float" office:value="809.675" calcext:value-type="float">
            <text:p>809.675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31.4346" calcext:value-type="float">
            <text:p>31.4346</text:p>
          </table:table-cell>
          <table:table-cell office:value-type="float" office:value="159.134" calcext:value-type="float">
            <text:p>159.134</text:p>
          </table:table-cell>
          <table:table-cell office:value-type="float" office:value="809.432" calcext:value-type="float">
            <text:p>809.432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31.8646" calcext:value-type="float">
            <text:p>31.8646</text:p>
          </table:table-cell>
          <table:table-cell office:value-type="float" office:value="158.925" calcext:value-type="float">
            <text:p>158.925</text:p>
          </table:table-cell>
          <table:table-cell office:value-type="float" office:value="809.21" calcext:value-type="float">
            <text:p>809.21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32.2978" calcext:value-type="float">
            <text:p>32.2978</text:p>
          </table:table-cell>
          <table:table-cell office:value-type="float" office:value="158.691" calcext:value-type="float">
            <text:p>158.691</text:p>
          </table:table-cell>
          <table:table-cell office:value-type="float" office:value="809.011" calcext:value-type="float">
            <text:p>809.0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.7337" calcext:value-type="float">
            <text:p>32.7337</text:p>
          </table:table-cell>
          <table:table-cell office:value-type="float" office:value="158.432" calcext:value-type="float">
            <text:p>158.432</text:p>
          </table:table-cell>
          <table:table-cell office:value-type="float" office:value="808.834" calcext:value-type="float">
            <text:p>808.834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33.172" calcext:value-type="float">
            <text:p>33.172</text:p>
          </table:table-cell>
          <table:table-cell office:value-type="float" office:value="158.149" calcext:value-type="float">
            <text:p>158.149</text:p>
          </table:table-cell>
          <table:table-cell office:value-type="float" office:value="808.679" calcext:value-type="float">
            <text:p>808.679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33.6123" calcext:value-type="float">
            <text:p>33.6123</text:p>
          </table:table-cell>
          <table:table-cell office:value-type="float" office:value="157.841" calcext:value-type="float">
            <text:p>157.841</text:p>
          </table:table-cell>
          <table:table-cell office:value-type="float" office:value="808.547" calcext:value-type="float">
            <text:p>808.547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34.0542" calcext:value-type="float">
            <text:p>34.0542</text:p>
          </table:table-cell>
          <table:table-cell office:value-type="float" office:value="157.509" calcext:value-type="float">
            <text:p>157.509</text:p>
          </table:table-cell>
          <table:table-cell office:value-type="float" office:value="808.436" calcext:value-type="float">
            <text:p>808.436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34.4973" calcext:value-type="float">
            <text:p>34.4973</text:p>
          </table:table-cell>
          <table:table-cell office:value-type="float" office:value="157.154" calcext:value-type="float">
            <text:p>157.154</text:p>
          </table:table-cell>
          <table:table-cell office:value-type="float" office:value="808.348" calcext:value-type="float">
            <text:p>808.348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34.9411" calcext:value-type="float">
            <text:p>34.9411</text:p>
          </table:table-cell>
          <table:table-cell office:value-type="float" office:value="156.776" calcext:value-type="float">
            <text:p>156.776</text:p>
          </table:table-cell>
          <table:table-cell office:value-type="float" office:value="808.283" calcext:value-type="float">
            <text:p>808.283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35.3852" calcext:value-type="float">
            <text:p>35.3852</text:p>
          </table:table-cell>
          <table:table-cell office:value-type="float" office:value="156.375" calcext:value-type="float">
            <text:p>156.375</text:p>
          </table:table-cell>
          <table:table-cell office:value-type="float" office:value="808.24" calcext:value-type="float">
            <text:p>808.24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35.8292" calcext:value-type="float">
            <text:p>35.8292</text:p>
          </table:table-cell>
          <table:table-cell office:value-type="float" office:value="155.952" calcext:value-type="float">
            <text:p>155.952</text:p>
          </table:table-cell>
          <table:table-cell office:value-type="float" office:value="808.219" calcext:value-type="float">
            <text:p>808.219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36.2726" calcext:value-type="float">
            <text:p>36.2726</text:p>
          </table:table-cell>
          <table:table-cell office:value-type="float" office:value="155.507" calcext:value-type="float">
            <text:p>155.507</text:p>
          </table:table-cell>
          <table:table-cell office:value-type="float" office:value="808.22" calcext:value-type="float">
            <text:p>808.22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36.7149" calcext:value-type="float">
            <text:p>36.7149</text:p>
          </table:table-cell>
          <table:table-cell office:value-type="float" office:value="155.042" calcext:value-type="float">
            <text:p>155.042</text:p>
          </table:table-cell>
          <table:table-cell office:value-type="float" office:value="808.243" calcext:value-type="float">
            <text:p>808.24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7.1556" calcext:value-type="float">
            <text:p>37.1556</text:p>
          </table:table-cell>
          <table:table-cell office:value-type="float" office:value="154.556" calcext:value-type="float">
            <text:p>154.556</text:p>
          </table:table-cell>
          <table:table-cell office:value-type="float" office:value="808.289" calcext:value-type="float">
            <text:p>808.289</text:p>
          </table:table-cell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37.5943" calcext:value-type="float">
            <text:p>37.5943</text:p>
          </table:table-cell>
          <table:table-cell office:value-type="float" office:value="154.05" calcext:value-type="float">
            <text:p>154.05</text:p>
          </table:table-cell>
          <table:table-cell office:value-type="float" office:value="808.356" calcext:value-type="float">
            <text:p>808.356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38.0304" calcext:value-type="float">
            <text:p>38.0304</text:p>
          </table:table-cell>
          <table:table-cell office:value-type="float" office:value="153.524" calcext:value-type="float">
            <text:p>153.524</text:p>
          </table:table-cell>
          <table:table-cell office:value-type="float" office:value="808.445" calcext:value-type="float">
            <text:p>808.445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38.4635" calcext:value-type="float">
            <text:p>38.4635</text:p>
          </table:table-cell>
          <table:table-cell office:value-type="float" office:value="152.981" calcext:value-type="float">
            <text:p>152.981</text:p>
          </table:table-cell>
          <table:table-cell office:value-type="float" office:value="808.556" calcext:value-type="float">
            <text:p>808.556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38.893" calcext:value-type="float">
            <text:p>38.893</text:p>
          </table:table-cell>
          <table:table-cell office:value-type="float" office:value="152.419" calcext:value-type="float">
            <text:p>152.419</text:p>
          </table:table-cell>
          <table:table-cell office:value-type="float" office:value="808.688" calcext:value-type="float">
            <text:p>808.688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39.3184" calcext:value-type="float">
            <text:p>39.3184</text:p>
          </table:table-cell>
          <table:table-cell office:value-type="float" office:value="151.841" calcext:value-type="float">
            <text:p>151.841</text:p>
          </table:table-cell>
          <table:table-cell office:value-type="float" office:value="808.841" calcext:value-type="float">
            <text:p>808.841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39.7393" calcext:value-type="float">
            <text:p>39.7393</text:p>
          </table:table-cell>
          <table:table-cell office:value-type="float" office:value="151.246" calcext:value-type="float">
            <text:p>151.246</text:p>
          </table:table-cell>
          <table:table-cell office:value-type="float" office:value="809.015" calcext:value-type="float">
            <text:p>809.015</text:p>
          </table:table-cell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40.1552" calcext:value-type="float">
            <text:p>40.1552</text:p>
          </table:table-cell>
          <table:table-cell office:value-type="float" office:value="150.635" calcext:value-type="float">
            <text:p>150.635</text:p>
          </table:table-cell>
          <table:table-cell office:value-type="float" office:value="809.209" calcext:value-type="float">
            <text:p>809.209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40.5654" calcext:value-type="float">
            <text:p>40.5654</text:p>
          </table:table-cell>
          <table:table-cell office:value-type="float" office:value="150.01" calcext:value-type="float">
            <text:p>150.01</text:p>
          </table:table-cell>
          <table:table-cell office:value-type="float" office:value="809.424" calcext:value-type="float">
            <text:p>809.424</text:p>
          </table:table-cell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40.9696" calcext:value-type="float">
            <text:p>40.9696</text:p>
          </table:table-cell>
          <table:table-cell office:value-type="float" office:value="149.371" calcext:value-type="float">
            <text:p>149.371</text:p>
          </table:table-cell>
          <table:table-cell office:value-type="float" office:value="809.659" calcext:value-type="float">
            <text:p>809.65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1.3673" calcext:value-type="float">
            <text:p>41.3673</text:p>
          </table:table-cell>
          <table:table-cell office:value-type="float" office:value="148.719" calcext:value-type="float">
            <text:p>148.719</text:p>
          </table:table-cell>
          <table:table-cell office:value-type="float" office:value="809.913" calcext:value-type="float">
            <text:p>809.913</text:p>
          </table:table-cell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41.7579" calcext:value-type="float">
            <text:p>41.7579</text:p>
          </table:table-cell>
          <table:table-cell office:value-type="float" office:value="148.055" calcext:value-type="float">
            <text:p>148.055</text:p>
          </table:table-cell>
          <table:table-cell office:value-type="float" office:value="810.187" calcext:value-type="float">
            <text:p>810.187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42.141" calcext:value-type="float">
            <text:p>42.141</text:p>
          </table:table-cell>
          <table:table-cell office:value-type="float" office:value="147.38" calcext:value-type="float">
            <text:p>147.38</text:p>
          </table:table-cell>
          <table:table-cell office:value-type="float" office:value="810.479" calcext:value-type="float">
            <text:p>810.479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42.5162" calcext:value-type="float">
            <text:p>42.5162</text:p>
          </table:table-cell>
          <table:table-cell office:value-type="float" office:value="146.694" calcext:value-type="float">
            <text:p>146.694</text:p>
          </table:table-cell>
          <table:table-cell office:value-type="float" office:value="810.79" calcext:value-type="float">
            <text:p>810.79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42.8829" calcext:value-type="float">
            <text:p>42.8829</text:p>
          </table:table-cell>
          <table:table-cell office:value-type="float" office:value="145.998" calcext:value-type="float">
            <text:p>145.998</text:p>
          </table:table-cell>
          <table:table-cell office:value-type="float" office:value="811.119" calcext:value-type="float">
            <text:p>811.119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43.2408" calcext:value-type="float">
            <text:p>43.2408</text:p>
          </table:table-cell>
          <table:table-cell office:value-type="float" office:value="145.294" calcext:value-type="float">
            <text:p>145.294</text:p>
          </table:table-cell>
          <table:table-cell office:value-type="float" office:value="811.465" calcext:value-type="float">
            <text:p>811.465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43.5894" calcext:value-type="float">
            <text:p>43.5894</text:p>
          </table:table-cell>
          <table:table-cell office:value-type="float" office:value="144.582" calcext:value-type="float">
            <text:p>144.582</text:p>
          </table:table-cell>
          <table:table-cell office:value-type="float" office:value="811.828" calcext:value-type="float">
            <text:p>811.828</text:p>
          </table:table-cell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43.9283" calcext:value-type="float">
            <text:p>43.9283</text:p>
          </table:table-cell>
          <table:table-cell office:value-type="float" office:value="143.864" calcext:value-type="float">
            <text:p>143.864</text:p>
          </table:table-cell>
          <table:table-cell office:value-type="float" office:value="812.208" calcext:value-type="float">
            <text:p>812.208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44.2571" calcext:value-type="float">
            <text:p>44.2571</text:p>
          </table:table-cell>
          <table:table-cell office:value-type="float" office:value="143.139" calcext:value-type="float">
            <text:p>143.139</text:p>
          </table:table-cell>
          <table:table-cell office:value-type="float" office:value="812.604" calcext:value-type="float">
            <text:p>812.604</text:p>
          </table:table-cell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44.5755" calcext:value-type="float">
            <text:p>44.5755</text:p>
          </table:table-cell>
          <table:table-cell office:value-type="float" office:value="142.41" calcext:value-type="float">
            <text:p>142.41</text:p>
          </table:table-cell>
          <table:table-cell office:value-type="float" office:value="813.015" calcext:value-type="float">
            <text:p>813.0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4.8832" calcext:value-type="float">
            <text:p>44.8832</text:p>
          </table:table-cell>
          <table:table-cell office:value-type="float" office:value="141.676" calcext:value-type="float">
            <text:p>141.676</text:p>
          </table:table-cell>
          <table:table-cell office:value-type="float" office:value="813.441" calcext:value-type="float">
            <text:p>813.441</text:p>
          </table:table-cell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45.1797" calcext:value-type="float">
            <text:p>45.1797</text:p>
          </table:table-cell>
          <table:table-cell office:value-type="float" office:value="140.939" calcext:value-type="float">
            <text:p>140.939</text:p>
          </table:table-cell>
          <table:table-cell office:value-type="float" office:value="813.881" calcext:value-type="float">
            <text:p>813.881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45.4648" calcext:value-type="float">
            <text:p>45.4648</text:p>
          </table:table-cell>
          <table:table-cell office:value-type="float" office:value="140.2" calcext:value-type="float">
            <text:p>140.2</text:p>
          </table:table-cell>
          <table:table-cell office:value-type="float" office:value="814.335" calcext:value-type="float">
            <text:p>814.335</text:p>
          </table:table-cell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45.7382" calcext:value-type="float">
            <text:p>45.7382</text:p>
          </table:table-cell>
          <table:table-cell office:value-type="float" office:value="139.46" calcext:value-type="float">
            <text:p>139.46</text:p>
          </table:table-cell>
          <table:table-cell office:value-type="float" office:value="814.802" calcext:value-type="float">
            <text:p>814.802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45.9997" calcext:value-type="float">
            <text:p>45.9997</text:p>
          </table:table-cell>
          <table:table-cell office:value-type="float" office:value="138.719" calcext:value-type="float">
            <text:p>138.719</text:p>
          </table:table-cell>
          <table:table-cell office:value-type="float" office:value="815.281" calcext:value-type="float">
            <text:p>815.281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46.249" calcext:value-type="float">
            <text:p>46.249</text:p>
          </table:table-cell>
          <table:table-cell office:value-type="float" office:value="137.978" calcext:value-type="float">
            <text:p>137.978</text:p>
          </table:table-cell>
          <table:table-cell office:value-type="float" office:value="815.773" calcext:value-type="float">
            <text:p>815.773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46.4859" calcext:value-type="float">
            <text:p>46.4859</text:p>
          </table:table-cell>
          <table:table-cell office:value-type="float" office:value="137.239" calcext:value-type="float">
            <text:p>137.239</text:p>
          </table:table-cell>
          <table:table-cell office:value-type="float" office:value="816.275" calcext:value-type="float">
            <text:p>816.275</text:p>
          </table:table-cell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46.7102" calcext:value-type="float">
            <text:p>46.7102</text:p>
          </table:table-cell>
          <table:table-cell office:value-type="float" office:value="136.501" calcext:value-type="float">
            <text:p>136.501</text:p>
          </table:table-cell>
          <table:table-cell office:value-type="float" office:value="816.789" calcext:value-type="float">
            <text:p>816.789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46.9218" calcext:value-type="float">
            <text:p>46.9218</text:p>
          </table:table-cell>
          <table:table-cell office:value-type="float" office:value="135.767" calcext:value-type="float">
            <text:p>135.767</text:p>
          </table:table-cell>
          <table:table-cell office:value-type="float" office:value="817.312" calcext:value-type="float">
            <text:p>817.312</text:p>
          </table:table-cell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47.1206" calcext:value-type="float">
            <text:p>47.1206</text:p>
          </table:table-cell>
          <table:table-cell office:value-type="float" office:value="135.036" calcext:value-type="float">
            <text:p>135.036</text:p>
          </table:table-cell>
          <table:table-cell office:value-type="float" office:value="817.844" calcext:value-type="float">
            <text:p>817.84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.3065" calcext:value-type="float">
            <text:p>47.3065</text:p>
          </table:table-cell>
          <table:table-cell office:value-type="float" office:value="134.309" calcext:value-type="float">
            <text:p>134.309</text:p>
          </table:table-cell>
          <table:table-cell office:value-type="float" office:value="818.385" calcext:value-type="float">
            <text:p>818.385</text:p>
          </table:table-cell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47.4793" calcext:value-type="float">
            <text:p>47.4793</text:p>
          </table:table-cell>
          <table:table-cell office:value-type="float" office:value="133.587" calcext:value-type="float">
            <text:p>133.587</text:p>
          </table:table-cell>
          <table:table-cell office:value-type="float" office:value="818.934" calcext:value-type="float">
            <text:p>818.934</text:p>
          </table:table-cell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47.639" calcext:value-type="float">
            <text:p>47.639</text:p>
          </table:table-cell>
          <table:table-cell office:value-type="float" office:value="132.871" calcext:value-type="float">
            <text:p>132.871</text:p>
          </table:table-cell>
          <table:table-cell office:value-type="float" office:value="819.49" calcext:value-type="float">
            <text:p>819.49</text:p>
          </table:table-cell>
        </table:table-row>
        <table:table-row table:style-name="ro1">
          <table:table-cell office:value-type="float" office:value="25.3" calcext:value-type="float">
            <text:p>25.3</text:p>
          </table:table-cell>
          <table:table-cell office:value-type="float" office:value="47.7857" calcext:value-type="float">
            <text:p>47.7857</text:p>
          </table:table-cell>
          <table:table-cell office:value-type="float" office:value="132.162" calcext:value-type="float">
            <text:p>132.162</text:p>
          </table:table-cell>
          <table:table-cell office:value-type="float" office:value="820.052" calcext:value-type="float">
            <text:p>820.052</text:p>
          </table:table-cell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47.9193" calcext:value-type="float">
            <text:p>47.9193</text:p>
          </table:table-cell>
          <table:table-cell office:value-type="float" office:value="131.46" calcext:value-type="float">
            <text:p>131.46</text:p>
          </table:table-cell>
          <table:table-cell office:value-type="float" office:value="820.621" calcext:value-type="float">
            <text:p>820.621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48.0398" calcext:value-type="float">
            <text:p>48.0398</text:p>
          </table:table-cell>
          <table:table-cell office:value-type="float" office:value="130.766" calcext:value-type="float">
            <text:p>130.766</text:p>
          </table:table-cell>
          <table:table-cell office:value-type="float" office:value="821.194" calcext:value-type="float">
            <text:p>821.194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48.1472" calcext:value-type="float">
            <text:p>48.1472</text:p>
          </table:table-cell>
          <table:table-cell office:value-type="float" office:value="130.08" calcext:value-type="float">
            <text:p>130.08</text:p>
          </table:table-cell>
          <table:table-cell office:value-type="float" office:value="821.773" calcext:value-type="float">
            <text:p>821.773</text:p>
          </table:table-cell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float" office:value="48.2418" calcext:value-type="float">
            <text:p>48.2418</text:p>
          </table:table-cell>
          <table:table-cell office:value-type="float" office:value="129.403" calcext:value-type="float">
            <text:p>129.403</text:p>
          </table:table-cell>
          <table:table-cell office:value-type="float" office:value="822.355" calcext:value-type="float">
            <text:p>822.355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48.3235" calcext:value-type="float">
            <text:p>48.3235</text:p>
          </table:table-cell>
          <table:table-cell office:value-type="float" office:value="128.736" calcext:value-type="float">
            <text:p>128.736</text:p>
          </table:table-cell>
          <table:table-cell office:value-type="float" office:value="822.941" calcext:value-type="float">
            <text:p>822.941</text:p>
          </table:table-cell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48.3925" calcext:value-type="float">
            <text:p>48.3925</text:p>
          </table:table-cell>
          <table:table-cell office:value-type="float" office:value="128.079" calcext:value-type="float">
            <text:p>128.079</text:p>
          </table:table-cell>
          <table:table-cell office:value-type="float" office:value="823.529" calcext:value-type="float">
            <text:p>823.52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8.4489" calcext:value-type="float">
            <text:p>48.4489</text:p>
          </table:table-cell>
          <table:table-cell office:value-type="float" office:value="127.432" calcext:value-type="float">
            <text:p>127.432</text:p>
          </table:table-cell>
          <table:table-cell office:value-type="float" office:value="824.119" calcext:value-type="float">
            <text:p>824.119</text:p>
          </table:table-cell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48.4929" calcext:value-type="float">
            <text:p>48.4929</text:p>
          </table:table-cell>
          <table:table-cell office:value-type="float" office:value="126.797" calcext:value-type="float">
            <text:p>126.797</text:p>
          </table:table-cell>
          <table:table-cell office:value-type="float" office:value="824.711" calcext:value-type="float">
            <text:p>824.711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48.5246" calcext:value-type="float">
            <text:p>48.5246</text:p>
          </table:table-cell>
          <table:table-cell office:value-type="float" office:value="126.173" calcext:value-type="float">
            <text:p>126.173</text:p>
          </table:table-cell>
          <table:table-cell office:value-type="float" office:value="825.303" calcext:value-type="float">
            <text:p>825.303</text:p>
          </table:table-cell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48.5444" calcext:value-type="float">
            <text:p>48.5444</text:p>
          </table:table-cell>
          <table:table-cell office:value-type="float" office:value="125.561" calcext:value-type="float">
            <text:p>125.561</text:p>
          </table:table-cell>
          <table:table-cell office:value-type="float" office:value="825.895" calcext:value-type="float">
            <text:p>825.895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48.5523" calcext:value-type="float">
            <text:p>48.5523</text:p>
          </table:table-cell>
          <table:table-cell office:value-type="float" office:value="124.961" calcext:value-type="float">
            <text:p>124.961</text:p>
          </table:table-cell>
          <table:table-cell office:value-type="float" office:value="826.487" calcext:value-type="float">
            <text:p>826.487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48.5486" calcext:value-type="float">
            <text:p>48.5486</text:p>
          </table:table-cell>
          <table:table-cell office:value-type="float" office:value="124.374" calcext:value-type="float">
            <text:p>124.374</text:p>
          </table:table-cell>
          <table:table-cell office:value-type="float" office:value="827.078" calcext:value-type="float">
            <text:p>827.078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48.5336" calcext:value-type="float">
            <text:p>48.5336</text:p>
          </table:table-cell>
          <table:table-cell office:value-type="float" office:value="123.8" calcext:value-type="float">
            <text:p>123.8</text:p>
          </table:table-cell>
          <table:table-cell office:value-type="float" office:value="827.667" calcext:value-type="float">
            <text:p>827.667</text:p>
          </table:table-cell>
        </table:table-row>
        <table:table-row table:style-name="ro1">
          <table:table-cell office:value-type="float" office:value="26.7" calcext:value-type="float">
            <text:p>26.7</text:p>
          </table:table-cell>
          <table:table-cell office:value-type="float" office:value="48.5075" calcext:value-type="float">
            <text:p>48.5075</text:p>
          </table:table-cell>
          <table:table-cell office:value-type="float" office:value="123.239" calcext:value-type="float">
            <text:p>123.239</text:p>
          </table:table-cell>
          <table:table-cell office:value-type="float" office:value="828.254" calcext:value-type="float">
            <text:p>828.254</text:p>
          </table:table-cell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48.4706" calcext:value-type="float">
            <text:p>48.4706</text:p>
          </table:table-cell>
          <table:table-cell office:value-type="float" office:value="122.691" calcext:value-type="float">
            <text:p>122.691</text:p>
          </table:table-cell>
          <table:table-cell office:value-type="float" office:value="828.838" calcext:value-type="float">
            <text:p>828.838</text:p>
          </table:table-cell>
        </table:table-row>
        <table:table-row table:style-name="ro1">
          <table:table-cell office:value-type="float" office:value="26.9" calcext:value-type="float">
            <text:p>26.9</text:p>
          </table:table-cell>
          <table:table-cell office:value-type="float" office:value="48.4232" calcext:value-type="float">
            <text:p>48.4232</text:p>
          </table:table-cell>
          <table:table-cell office:value-type="float" office:value="122.158" calcext:value-type="float">
            <text:p>122.158</text:p>
          </table:table-cell>
          <table:table-cell office:value-type="float" office:value="829.419" calcext:value-type="float">
            <text:p>829.41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8.3656" calcext:value-type="float">
            <text:p>48.3656</text:p>
          </table:table-cell>
          <table:table-cell office:value-type="float" office:value="121.638" calcext:value-type="float">
            <text:p>121.638</text:p>
          </table:table-cell>
          <table:table-cell office:value-type="float" office:value="829.996" calcext:value-type="float">
            <text:p>829.996</text:p>
          </table:table-cell>
        </table:table-row>
        <table:table-row table:style-name="ro1">
          <table:table-cell office:value-type="float" office:value="27.1" calcext:value-type="float">
            <text:p>27.1</text:p>
          </table:table-cell>
          <table:table-cell office:value-type="float" office:value="48.2981" calcext:value-type="float">
            <text:p>48.2981</text:p>
          </table:table-cell>
          <table:table-cell office:value-type="float" office:value="121.133" calcext:value-type="float">
            <text:p>121.133</text:p>
          </table:table-cell>
          <table:table-cell office:value-type="float" office:value="830.569" calcext:value-type="float">
            <text:p>830.569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48.221" calcext:value-type="float">
            <text:p>48.221</text:p>
          </table:table-cell>
          <table:table-cell office:value-type="float" office:value="120.642" calcext:value-type="float">
            <text:p>120.642</text:p>
          </table:table-cell>
          <table:table-cell office:value-type="float" office:value="831.137" calcext:value-type="float">
            <text:p>831.137</text:p>
          </table:table-cell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48.1346" calcext:value-type="float">
            <text:p>48.1346</text:p>
          </table:table-cell>
          <table:table-cell office:value-type="float" office:value="120.165" calcext:value-type="float">
            <text:p>120.165</text:p>
          </table:table-cell>
          <table:table-cell office:value-type="float" office:value="831.7" calcext:value-type="float">
            <text:p>831.7</text:p>
          </table:table-cell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48.0393" calcext:value-type="float">
            <text:p>48.0393</text:p>
          </table:table-cell>
          <table:table-cell office:value-type="float" office:value="119.704" calcext:value-type="float">
            <text:p>119.704</text:p>
          </table:table-cell>
          <table:table-cell office:value-type="float" office:value="832.257" calcext:value-type="float">
            <text:p>832.257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47.9353" calcext:value-type="float">
            <text:p>47.9353</text:p>
          </table:table-cell>
          <table:table-cell office:value-type="float" office:value="119.256" calcext:value-type="float">
            <text:p>119.256</text:p>
          </table:table-cell>
          <table:table-cell office:value-type="float" office:value="832.808" calcext:value-type="float">
            <text:p>832.808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47.8232" calcext:value-type="float">
            <text:p>47.8232</text:p>
          </table:table-cell>
          <table:table-cell office:value-type="float" office:value="118.824" calcext:value-type="float">
            <text:p>118.824</text:p>
          </table:table-cell>
          <table:table-cell office:value-type="float" office:value="833.353" calcext:value-type="float">
            <text:p>833.353</text:p>
          </table:table-cell>
        </table:table-row>
        <table:table-row table:style-name="ro1">
          <table:table-cell office:value-type="float" office:value="27.7" calcext:value-type="float">
            <text:p>27.7</text:p>
          </table:table-cell>
          <table:table-cell office:value-type="float" office:value="47.703" calcext:value-type="float">
            <text:p>47.703</text:p>
          </table:table-cell>
          <table:table-cell office:value-type="float" office:value="118.407" calcext:value-type="float">
            <text:p>118.407</text:p>
          </table:table-cell>
          <table:table-cell office:value-type="float" office:value="833.89" calcext:value-type="float">
            <text:p>833.89</text:p>
          </table:table-cell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47.5753" calcext:value-type="float">
            <text:p>47.5753</text:p>
          </table:table-cell>
          <table:table-cell office:value-type="float" office:value="118.004" calcext:value-type="float">
            <text:p>118.004</text:p>
          </table:table-cell>
          <table:table-cell office:value-type="float" office:value="834.421" calcext:value-type="float">
            <text:p>834.421</text:p>
          </table:table-cell>
        </table:table-row>
        <table:table-row table:style-name="ro1">
          <table:table-cell office:value-type="float" office:value="27.9" calcext:value-type="float">
            <text:p>27.9</text:p>
          </table:table-cell>
          <table:table-cell office:value-type="float" office:value="47.4404" calcext:value-type="float">
            <text:p>47.4404</text:p>
          </table:table-cell>
          <table:table-cell office:value-type="float" office:value="117.616" calcext:value-type="float">
            <text:p>117.616</text:p>
          </table:table-cell>
          <table:table-cell office:value-type="float" office:value="834.943" calcext:value-type="float">
            <text:p>834.94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7.2986" calcext:value-type="float">
            <text:p>47.2986</text:p>
          </table:table-cell>
          <table:table-cell office:value-type="float" office:value="117.243" calcext:value-type="float">
            <text:p>117.243</text:p>
          </table:table-cell>
          <table:table-cell office:value-type="float" office:value="835.458" calcext:value-type="float">
            <text:p>835.458</text:p>
          </table:table-cell>
        </table:table-row>
        <table:table-row table:style-name="ro1">
          <table:table-cell office:value-type="float" office:value="28.1" calcext:value-type="float">
            <text:p>28.1</text:p>
          </table:table-cell>
          <table:table-cell office:value-type="float" office:value="47.1502" calcext:value-type="float">
            <text:p>47.1502</text:p>
          </table:table-cell>
          <table:table-cell office:value-type="float" office:value="116.885" calcext:value-type="float">
            <text:p>116.885</text:p>
          </table:table-cell>
          <table:table-cell office:value-type="float" office:value="835.964" calcext:value-type="float">
            <text:p>835.964</text:p>
          </table:table-cell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46.9956" calcext:value-type="float">
            <text:p>46.9956</text:p>
          </table:table-cell>
          <table:table-cell office:value-type="float" office:value="116.542" calcext:value-type="float">
            <text:p>116.542</text:p>
          </table:table-cell>
          <table:table-cell office:value-type="float" office:value="836.462" calcext:value-type="float">
            <text:p>836.462</text:p>
          </table:table-cell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float" office:value="46.8352" calcext:value-type="float">
            <text:p>46.8352</text:p>
          </table:table-cell>
          <table:table-cell office:value-type="float" office:value="116.214" calcext:value-type="float">
            <text:p>116.214</text:p>
          </table:table-cell>
          <table:table-cell office:value-type="float" office:value="836.951" calcext:value-type="float">
            <text:p>836.951</text:p>
          </table:table-cell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46.6692" calcext:value-type="float">
            <text:p>46.6692</text:p>
          </table:table-cell>
          <table:table-cell office:value-type="float" office:value="115.9" calcext:value-type="float">
            <text:p>115.9</text:p>
          </table:table-cell>
          <table:table-cell office:value-type="float" office:value="837.431" calcext:value-type="float">
            <text:p>837.431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46.4981" calcext:value-type="float">
            <text:p>46.4981</text:p>
          </table:table-cell>
          <table:table-cell office:value-type="float" office:value="115.601" calcext:value-type="float">
            <text:p>115.601</text:p>
          </table:table-cell>
          <table:table-cell office:value-type="float" office:value="837.901" calcext:value-type="float">
            <text:p>837.901</text:p>
          </table:table-cell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46.3221" calcext:value-type="float">
            <text:p>46.3221</text:p>
          </table:table-cell>
          <table:table-cell office:value-type="float" office:value="115.316" calcext:value-type="float">
            <text:p>115.316</text:p>
          </table:table-cell>
          <table:table-cell office:value-type="float" office:value="838.362" calcext:value-type="float">
            <text:p>838.362</text:p>
          </table:table-cell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46.1416" calcext:value-type="float">
            <text:p>46.1416</text:p>
          </table:table-cell>
          <table:table-cell office:value-type="float" office:value="115.046" calcext:value-type="float">
            <text:p>115.046</text:p>
          </table:table-cell>
          <table:table-cell office:value-type="float" office:value="838.812" calcext:value-type="float">
            <text:p>838.812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45.9568" calcext:value-type="float">
            <text:p>45.9568</text:p>
          </table:table-cell>
          <table:table-cell office:value-type="float" office:value="114.79" calcext:value-type="float">
            <text:p>114.79</text:p>
          </table:table-cell>
          <table:table-cell office:value-type="float" office:value="839.253" calcext:value-type="float">
            <text:p>839.253</text:p>
          </table:table-cell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45.7682" calcext:value-type="float">
            <text:p>45.7682</text:p>
          </table:table-cell>
          <table:table-cell office:value-type="float" office:value="114.549" calcext:value-type="float">
            <text:p>114.549</text:p>
          </table:table-cell>
          <table:table-cell office:value-type="float" office:value="839.683" calcext:value-type="float">
            <text:p>839.68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5.576" calcext:value-type="float">
            <text:p>45.576</text:p>
          </table:table-cell>
          <table:table-cell office:value-type="float" office:value="114.321" calcext:value-type="float">
            <text:p>114.321</text:p>
          </table:table-cell>
          <table:table-cell office:value-type="float" office:value="840.103" calcext:value-type="float">
            <text:p>840.103</text:p>
          </table:table-cell>
        </table:table-row>
        <table:table-row table:style-name="ro1">
          <table:table-cell office:value-type="float" office:value="29.1" calcext:value-type="float">
            <text:p>29.1</text:p>
          </table:table-cell>
          <table:table-cell office:value-type="float" office:value="45.3805" calcext:value-type="float">
            <text:p>45.3805</text:p>
          </table:table-cell>
          <table:table-cell office:value-type="float" office:value="114.107" calcext:value-type="float">
            <text:p>114.107</text:p>
          </table:table-cell>
          <table:table-cell office:value-type="float" office:value="840.513" calcext:value-type="float">
            <text:p>840.513</text:p>
          </table:table-cell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45.1821" calcext:value-type="float">
            <text:p>45.1821</text:p>
          </table:table-cell>
          <table:table-cell office:value-type="float" office:value="113.907" calcext:value-type="float">
            <text:p>113.907</text:p>
          </table:table-cell>
          <table:table-cell office:value-type="float" office:value="840.911" calcext:value-type="float">
            <text:p>840.911</text:p>
          </table:table-cell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44.9809" calcext:value-type="float">
            <text:p>44.9809</text:p>
          </table:table-cell>
          <table:table-cell office:value-type="float" office:value="113.72" calcext:value-type="float">
            <text:p>113.72</text:p>
          </table:table-cell>
          <table:table-cell office:value-type="float" office:value="841.299" calcext:value-type="float">
            <text:p>841.299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44.7774" calcext:value-type="float">
            <text:p>44.7774</text:p>
          </table:table-cell>
          <table:table-cell office:value-type="float" office:value="113.547" calcext:value-type="float">
            <text:p>113.547</text:p>
          </table:table-cell>
          <table:table-cell office:value-type="float" office:value="841.676" calcext:value-type="float">
            <text:p>841.676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44.5718" calcext:value-type="float">
            <text:p>44.5718</text:p>
          </table:table-cell>
          <table:table-cell office:value-type="float" office:value="113.386" calcext:value-type="float">
            <text:p>113.386</text:p>
          </table:table-cell>
          <table:table-cell office:value-type="float" office:value="842.042" calcext:value-type="float">
            <text:p>842.042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44.3643" calcext:value-type="float">
            <text:p>44.3643</text:p>
          </table:table-cell>
          <table:table-cell office:value-type="float" office:value="113.239" calcext:value-type="float">
            <text:p>113.239</text:p>
          </table:table-cell>
          <table:table-cell office:value-type="float" office:value="842.396" calcext:value-type="float">
            <text:p>842.396</text:p>
          </table:table-cell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44.1552" calcext:value-type="float">
            <text:p>44.1552</text:p>
          </table:table-cell>
          <table:table-cell office:value-type="float" office:value="113.105" calcext:value-type="float">
            <text:p>113.105</text:p>
          </table:table-cell>
          <table:table-cell office:value-type="float" office:value="842.74" calcext:value-type="float">
            <text:p>842.74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43.9448" calcext:value-type="float">
            <text:p>43.9448</text:p>
          </table:table-cell>
          <table:table-cell office:value-type="float" office:value="112.983" calcext:value-type="float">
            <text:p>112.983</text:p>
          </table:table-cell>
          <table:table-cell office:value-type="float" office:value="843.072" calcext:value-type="float">
            <text:p>843.072</text:p>
          </table:table-cell>
        </table:table-row>
        <table:table-row table:style-name="ro1">
          <table:table-cell office:value-type="float" office:value="29.9" calcext:value-type="float">
            <text:p>29.9</text:p>
          </table:table-cell>
          <table:table-cell office:value-type="float" office:value="43.7333" calcext:value-type="float">
            <text:p>43.7333</text:p>
          </table:table-cell>
          <table:table-cell office:value-type="float" office:value="112.873" calcext:value-type="float">
            <text:p>112.873</text:p>
          </table:table-cell>
          <table:table-cell office:value-type="float" office:value="843.393" calcext:value-type="float">
            <text:p>843.39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.521" calcext:value-type="float">
            <text:p>43.521</text:p>
          </table:table-cell>
          <table:table-cell office:value-type="float" office:value="112.776" calcext:value-type="float">
            <text:p>112.776</text:p>
          </table:table-cell>
          <table:table-cell office:value-type="float" office:value="843.703" calcext:value-type="float">
            <text:p>843.703</text:p>
          </table:table-cell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43.3081" calcext:value-type="float">
            <text:p>43.3081</text:p>
          </table:table-cell>
          <table:table-cell office:value-type="float" office:value="112.69" calcext:value-type="float">
            <text:p>112.69</text:p>
          </table:table-cell>
          <table:table-cell office:value-type="float" office:value="844.002" calcext:value-type="float">
            <text:p>844.002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43.0948" calcext:value-type="float">
            <text:p>43.0948</text:p>
          </table:table-cell>
          <table:table-cell office:value-type="float" office:value="112.616" calcext:value-type="float">
            <text:p>112.616</text:p>
          </table:table-cell>
          <table:table-cell office:value-type="float" office:value="844.289" calcext:value-type="float">
            <text:p>844.289</text:p>
          </table:table-cell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42.8813" calcext:value-type="float">
            <text:p>42.8813</text:p>
          </table:table-cell>
          <table:table-cell office:value-type="float" office:value="112.554" calcext:value-type="float">
            <text:p>112.554</text:p>
          </table:table-cell>
          <table:table-cell office:value-type="float" office:value="844.565" calcext:value-type="float">
            <text:p>844.565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42.6679" calcext:value-type="float">
            <text:p>42.6679</text:p>
          </table:table-cell>
          <table:table-cell office:value-type="float" office:value="112.503" calcext:value-type="float">
            <text:p>112.503</text:p>
          </table:table-cell>
          <table:table-cell office:value-type="float" office:value="844.829" calcext:value-type="float">
            <text:p>844.829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42.4547" calcext:value-type="float">
            <text:p>42.4547</text:p>
          </table:table-cell>
          <table:table-cell office:value-type="float" office:value="112.463" calcext:value-type="float">
            <text:p>112.463</text:p>
          </table:table-cell>
          <table:table-cell office:value-type="float" office:value="845.083" calcext:value-type="float">
            <text:p>845.083</text:p>
          </table:table-cell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42.2419" calcext:value-type="float">
            <text:p>42.2419</text:p>
          </table:table-cell>
          <table:table-cell office:value-type="float" office:value="112.433" calcext:value-type="float">
            <text:p>112.433</text:p>
          </table:table-cell>
          <table:table-cell office:value-type="float" office:value="845.325" calcext:value-type="float">
            <text:p>845.325</text:p>
          </table:table-cell>
        </table:table-row>
        <table:table-row table:style-name="ro1">
          <table:table-cell office:value-type="float" office:value="30.7" calcext:value-type="float">
            <text:p>30.7</text:p>
          </table:table-cell>
          <table:table-cell office:value-type="float" office:value="42.0298" calcext:value-type="float">
            <text:p>42.0298</text:p>
          </table:table-cell>
          <table:table-cell office:value-type="float" office:value="112.415" calcext:value-type="float">
            <text:p>112.415</text:p>
          </table:table-cell>
          <table:table-cell office:value-type="float" office:value="845.556" calcext:value-type="float">
            <text:p>845.556</text:p>
          </table:table-cell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41.8184" calcext:value-type="float">
            <text:p>41.8184</text:p>
          </table:table-cell>
          <table:table-cell office:value-type="float" office:value="112.406" calcext:value-type="float">
            <text:p>112.406</text:p>
          </table:table-cell>
          <table:table-cell office:value-type="float" office:value="845.775" calcext:value-type="float">
            <text:p>845.775</text:p>
          </table:table-cell>
        </table:table-row>
        <table:table-row table:style-name="ro1">
          <table:table-cell office:value-type="float" office:value="30.9" calcext:value-type="float">
            <text:p>30.9</text:p>
          </table:table-cell>
          <table:table-cell office:value-type="float" office:value="41.608" calcext:value-type="float">
            <text:p>41.608</text:p>
          </table:table-cell>
          <table:table-cell office:value-type="float" office:value="112.408" calcext:value-type="float">
            <text:p>112.408</text:p>
          </table:table-cell>
          <table:table-cell office:value-type="float" office:value="845.984" calcext:value-type="float">
            <text:p>845.98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1.3988" calcext:value-type="float">
            <text:p>41.3988</text:p>
          </table:table-cell>
          <table:table-cell office:value-type="float" office:value="112.419" calcext:value-type="float">
            <text:p>112.419</text:p>
          </table:table-cell>
          <table:table-cell office:value-type="float" office:value="846.182" calcext:value-type="float">
            <text:p>846.182</text:p>
          </table:table-cell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float" office:value="41.1908" calcext:value-type="float">
            <text:p>41.1908</text:p>
          </table:table-cell>
          <table:table-cell office:value-type="float" office:value="112.44" calcext:value-type="float">
            <text:p>112.44</text:p>
          </table:table-cell>
          <table:table-cell office:value-type="float" office:value="846.369" calcext:value-type="float">
            <text:p>846.369</text:p>
          </table:table-cell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40.9842" calcext:value-type="float">
            <text:p>40.9842</text:p>
          </table:table-cell>
          <table:table-cell office:value-type="float" office:value="112.471" calcext:value-type="float">
            <text:p>112.471</text:p>
          </table:table-cell>
          <table:table-cell office:value-type="float" office:value="846.545" calcext:value-type="float">
            <text:p>846.545</text:p>
          </table:table-cell>
        </table:table-row>
        <table:table-row table:style-name="ro1">
          <table:table-cell office:value-type="float" office:value="31.3" calcext:value-type="float">
            <text:p>31.3</text:p>
          </table:table-cell>
          <table:table-cell office:value-type="float" office:value="40.7792" calcext:value-type="float">
            <text:p>40.7792</text:p>
          </table:table-cell>
          <table:table-cell office:value-type="float" office:value="112.51" calcext:value-type="float">
            <text:p>112.51</text:p>
          </table:table-cell>
          <table:table-cell office:value-type="float" office:value="846.711" calcext:value-type="float">
            <text:p>846.711</text:p>
          </table:table-cell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40.576" calcext:value-type="float">
            <text:p>40.576</text:p>
          </table:table-cell>
          <table:table-cell office:value-type="float" office:value="112.559" calcext:value-type="float">
            <text:p>112.559</text:p>
          </table:table-cell>
          <table:table-cell office:value-type="float" office:value="846.866" calcext:value-type="float">
            <text:p>846.866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40.3745" calcext:value-type="float">
            <text:p>40.3745</text:p>
          </table:table-cell>
          <table:table-cell office:value-type="float" office:value="112.616" calcext:value-type="float">
            <text:p>112.616</text:p>
          </table:table-cell>
          <table:table-cell office:value-type="float" office:value="847.01" calcext:value-type="float">
            <text:p>847.01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40.175" calcext:value-type="float">
            <text:p>40.175</text:p>
          </table:table-cell>
          <table:table-cell office:value-type="float" office:value="112.681" calcext:value-type="float">
            <text:p>112.681</text:p>
          </table:table-cell>
          <table:table-cell office:value-type="float" office:value="847.144" calcext:value-type="float">
            <text:p>847.144</text:p>
          </table:table-cell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39.9776" calcext:value-type="float">
            <text:p>39.9776</text:p>
          </table:table-cell>
          <table:table-cell office:value-type="float" office:value="112.755" calcext:value-type="float">
            <text:p>112.755</text:p>
          </table:table-cell>
          <table:table-cell office:value-type="float" office:value="847.268" calcext:value-type="float">
            <text:p>847.268</text:p>
          </table:table-cell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39.7824" calcext:value-type="float">
            <text:p>39.7824</text:p>
          </table:table-cell>
          <table:table-cell office:value-type="float" office:value="112.836" calcext:value-type="float">
            <text:p>112.836</text:p>
          </table:table-cell>
          <table:table-cell office:value-type="float" office:value="847.381" calcext:value-type="float">
            <text:p>847.381</text:p>
          </table:table-cell>
        </table:table-row>
        <table:table-row table:style-name="ro1">
          <table:table-cell office:value-type="float" office:value="31.9" calcext:value-type="float">
            <text:p>31.9</text:p>
          </table:table-cell>
          <table:table-cell office:value-type="float" office:value="39.5894" calcext:value-type="float">
            <text:p>39.5894</text:p>
          </table:table-cell>
          <table:table-cell office:value-type="float" office:value="112.925" calcext:value-type="float">
            <text:p>112.925</text:p>
          </table:table-cell>
          <table:table-cell office:value-type="float" office:value="847.485" calcext:value-type="float">
            <text:p>847.4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9.3988" calcext:value-type="float">
            <text:p>39.3988</text:p>
          </table:table-cell>
          <table:table-cell office:value-type="float" office:value="113.022" calcext:value-type="float">
            <text:p>113.022</text:p>
          </table:table-cell>
          <table:table-cell office:value-type="float" office:value="847.579" calcext:value-type="float">
            <text:p>847.579</text:p>
          </table:table-cell>
        </table:table-row>
        <table:table-row table:style-name="ro1">
          <table:table-cell office:value-type="float" office:value="32.1" calcext:value-type="float">
            <text:p>32.1</text:p>
          </table:table-cell>
          <table:table-cell office:value-type="float" office:value="39.2107" calcext:value-type="float">
            <text:p>39.2107</text:p>
          </table:table-cell>
          <table:table-cell office:value-type="float" office:value="113.126" calcext:value-type="float">
            <text:p>113.126</text:p>
          </table:table-cell>
          <table:table-cell office:value-type="float" office:value="847.663" calcext:value-type="float">
            <text:p>847.663</text:p>
          </table:table-cell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39.0251" calcext:value-type="float">
            <text:p>39.0251</text:p>
          </table:table-cell>
          <table:table-cell office:value-type="float" office:value="113.237" calcext:value-type="float">
            <text:p>113.237</text:p>
          </table:table-cell>
          <table:table-cell office:value-type="float" office:value="847.738" calcext:value-type="float">
            <text:p>847.738</text:p>
          </table:table-cell>
        </table:table-row>
        <table:table-row table:style-name="ro1">
          <table:table-cell office:value-type="float" office:value="32.3" calcext:value-type="float">
            <text:p>32.3</text:p>
          </table:table-cell>
          <table:table-cell office:value-type="float" office:value="38.8422" calcext:value-type="float">
            <text:p>38.8422</text:p>
          </table:table-cell>
          <table:table-cell office:value-type="float" office:value="113.355" calcext:value-type="float">
            <text:p>113.355</text:p>
          </table:table-cell>
          <table:table-cell office:value-type="float" office:value="847.803" calcext:value-type="float">
            <text:p>847.803</text:p>
          </table:table-cell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38.662" calcext:value-type="float">
            <text:p>38.662</text:p>
          </table:table-cell>
          <table:table-cell office:value-type="float" office:value="113.479" calcext:value-type="float">
            <text:p>113.479</text:p>
          </table:table-cell>
          <table:table-cell office:value-type="float" office:value="847.859" calcext:value-type="float">
            <text:p>847.859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38.4845" calcext:value-type="float">
            <text:p>38.4845</text:p>
          </table:table-cell>
          <table:table-cell office:value-type="float" office:value="113.61" calcext:value-type="float">
            <text:p>113.61</text:p>
          </table:table-cell>
          <table:table-cell office:value-type="float" office:value="847.906" calcext:value-type="float">
            <text:p>847.906</text:p>
          </table:table-cell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38.3099" calcext:value-type="float">
            <text:p>38.3099</text:p>
          </table:table-cell>
          <table:table-cell office:value-type="float" office:value="113.746" calcext:value-type="float">
            <text:p>113.746</text:p>
          </table:table-cell>
          <table:table-cell office:value-type="float" office:value="847.944" calcext:value-type="float">
            <text:p>847.944</text:p>
          </table:table-cell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38.1382" calcext:value-type="float">
            <text:p>38.1382</text:p>
          </table:table-cell>
          <table:table-cell office:value-type="float" office:value="113.889" calcext:value-type="float">
            <text:p>113.889</text:p>
          </table:table-cell>
          <table:table-cell office:value-type="float" office:value="847.973" calcext:value-type="float">
            <text:p>847.973</text:p>
          </table:table-cell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37.9695" calcext:value-type="float">
            <text:p>37.9695</text:p>
          </table:table-cell>
          <table:table-cell office:value-type="float" office:value="114.037" calcext:value-type="float">
            <text:p>114.037</text:p>
          </table:table-cell>
          <table:table-cell office:value-type="float" office:value="847.993" calcext:value-type="float">
            <text:p>847.993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37.8037" calcext:value-type="float">
            <text:p>37.8037</text:p>
          </table:table-cell>
          <table:table-cell office:value-type="float" office:value="114.191" calcext:value-type="float">
            <text:p>114.191</text:p>
          </table:table-cell>
          <table:table-cell office:value-type="float" office:value="848.006" calcext:value-type="float">
            <text:p>848.00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7.6411" calcext:value-type="float">
            <text:p>37.6411</text:p>
          </table:table-cell>
          <table:table-cell office:value-type="float" office:value="114.35" calcext:value-type="float">
            <text:p>114.35</text:p>
          </table:table-cell>
          <table:table-cell office:value-type="float" office:value="848.009" calcext:value-type="float">
            <text:p>848.009</text:p>
          </table:table-cell>
        </table:table-row>
        <table:table-row table:style-name="ro1">
          <table:table-cell office:value-type="float" office:value="33.1" calcext:value-type="float">
            <text:p>33.1</text:p>
          </table:table-cell>
          <table:table-cell office:value-type="float" office:value="37.4815" calcext:value-type="float">
            <text:p>37.4815</text:p>
          </table:table-cell>
          <table:table-cell office:value-type="float" office:value="114.513" calcext:value-type="float">
            <text:p>114.513</text:p>
          </table:table-cell>
          <table:table-cell office:value-type="float" office:value="848.005" calcext:value-type="float">
            <text:p>848.005</text:p>
          </table:table-cell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37.3251" calcext:value-type="float">
            <text:p>37.3251</text:p>
          </table:table-cell>
          <table:table-cell office:value-type="float" office:value="114.682" calcext:value-type="float">
            <text:p>114.682</text:p>
          </table:table-cell>
          <table:table-cell office:value-type="float" office:value="847.993" calcext:value-type="float">
            <text:p>847.993</text:p>
          </table:table-cell>
        </table:table-row>
        <table:table-row table:style-name="ro1">
          <table:table-cell office:value-type="float" office:value="33.3" calcext:value-type="float">
            <text:p>33.3</text:p>
          </table:table-cell>
          <table:table-cell office:value-type="float" office:value="37.1719" calcext:value-type="float">
            <text:p>37.1719</text:p>
          </table:table-cell>
          <table:table-cell office:value-type="float" office:value="114.855" calcext:value-type="float">
            <text:p>114.855</text:p>
          </table:table-cell>
          <table:table-cell office:value-type="float" office:value="847.973" calcext:value-type="float">
            <text:p>847.973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37.0219" calcext:value-type="float">
            <text:p>37.0219</text:p>
          </table:table-cell>
          <table:table-cell office:value-type="float" office:value="115.033" calcext:value-type="float">
            <text:p>115.033</text:p>
          </table:table-cell>
          <table:table-cell office:value-type="float" office:value="847.945" calcext:value-type="float">
            <text:p>847.945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6.8751" calcext:value-type="float">
            <text:p>36.8751</text:p>
          </table:table-cell>
          <table:table-cell office:value-type="float" office:value="115.214" calcext:value-type="float">
            <text:p>115.214</text:p>
          </table:table-cell>
          <table:table-cell office:value-type="float" office:value="847.911" calcext:value-type="float">
            <text:p>847.911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36.7316" calcext:value-type="float">
            <text:p>36.7316</text:p>
          </table:table-cell>
          <table:table-cell office:value-type="float" office:value="115.4" calcext:value-type="float">
            <text:p>115.4</text:p>
          </table:table-cell>
          <table:table-cell office:value-type="float" office:value="847.868" calcext:value-type="float">
            <text:p>847.868</text:p>
          </table:table-cell>
        </table:table-row>
        <table:table-row table:style-name="ro1">
          <table:table-cell office:value-type="float" office:value="33.7" calcext:value-type="float">
            <text:p>33.7</text:p>
          </table:table-cell>
          <table:table-cell office:value-type="float" office:value="36.5914" calcext:value-type="float">
            <text:p>36.5914</text:p>
          </table:table-cell>
          <table:table-cell office:value-type="float" office:value="115.589" calcext:value-type="float">
            <text:p>115.589</text:p>
          </table:table-cell>
          <table:table-cell office:value-type="float" office:value="847.819" calcext:value-type="float">
            <text:p>847.819</text:p>
          </table:table-cell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36.4545" calcext:value-type="float">
            <text:p>36.4545</text:p>
          </table:table-cell>
          <table:table-cell office:value-type="float" office:value="115.782" calcext:value-type="float">
            <text:p>115.782</text:p>
          </table:table-cell>
          <table:table-cell office:value-type="float" office:value="847.763" calcext:value-type="float">
            <text:p>847.763</text:p>
          </table:table-cell>
        </table:table-row>
        <table:table-row table:style-name="ro1">
          <table:table-cell office:value-type="float" office:value="33.9" calcext:value-type="float">
            <text:p>33.9</text:p>
          </table:table-cell>
          <table:table-cell office:value-type="float" office:value="36.3209" calcext:value-type="float">
            <text:p>36.3209</text:p>
          </table:table-cell>
          <table:table-cell office:value-type="float" office:value="115.978" calcext:value-type="float">
            <text:p>115.978</text:p>
          </table:table-cell>
          <table:table-cell office:value-type="float" office:value="847.701" calcext:value-type="float">
            <text:p>847.7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6.1907" calcext:value-type="float">
            <text:p>36.1907</text:p>
          </table:table-cell>
          <table:table-cell office:value-type="float" office:value="116.178" calcext:value-type="float">
            <text:p>116.178</text:p>
          </table:table-cell>
          <table:table-cell office:value-type="float" office:value="847.631" calcext:value-type="float">
            <text:p>847.631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36.0639" calcext:value-type="float">
            <text:p>36.0639</text:p>
          </table:table-cell>
          <table:table-cell office:value-type="float" office:value="116.38" calcext:value-type="float">
            <text:p>116.38</text:p>
          </table:table-cell>
          <table:table-cell office:value-type="float" office:value="847.556" calcext:value-type="float">
            <text:p>847.556</text:p>
          </table:table-cell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35.9404" calcext:value-type="float">
            <text:p>35.9404</text:p>
          </table:table-cell>
          <table:table-cell office:value-type="float" office:value="116.585" calcext:value-type="float">
            <text:p>116.585</text:p>
          </table:table-cell>
          <table:table-cell office:value-type="float" office:value="847.474" calcext:value-type="float">
            <text:p>847.474</text:p>
          </table:table-cell>
        </table:table-row>
        <table:table-row table:style-name="ro1">
          <table:table-cell office:value-type="float" office:value="34.3" calcext:value-type="float">
            <text:p>34.3</text:p>
          </table:table-cell>
          <table:table-cell office:value-type="float" office:value="35.8203" calcext:value-type="float">
            <text:p>35.8203</text:p>
          </table:table-cell>
          <table:table-cell office:value-type="float" office:value="116.793" calcext:value-type="float">
            <text:p>116.793</text:p>
          </table:table-cell>
          <table:table-cell office:value-type="float" office:value="847.387" calcext:value-type="float">
            <text:p>847.387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35.7035" calcext:value-type="float">
            <text:p>35.7035</text:p>
          </table:table-cell>
          <table:table-cell office:value-type="float" office:value="117.003" calcext:value-type="float">
            <text:p>117.003</text:p>
          </table:table-cell>
          <table:table-cell office:value-type="float" office:value="847.293" calcext:value-type="float">
            <text:p>847.293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5.5902" calcext:value-type="float">
            <text:p>35.5902</text:p>
          </table:table-cell>
          <table:table-cell office:value-type="float" office:value="117.215" calcext:value-type="float">
            <text:p>117.215</text:p>
          </table:table-cell>
          <table:table-cell office:value-type="float" office:value="847.195" calcext:value-type="float">
            <text:p>847.195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35.4802" calcext:value-type="float">
            <text:p>35.4802</text:p>
          </table:table-cell>
          <table:table-cell office:value-type="float" office:value="117.429" calcext:value-type="float">
            <text:p>117.429</text:p>
          </table:table-cell>
          <table:table-cell office:value-type="float" office:value="847.09" calcext:value-type="float">
            <text:p>847.09</text:p>
          </table:table-cell>
        </table:table-row>
        <table:table-row table:style-name="ro1">
          <table:table-cell office:value-type="float" office:value="34.7" calcext:value-type="float">
            <text:p>34.7</text:p>
          </table:table-cell>
          <table:table-cell office:value-type="float" office:value="35.3737" calcext:value-type="float">
            <text:p>35.3737</text:p>
          </table:table-cell>
          <table:table-cell office:value-type="float" office:value="117.646" calcext:value-type="float">
            <text:p>117.646</text:p>
          </table:table-cell>
          <table:table-cell office:value-type="float" office:value="846.981" calcext:value-type="float">
            <text:p>846.981</text:p>
          </table:table-cell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35.2705" calcext:value-type="float">
            <text:p>35.2705</text:p>
          </table:table-cell>
          <table:table-cell office:value-type="float" office:value="117.863" calcext:value-type="float">
            <text:p>117.863</text:p>
          </table:table-cell>
          <table:table-cell office:value-type="float" office:value="846.866" calcext:value-type="float">
            <text:p>846.866</text:p>
          </table:table-cell>
        </table:table-row>
        <table:table-row table:style-name="ro1">
          <table:table-cell office:value-type="float" office:value="34.9" calcext:value-type="float">
            <text:p>34.9</text:p>
          </table:table-cell>
          <table:table-cell office:value-type="float" office:value="35.1706" calcext:value-type="float">
            <text:p>35.1706</text:p>
          </table:table-cell>
          <table:table-cell office:value-type="float" office:value="118.083" calcext:value-type="float">
            <text:p>118.083</text:p>
          </table:table-cell>
          <table:table-cell office:value-type="float" office:value="846.747" calcext:value-type="float">
            <text:p>846.74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5.0742" calcext:value-type="float">
            <text:p>35.0742</text:p>
          </table:table-cell>
          <table:table-cell office:value-type="float" office:value="118.303" calcext:value-type="float">
            <text:p>118.303</text:p>
          </table:table-cell>
          <table:table-cell office:value-type="float" office:value="846.623" calcext:value-type="float">
            <text:p>846.623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34.9811" calcext:value-type="float">
            <text:p>34.9811</text:p>
          </table:table-cell>
          <table:table-cell office:value-type="float" office:value="118.525" calcext:value-type="float">
            <text:p>118.525</text:p>
          </table:table-cell>
          <table:table-cell office:value-type="float" office:value="846.494" calcext:value-type="float">
            <text:p>846.494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34.8913" calcext:value-type="float">
            <text:p>34.8913</text:p>
          </table:table-cell>
          <table:table-cell office:value-type="float" office:value="118.748" calcext:value-type="float">
            <text:p>118.748</text:p>
          </table:table-cell>
          <table:table-cell office:value-type="float" office:value="846.361" calcext:value-type="float">
            <text:p>846.361</text:p>
          </table:table-cell>
        </table:table-row>
        <table:table-row table:style-name="ro1">
          <table:table-cell office:value-type="float" office:value="35.3" calcext:value-type="float">
            <text:p>35.3</text:p>
          </table:table-cell>
          <table:table-cell office:value-type="float" office:value="34.8049" calcext:value-type="float">
            <text:p>34.8049</text:p>
          </table:table-cell>
          <table:table-cell office:value-type="float" office:value="118.971" calcext:value-type="float">
            <text:p>118.971</text:p>
          </table:table-cell>
          <table:table-cell office:value-type="float" office:value="846.224" calcext:value-type="float">
            <text:p>846.224</text:p>
          </table:table-cell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34.7218" calcext:value-type="float">
            <text:p>34.7218</text:p>
          </table:table-cell>
          <table:table-cell office:value-type="float" office:value="119.195" calcext:value-type="float">
            <text:p>119.195</text:p>
          </table:table-cell>
          <table:table-cell office:value-type="float" office:value="846.083" calcext:value-type="float">
            <text:p>846.083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6421" calcext:value-type="float">
            <text:p>34.6421</text:p>
          </table:table-cell>
          <table:table-cell office:value-type="float" office:value="119.42" calcext:value-type="float">
            <text:p>119.42</text:p>
          </table:table-cell>
          <table:table-cell office:value-type="float" office:value="845.938" calcext:value-type="float">
            <text:p>845.938</text:p>
          </table:table-cell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34.5656" calcext:value-type="float">
            <text:p>34.5656</text:p>
          </table:table-cell>
          <table:table-cell office:value-type="float" office:value="119.645" calcext:value-type="float">
            <text:p>119.645</text:p>
          </table:table-cell>
          <table:table-cell office:value-type="float" office:value="845.79" calcext:value-type="float">
            <text:p>845.79</text:p>
          </table:table-cell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34.4924" calcext:value-type="float">
            <text:p>34.4924</text:p>
          </table:table-cell>
          <table:table-cell office:value-type="float" office:value="119.87" calcext:value-type="float">
            <text:p>119.87</text:p>
          </table:table-cell>
          <table:table-cell office:value-type="float" office:value="845.638" calcext:value-type="float">
            <text:p>845.638</text:p>
          </table:table-cell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34.4224" calcext:value-type="float">
            <text:p>34.4224</text:p>
          </table:table-cell>
          <table:table-cell office:value-type="float" office:value="120.095" calcext:value-type="float">
            <text:p>120.095</text:p>
          </table:table-cell>
          <table:table-cell office:value-type="float" office:value="845.483" calcext:value-type="float">
            <text:p>845.483</text:p>
          </table:table-cell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34.3557" calcext:value-type="float">
            <text:p>34.3557</text:p>
          </table:table-cell>
          <table:table-cell office:value-type="float" office:value="120.32" calcext:value-type="float">
            <text:p>120.32</text:p>
          </table:table-cell>
          <table:table-cell office:value-type="float" office:value="845.324" calcext:value-type="float">
            <text:p>845.32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.2922" calcext:value-type="float">
            <text:p>34.2922</text:p>
          </table:table-cell>
          <table:table-cell office:value-type="float" office:value="120.545" calcext:value-type="float">
            <text:p>120.545</text:p>
          </table:table-cell>
          <table:table-cell office:value-type="float" office:value="845.163" calcext:value-type="float">
            <text:p>845.163</text:p>
          </table:table-cell>
        </table:table-row>
        <table:table-row table:style-name="ro1">
          <table:table-cell office:value-type="float" office:value="36.1" calcext:value-type="float">
            <text:p>36.1</text:p>
          </table:table-cell>
          <table:table-cell office:value-type="float" office:value="34.2319" calcext:value-type="float">
            <text:p>34.2319</text:p>
          </table:table-cell>
          <table:table-cell office:value-type="float" office:value="120.769" calcext:value-type="float">
            <text:p>120.769</text:p>
          </table:table-cell>
          <table:table-cell office:value-type="float" office:value="844.999" calcext:value-type="float">
            <text:p>844.999</text:p>
          </table:table-cell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34.1748" calcext:value-type="float">
            <text:p>34.1748</text:p>
          </table:table-cell>
          <table:table-cell office:value-type="float" office:value="120.993" calcext:value-type="float">
            <text:p>120.993</text:p>
          </table:table-cell>
          <table:table-cell office:value-type="float" office:value="844.832" calcext:value-type="float">
            <text:p>844.832</text:p>
          </table:table-cell>
        </table:table-row>
        <table:table-row table:style-name="ro1">
          <table:table-cell office:value-type="float" office:value="36.3" calcext:value-type="float">
            <text:p>36.3</text:p>
          </table:table-cell>
          <table:table-cell office:value-type="float" office:value="34.1208" calcext:value-type="float">
            <text:p>34.1208</text:p>
          </table:table-cell>
          <table:table-cell office:value-type="float" office:value="121.216" calcext:value-type="float">
            <text:p>121.216</text:p>
          </table:table-cell>
          <table:table-cell office:value-type="float" office:value="844.663" calcext:value-type="float">
            <text:p>844.663</text:p>
          </table:table-cell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34.07" calcext:value-type="float">
            <text:p>34.07</text:p>
          </table:table-cell>
          <table:table-cell office:value-type="float" office:value="121.438" calcext:value-type="float">
            <text:p>121.438</text:p>
          </table:table-cell>
          <table:table-cell office:value-type="float" office:value="844.492" calcext:value-type="float">
            <text:p>844.4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03T14:00:06.419606276</dc:date>
    <meta:editing-duration>PT4M24S</meta:editing-duration>
    <meta:editing-cycles>1</meta:editing-cycles>
    <meta:document-statistic meta:table-count="1" meta:cell-count="1464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251cm" svg:height="12.485cm" xlink:href=".." xlink:type="simple" chart:class="chart:line" chart:style-name="ch1">
        <chart:title svg:x="3.382cm" svg:y="0.385cm" chart:style-name="ch2">
          <text:p>100 Infectados, 800 susceptibles y 100 recuperados</text:p>
        </chart:title>
        <chart:legend chart:legend-position="end" svg:x="15.669cm" svg:y="5.445cm" style:legend-expansion="high" chart:style-name="ch3"/>
        <chart:plot-area chart:style-name="ch4" table:cell-range-address="100i_800s_100r.A1:100i_800s_100r.D366" chart:data-source-has-labels="both" svg:x="1.356cm" svg:y="1.413cm" svg:width="13.968cm" svg:height="9.842cm">
          <chart:coordinate-region svg:x="2.348cm" svg:y="1.612cm" svg:width="12.976cm" svg:height="8.645cm"/>
          <chart:axis chart:dimension="x" chart:name="primary-x" chart:style-name="ch5" chartooo:axis-type="auto">
            <chartooo:date-scale/>
            <chart:title svg:x="7.066cm" svg:y="11.504cm" chart:style-name="ch6">
              <text:p>Tiempo (en días)</text:p>
            </chart:title>
            <chart:categories table:cell-range-address="100i_800s_100r.A2:100i_800s_100r.A366"/>
          </chart:axis>
          <chart:axis chart:dimension="y" chart:name="primary-y" chart:style-name="ch5">
            <chart:title svg:x="0.451cm" svg:y="7.979cm" chart:style-name="ch7">
              <text:p>Número de individuos</text:p>
            </chart:title>
            <chart:grid chart:style-name="ch8" chart:class="major"/>
          </chart:axis>
          <chart:series chart:style-name="ch9" chart:values-cell-range-address="100i_800s_100r.B2:100i_800s_100r.B366" chart:label-cell-address="100i_800s_100r.B1:100i_800s_100r.B1" chart:class="chart:line">
            <chart:data-point chart:repeated="365"/>
          </chart:series>
          <chart:series chart:style-name="ch10" chart:values-cell-range-address="100i_800s_100r.C2:100i_800s_100r.C366" chart:label-cell-address="100i_800s_100r.C1:100i_800s_100r.C1" chart:class="chart:line">
            <chart:data-point chart:repeated="365"/>
          </chart:series>
          <chart:series chart:style-name="ch11" chart:values-cell-range-address="100i_800s_100r.D2:100i_800s_100r.D366" chart:label-cell-address="100i_800s_100r.D1:100i_800s_100r.D1" chart:class="chart:line">
            <chart:data-point chart:repeated="3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</text:p>
                <draw:g>
                  <svg:desc>100i_800s_100r.B1:100i_800s_100r.B1</svg:desc>
                </draw:g>
              </table:table-cell>
              <table:table-cell office:value-type="string">
                <text:p>S</text:p>
                <draw:g>
                  <svg:desc>100i_800s_100r.C1:100i_800s_100r.C1</svg:desc>
                </draw:g>
              </table:table-cell>
              <table:table-cell office:value-type="string">
                <text:p>R</text:p>
                <draw:g>
                  <svg:desc>100i_800s_100r.D1:100i_800s_100r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100i_800s_100r.A2:100i_800s_100r.A366</svg:desc>
                </draw:g>
              </table:table-cell>
              <table:table-cell office:value-type="float" office:value="100">
                <text:p>100</text:p>
                <draw:g>
                  <svg:desc>100i_800s_100r.B2:100i_800s_100r.B366</svg:desc>
                </draw:g>
              </table:table-cell>
              <table:table-cell office:value-type="float" office:value="800">
                <text:p>800</text:p>
                <draw:g>
                  <svg:desc>100i_800s_100r.C2:100i_800s_100r.C366</svg:desc>
                </draw:g>
              </table:table-cell>
              <table:table-cell office:value-type="float" office:value="100">
                <text:p>100</text:p>
                <draw:g>
                  <svg:desc>100i_800s_100r.D2:100i_800s_100r.D366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28.538">
                <text:p>128.538</text:p>
              </table:table-cell>
              <table:table-cell office:value-type="float" office:value="766.334">
                <text:p>766.334</text:p>
              </table:table-cell>
              <table:table-cell office:value-type="float" office:value="105.128">
                <text:p>105.128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63.139">
                <text:p>163.139</text:p>
              </table:table-cell>
              <table:table-cell office:value-type="float" office:value="725.114">
                <text:p>725.114</text:p>
              </table:table-cell>
              <table:table-cell office:value-type="float" office:value="111.747">
                <text:p>111.747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203.867">
                <text:p>203.867</text:p>
              </table:table-cell>
              <table:table-cell office:value-type="float" office:value="675.974">
                <text:p>675.974</text:p>
              </table:table-cell>
              <table:table-cell office:value-type="float" office:value="120.16">
                <text:p>120.16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250.099">
                <text:p>250.099</text:p>
              </table:table-cell>
              <table:table-cell office:value-type="float" office:value="619.24">
                <text:p>619.24</text:p>
              </table:table-cell>
              <table:table-cell office:value-type="float" office:value="130.661">
                <text:p>130.66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300.344">
                <text:p>300.344</text:p>
              </table:table-cell>
              <table:table-cell office:value-type="float" office:value="556.152">
                <text:p>556.152</text:p>
              </table:table-cell>
              <table:table-cell office:value-type="float" office:value="143.504">
                <text:p>143.504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352.24">
                <text:p>352.24</text:p>
              </table:table-cell>
              <table:table-cell office:value-type="float" office:value="488.904">
                <text:p>488.904</text:p>
              </table:table-cell>
              <table:table-cell office:value-type="float" office:value="158.856">
                <text:p>158.856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402.808">
                <text:p>402.808</text:p>
              </table:table-cell>
              <table:table-cell office:value-type="float" office:value="420.437">
                <text:p>420.437</text:p>
              </table:table-cell>
              <table:table-cell office:value-type="float" office:value="176.756">
                <text:p>176.756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448.95">
                <text:p>448.95</text:p>
              </table:table-cell>
              <table:table-cell office:value-type="float" office:value="353.958">
                <text:p>353.958</text:p>
              </table:table-cell>
              <table:table-cell office:value-type="float" office:value="197.092">
                <text:p>197.092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488.046">
                <text:p>488.046</text:p>
              </table:table-cell>
              <table:table-cell office:value-type="float" office:value="292.351">
                <text:p>292.351</text:p>
              </table:table-cell>
              <table:table-cell office:value-type="float" office:value="219.602">
                <text:p>219.60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18.411">
                <text:p>518.411</text:p>
              </table:table-cell>
              <table:table-cell office:value-type="float" office:value="237.682">
                <text:p>237.682</text:p>
              </table:table-cell>
              <table:table-cell office:value-type="float" office:value="243.907">
                <text:p>243.907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539.46">
                <text:p>539.46</text:p>
              </table:table-cell>
              <table:table-cell office:value-type="float" office:value="190.983">
                <text:p>190.983</text:p>
              </table:table-cell>
              <table:table-cell office:value-type="float" office:value="269.557">
                <text:p>269.557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551.578">
                <text:p>551.578</text:p>
              </table:table-cell>
              <table:table-cell office:value-type="float" office:value="152.336">
                <text:p>152.336</text:p>
              </table:table-cell>
              <table:table-cell office:value-type="float" office:value="296.086">
                <text:p>296.086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555.805">
                <text:p>555.805</text:p>
              </table:table-cell>
              <table:table-cell office:value-type="float" office:value="121.136">
                <text:p>121.136</text:p>
              </table:table-cell>
              <table:table-cell office:value-type="float" office:value="323.059">
                <text:p>323.059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553.497">
                <text:p>553.497</text:p>
              </table:table-cell>
              <table:table-cell office:value-type="float" office:value="96.4059">
                <text:p>96.4059</text:p>
              </table:table-cell>
              <table:table-cell office:value-type="float" office:value="350.097">
                <text:p>350.09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546.06">
                <text:p>546.06</text:p>
              </table:table-cell>
              <table:table-cell office:value-type="float" office:value="77.0488">
                <text:p>77.0488</text:p>
              </table:table-cell>
              <table:table-cell office:value-type="float" office:value="376.891">
                <text:p>376.891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534.778">
                <text:p>534.778</text:p>
              </table:table-cell>
              <table:table-cell office:value-type="float" office:value="62.0186">
                <text:p>62.0186</text:p>
              </table:table-cell>
              <table:table-cell office:value-type="float" office:value="403.204">
                <text:p>403.204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520.742">
                <text:p>520.742</text:p>
              </table:table-cell>
              <table:table-cell office:value-type="float" office:value="50.4005">
                <text:p>50.4005</text:p>
              </table:table-cell>
              <table:table-cell office:value-type="float" office:value="428.857">
                <text:p>428.857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504.835">
                <text:p>504.835</text:p>
              </table:table-cell>
              <table:table-cell office:value-type="float" office:value="41.4383">
                <text:p>41.4383</text:p>
              </table:table-cell>
              <table:table-cell office:value-type="float" office:value="453.727">
                <text:p>453.727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487.741">
                <text:p>487.741</text:p>
              </table:table-cell>
              <table:table-cell office:value-type="float" office:value="34.5286">
                <text:p>34.5286</text:p>
              </table:table-cell>
              <table:table-cell office:value-type="float" office:value="477.73">
                <text:p>477.7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69.983">
                <text:p>469.983</text:p>
              </table:table-cell>
              <table:table-cell office:value-type="float" office:value="29.2005">
                <text:p>29.2005</text:p>
              </table:table-cell>
              <table:table-cell office:value-type="float" office:value="500.817">
                <text:p>500.817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451.948">
                <text:p>451.948</text:p>
              </table:table-cell>
              <table:table-cell office:value-type="float" office:value="25.0916">
                <text:p>25.0916</text:p>
              </table:table-cell>
              <table:table-cell office:value-type="float" office:value="522.96">
                <text:p>522.96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433.922">
                <text:p>433.922</text:p>
              </table:table-cell>
              <table:table-cell office:value-type="float" office:value="21.9251">
                <text:p>21.9251</text:p>
              </table:table-cell>
              <table:table-cell office:value-type="float" office:value="544.153">
                <text:p>544.153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416.109">
                <text:p>416.109</text:p>
              </table:table-cell>
              <table:table-cell office:value-type="float" office:value="19.4903">
                <text:p>19.4903</text:p>
              </table:table-cell>
              <table:table-cell office:value-type="float" office:value="564.401">
                <text:p>564.401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398.655">
                <text:p>398.655</text:p>
              </table:table-cell>
              <table:table-cell office:value-type="float" office:value="17.6271">
                <text:p>17.6271</text:p>
              </table:table-cell>
              <table:table-cell office:value-type="float" office:value="583.718">
                <text:p>583.718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381.662">
                <text:p>381.662</text:p>
              </table:table-cell>
              <table:table-cell office:value-type="float" office:value="16.2134">
                <text:p>16.2134</text:p>
              </table:table-cell>
              <table:table-cell office:value-type="float" office:value="602.125">
                <text:p>602.125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365.195">
                <text:p>365.195</text:p>
              </table:table-cell>
              <table:table-cell office:value-type="float" office:value="15.1558">
                <text:p>15.1558</text:p>
              </table:table-cell>
              <table:table-cell office:value-type="float" office:value="619.649">
                <text:p>619.649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349.299">
                <text:p>349.299</text:p>
              </table:table-cell>
              <table:table-cell office:value-type="float" office:value="14.3826">
                <text:p>14.3826</text:p>
              </table:table-cell>
              <table:table-cell office:value-type="float" office:value="636.319">
                <text:p>636.319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333.997">
                <text:p>333.997</text:p>
              </table:table-cell>
              <table:table-cell office:value-type="float" office:value="13.8387">
                <text:p>13.8387</text:p>
              </table:table-cell>
              <table:table-cell office:value-type="float" office:value="652.164">
                <text:p>652.164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319.301">
                <text:p>319.301</text:p>
              </table:table-cell>
              <table:table-cell office:value-type="float" office:value="13.4813">
                <text:p>13.4813</text:p>
              </table:table-cell>
              <table:table-cell office:value-type="float" office:value="667.218">
                <text:p>667.21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05.212">
                <text:p>305.212</text:p>
              </table:table-cell>
              <table:table-cell office:value-type="float" office:value="13.2768">
                <text:p>13.2768</text:p>
              </table:table-cell>
              <table:table-cell office:value-type="float" office:value="681.511">
                <text:p>681.511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291.724">
                <text:p>291.724</text:p>
              </table:table-cell>
              <table:table-cell office:value-type="float" office:value="13.1993">
                <text:p>13.1993</text:p>
              </table:table-cell>
              <table:table-cell office:value-type="float" office:value="695.076">
                <text:p>695.076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278.827">
                <text:p>278.827</text:p>
              </table:table-cell>
              <table:table-cell office:value-type="float" office:value="13.2279">
                <text:p>13.2279</text:p>
              </table:table-cell>
              <table:table-cell office:value-type="float" office:value="707.945">
                <text:p>707.945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266.505">
                <text:p>266.505</text:p>
              </table:table-cell>
              <table:table-cell office:value-type="float" office:value="13.3464">
                <text:p>13.3464</text:p>
              </table:table-cell>
              <table:table-cell office:value-type="float" office:value="720.148">
                <text:p>720.148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254.743">
                <text:p>254.743</text:p>
              </table:table-cell>
              <table:table-cell office:value-type="float" office:value="13.5416">
                <text:p>13.5416</text:p>
              </table:table-cell>
              <table:table-cell office:value-type="float" office:value="731.716">
                <text:p>731.716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243.521">
                <text:p>243.521</text:p>
              </table:table-cell>
              <table:table-cell office:value-type="float" office:value="13.8031">
                <text:p>13.8031</text:p>
              </table:table-cell>
              <table:table-cell office:value-type="float" office:value="742.676">
                <text:p>742.676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232.819">
                <text:p>232.819</text:p>
              </table:table-cell>
              <table:table-cell office:value-type="float" office:value="14.1223">
                <text:p>14.1223</text:p>
              </table:table-cell>
              <table:table-cell office:value-type="float" office:value="753.059">
                <text:p>753.059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222.618">
                <text:p>222.618</text:p>
              </table:table-cell>
              <table:table-cell office:value-type="float" office:value="14.4923">
                <text:p>14.4923</text:p>
              </table:table-cell>
              <table:table-cell office:value-type="float" office:value="762.89">
                <text:p>762.89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212.897">
                <text:p>212.897</text:p>
              </table:table-cell>
              <table:table-cell office:value-type="float" office:value="14.9076">
                <text:p>14.9076</text:p>
              </table:table-cell>
              <table:table-cell office:value-type="float" office:value="772.195">
                <text:p>772.195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203.636">
                <text:p>203.636</text:p>
              </table:table-cell>
              <table:table-cell office:value-type="float" office:value="15.3635">
                <text:p>15.3635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94.815">
                <text:p>194.815</text:p>
              </table:table-cell>
              <table:table-cell office:value-type="float" office:value="15.8562">
                <text:p>15.8562</text:p>
              </table:table-cell>
              <table:table-cell office:value-type="float" office:value="789.329">
                <text:p>789.329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186.415">
                <text:p>186.415</text:p>
              </table:table-cell>
              <table:table-cell office:value-type="float" office:value="16.3825">
                <text:p>16.3825</text:p>
              </table:table-cell>
              <table:table-cell office:value-type="float" office:value="797.203">
                <text:p>797.203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178.415">
                <text:p>178.415</text:p>
              </table:table-cell>
              <table:table-cell office:value-type="float" office:value="16.9397">
                <text:p>16.9397</text:p>
              </table:table-cell>
              <table:table-cell office:value-type="float" office:value="804.645">
                <text:p>804.645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170.798">
                <text:p>170.798</text:p>
              </table:table-cell>
              <table:table-cell office:value-type="float" office:value="17.5255">
                <text:p>17.5255</text:p>
              </table:table-cell>
              <table:table-cell office:value-type="float" office:value="811.676">
                <text:p>811.676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163.546">
                <text:p>163.546</text:p>
              </table:table-cell>
              <table:table-cell office:value-type="float" office:value="18.1381">
                <text:p>18.1381</text:p>
              </table:table-cell>
              <table:table-cell office:value-type="float" office:value="818.316">
                <text:p>818.316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156.642">
                <text:p>156.642</text:p>
              </table:table-cell>
              <table:table-cell office:value-type="float" office:value="18.7759">
                <text:p>18.7759</text:p>
              </table:table-cell>
              <table:table-cell office:value-type="float" office:value="824.582">
                <text:p>824.582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150.068">
                <text:p>150.068</text:p>
              </table:table-cell>
              <table:table-cell office:value-type="float" office:value="19.4374">
                <text:p>19.4374</text:p>
              </table:table-cell>
              <table:table-cell office:value-type="float" office:value="830.494">
                <text:p>830.494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143.81">
                <text:p>143.81</text:p>
              </table:table-cell>
              <table:table-cell office:value-type="float" office:value="20.1214">
                <text:p>20.1214</text:p>
              </table:table-cell>
              <table:table-cell office:value-type="float" office:value="836.069">
                <text:p>836.069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137.851">
                <text:p>137.851</text:p>
              </table:table-cell>
              <table:table-cell office:value-type="float" office:value="20.8269">
                <text:p>20.8269</text:p>
              </table:table-cell>
              <table:table-cell office:value-type="float" office:value="841.322">
                <text:p>841.322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132.178">
                <text:p>132.178</text:p>
              </table:table-cell>
              <table:table-cell office:value-type="float" office:value="21.5529">
                <text:p>21.5529</text:p>
              </table:table-cell>
              <table:table-cell office:value-type="float" office:value="846.269">
                <text:p>846.26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6.776">
                <text:p>126.776</text:p>
              </table:table-cell>
              <table:table-cell office:value-type="float" office:value="22.2985">
                <text:p>22.2985</text:p>
              </table:table-cell>
              <table:table-cell office:value-type="float" office:value="850.926">
                <text:p>850.926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121.632">
                <text:p>121.632</text:p>
              </table:table-cell>
              <table:table-cell office:value-type="float" office:value="23.0631">
                <text:p>23.0631</text:p>
              </table:table-cell>
              <table:table-cell office:value-type="float" office:value="855.305">
                <text:p>855.305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116.733">
                <text:p>116.733</text:p>
              </table:table-cell>
              <table:table-cell office:value-type="float" office:value="23.8459">
                <text:p>23.8459</text:p>
              </table:table-cell>
              <table:table-cell office:value-type="float" office:value="859.421">
                <text:p>859.421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112.068">
                <text:p>112.068</text:p>
              </table:table-cell>
              <table:table-cell office:value-type="float" office:value="24.6464">
                <text:p>24.6464</text:p>
              </table:table-cell>
              <table:table-cell office:value-type="float" office:value="863.286">
                <text:p>863.286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107.624">
                <text:p>107.624</text:p>
              </table:table-cell>
              <table:table-cell office:value-type="float" office:value="25.4639">
                <text:p>25.4639</text:p>
              </table:table-cell>
              <table:table-cell office:value-type="float" office:value="866.912">
                <text:p>866.912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103.392">
                <text:p>103.392</text:p>
              </table:table-cell>
              <table:table-cell office:value-type="float" office:value="26.298">
                <text:p>26.298</text:p>
              </table:table-cell>
              <table:table-cell office:value-type="float" office:value="870.31">
                <text:p>870.31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99.3593">
                <text:p>99.3593</text:p>
              </table:table-cell>
              <table:table-cell office:value-type="float" office:value="27.1482">
                <text:p>27.1482</text:p>
              </table:table-cell>
              <table:table-cell office:value-type="float" office:value="873.492">
                <text:p>873.492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95.5176">
                <text:p>95.5176</text:p>
              </table:table-cell>
              <table:table-cell office:value-type="float" office:value="28.0139">
                <text:p>28.0139</text:p>
              </table:table-cell>
              <table:table-cell office:value-type="float" office:value="876.468">
                <text:p>876.468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91.857">
                <text:p>91.857</text:p>
              </table:table-cell>
              <table:table-cell office:value-type="float" office:value="28.8948">
                <text:p>28.8948</text:p>
              </table:table-cell>
              <table:table-cell office:value-type="float" office:value="879.248">
                <text:p>879.248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88.3685">
                <text:p>88.3685</text:p>
              </table:table-cell>
              <table:table-cell office:value-type="float" office:value="29.7904">
                <text:p>29.7904</text:p>
              </table:table-cell>
              <table:table-cell office:value-type="float" office:value="881.841">
                <text:p>881.84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5.0437">
                <text:p>85.0437</text:p>
              </table:table-cell>
              <table:table-cell office:value-type="float" office:value="30.7003">
                <text:p>30.7003</text:p>
              </table:table-cell>
              <table:table-cell office:value-type="float" office:value="884.256">
                <text:p>884.256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81.8745">
                <text:p>81.8745</text:p>
              </table:table-cell>
              <table:table-cell office:value-type="float" office:value="31.6242">
                <text:p>31.6242</text:p>
              </table:table-cell>
              <table:table-cell office:value-type="float" office:value="886.501">
                <text:p>886.501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78.8532">
                <text:p>78.8532</text:p>
              </table:table-cell>
              <table:table-cell office:value-type="float" office:value="32.5616">
                <text:p>32.5616</text:p>
              </table:table-cell>
              <table:table-cell office:value-type="float" office:value="888.585">
                <text:p>888.585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75.9725">
                <text:p>75.9725</text:p>
              </table:table-cell>
              <table:table-cell office:value-type="float" office:value="33.5122">
                <text:p>33.5122</text:p>
              </table:table-cell>
              <table:table-cell office:value-type="float" office:value="890.515">
                <text:p>890.515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73.2254">
                <text:p>73.2254</text:p>
              </table:table-cell>
              <table:table-cell office:value-type="float" office:value="34.4757">
                <text:p>34.4757</text:p>
              </table:table-cell>
              <table:table-cell office:value-type="float" office:value="892.299">
                <text:p>892.299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70.6055">
                <text:p>70.6055</text:p>
              </table:table-cell>
              <table:table-cell office:value-type="float" office:value="35.4516">
                <text:p>35.4516</text:p>
              </table:table-cell>
              <table:table-cell office:value-type="float" office:value="893.943">
                <text:p>893.943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68.1065">
                <text:p>68.1065</text:p>
              </table:table-cell>
              <table:table-cell office:value-type="float" office:value="36.4397">
                <text:p>36.4397</text:p>
              </table:table-cell>
              <table:table-cell office:value-type="float" office:value="895.454">
                <text:p>895.454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65.7224">
                <text:p>65.7224</text:p>
              </table:table-cell>
              <table:table-cell office:value-type="float" office:value="37.4395">
                <text:p>37.4395</text:p>
              </table:table-cell>
              <table:table-cell office:value-type="float" office:value="896.838">
                <text:p>896.838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63.4477">
                <text:p>63.4477</text:p>
              </table:table-cell>
              <table:table-cell office:value-type="float" office:value="38.4509">
                <text:p>38.4509</text:p>
              </table:table-cell>
              <table:table-cell office:value-type="float" office:value="898.101">
                <text:p>898.101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61.277">
                <text:p>61.277</text:p>
              </table:table-cell>
              <table:table-cell office:value-type="float" office:value="39.4733">
                <text:p>39.4733</text:p>
              </table:table-cell>
              <table:table-cell office:value-type="float" office:value="899.25">
                <text:p>899.2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9.2052">
                <text:p>59.2052</text:p>
              </table:table-cell>
              <table:table-cell office:value-type="float" office:value="40.5066">
                <text:p>40.5066</text:p>
              </table:table-cell>
              <table:table-cell office:value-type="float" office:value="900.288">
                <text:p>900.288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57.2277">
                <text:p>57.2277</text:p>
              </table:table-cell>
              <table:table-cell office:value-type="float" office:value="41.5503">
                <text:p>41.5503</text:p>
              </table:table-cell>
              <table:table-cell office:value-type="float" office:value="901.222">
                <text:p>901.222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55.3397">
                <text:p>55.3397</text:p>
              </table:table-cell>
              <table:table-cell office:value-type="float" office:value="42.6041">
                <text:p>42.6041</text:p>
              </table:table-cell>
              <table:table-cell office:value-type="float" office:value="902.056">
                <text:p>902.056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53.537">
                <text:p>53.537</text:p>
              </table:table-cell>
              <table:table-cell office:value-type="float" office:value="43.6678">
                <text:p>43.6678</text:p>
              </table:table-cell>
              <table:table-cell office:value-type="float" office:value="902.795">
                <text:p>902.795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51.8154">
                <text:p>51.8154</text:p>
              </table:table-cell>
              <table:table-cell office:value-type="float" office:value="44.741">
                <text:p>44.741</text:p>
              </table:table-cell>
              <table:table-cell office:value-type="float" office:value="903.444">
                <text:p>903.444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50.1712">
                <text:p>50.1712</text:p>
              </table:table-cell>
              <table:table-cell office:value-type="float" office:value="45.8234">
                <text:p>45.8234</text:p>
              </table:table-cell>
              <table:table-cell office:value-type="float" office:value="904.005">
                <text:p>904.005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48.6005">
                <text:p>48.6005</text:p>
              </table:table-cell>
              <table:table-cell office:value-type="float" office:value="46.9146">
                <text:p>46.9146</text:p>
              </table:table-cell>
              <table:table-cell office:value-type="float" office:value="904.485">
                <text:p>904.485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47.0999">
                <text:p>47.0999</text:p>
              </table:table-cell>
              <table:table-cell office:value-type="float" office:value="48.0144">
                <text:p>48.0144</text:p>
              </table:table-cell>
              <table:table-cell office:value-type="float" office:value="904.886">
                <text:p>904.886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45.6661">
                <text:p>45.6661</text:p>
              </table:table-cell>
              <table:table-cell office:value-type="float" office:value="49.1225">
                <text:p>49.1225</text:p>
              </table:table-cell>
              <table:table-cell office:value-type="float" office:value="905.211">
                <text:p>905.211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44.2959">
                <text:p>44.2959</text:p>
              </table:table-cell>
              <table:table-cell office:value-type="float" office:value="50.2385">
                <text:p>50.2385</text:p>
              </table:table-cell>
              <table:table-cell office:value-type="float" office:value="905.466">
                <text:p>905.46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2.9864">
                <text:p>42.9864</text:p>
              </table:table-cell>
              <table:table-cell office:value-type="float" office:value="51.3622">
                <text:p>51.3622</text:p>
              </table:table-cell>
              <table:table-cell office:value-type="float" office:value="905.651">
                <text:p>905.651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41.7346">
                <text:p>41.7346</text:p>
              </table:table-cell>
              <table:table-cell office:value-type="float" office:value="52.4932">
                <text:p>52.4932</text:p>
              </table:table-cell>
              <table:table-cell office:value-type="float" office:value="905.772">
                <text:p>905.772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40.5379">
                <text:p>40.5379</text:p>
              </table:table-cell>
              <table:table-cell office:value-type="float" office:value="53.6312">
                <text:p>53.6312</text:p>
              </table:table-cell>
              <table:table-cell office:value-type="float" office:value="905.831">
                <text:p>905.831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39.3937">
                <text:p>39.3937</text:p>
              </table:table-cell>
              <table:table-cell office:value-type="float" office:value="54.7759">
                <text:p>54.7759</text:p>
              </table:table-cell>
              <table:table-cell office:value-type="float" office:value="905.83">
                <text:p>905.83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38.2996">
                <text:p>38.2996</text:p>
              </table:table-cell>
              <table:table-cell office:value-type="float" office:value="55.9271">
                <text:p>55.9271</text:p>
              </table:table-cell>
              <table:table-cell office:value-type="float" office:value="905.773">
                <text:p>905.773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37.2533">
                <text:p>37.2533</text:p>
              </table:table-cell>
              <table:table-cell office:value-type="float" office:value="57.0844">
                <text:p>57.0844</text:p>
              </table:table-cell>
              <table:table-cell office:value-type="float" office:value="905.662">
                <text:p>905.662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36.2526">
                <text:p>36.2526</text:p>
              </table:table-cell>
              <table:table-cell office:value-type="float" office:value="58.2476">
                <text:p>58.2476</text:p>
              </table:table-cell>
              <table:table-cell office:value-type="float" office:value="905.5">
                <text:p>905.5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35.2955">
                <text:p>35.2955</text:p>
              </table:table-cell>
              <table:table-cell office:value-type="float" office:value="59.4163">
                <text:p>59.4163</text:p>
              </table:table-cell>
              <table:table-cell office:value-type="float" office:value="905.288">
                <text:p>905.288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34.3799">
                <text:p>34.3799</text:p>
              </table:table-cell>
              <table:table-cell office:value-type="float" office:value="60.5902">
                <text:p>60.5902</text:p>
              </table:table-cell>
              <table:table-cell office:value-type="float" office:value="905.03">
                <text:p>905.03</text:p>
              </table:table-cell>
            </table:table-row>
            <table:table-row>
              <table:table-cell office:value-type="float" office:value="8.9">
                <text:p>8.9</text:p>
              </table:table-cell>
              <table:table-cell office:value-type="float" office:value="33.5041">
                <text:p>33.5041</text:p>
              </table:table-cell>
              <table:table-cell office:value-type="float" office:value="61.7692">
                <text:p>61.7692</text:p>
              </table:table-cell>
              <table:table-cell office:value-type="float" office:value="904.727">
                <text:p>904.72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2.6661">
                <text:p>32.6661</text:p>
              </table:table-cell>
              <table:table-cell office:value-type="float" office:value="62.9528">
                <text:p>62.9528</text:p>
              </table:table-cell>
              <table:table-cell office:value-type="float" office:value="904.381">
                <text:p>904.381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31.8644">
                <text:p>31.8644</text:p>
              </table:table-cell>
              <table:table-cell office:value-type="float" office:value="64.1408">
                <text:p>64.1408</text:p>
              </table:table-cell>
              <table:table-cell office:value-type="float" office:value="903.995">
                <text:p>903.995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31.0973">
                <text:p>31.0973</text:p>
              </table:table-cell>
              <table:table-cell office:value-type="float" office:value="65.3329">
                <text:p>65.3329</text:p>
              </table:table-cell>
              <table:table-cell office:value-type="float" office:value="903.57">
                <text:p>903.57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30.3634">
                <text:p>30.3634</text:p>
              </table:table-cell>
              <table:table-cell office:value-type="float" office:value="66.5289">
                <text:p>66.5289</text:p>
              </table:table-cell>
              <table:table-cell office:value-type="float" office:value="903.108">
                <text:p>903.108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29.6612">
                <text:p>29.6612</text:p>
              </table:table-cell>
              <table:table-cell office:value-type="float" office:value="67.7284">
                <text:p>67.7284</text:p>
              </table:table-cell>
              <table:table-cell office:value-type="float" office:value="902.61">
                <text:p>902.61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28.9892">
                <text:p>28.9892</text:p>
              </table:table-cell>
              <table:table-cell office:value-type="float" office:value="68.9312">
                <text:p>68.9312</text:p>
              </table:table-cell>
              <table:table-cell office:value-type="float" office:value="902.08">
                <text:p>902.08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28.3463">
                <text:p>28.3463</text:p>
              </table:table-cell>
              <table:table-cell office:value-type="float" office:value="70.137">
                <text:p>70.137</text:p>
              </table:table-cell>
              <table:table-cell office:value-type="float" office:value="901.517">
                <text:p>901.517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27.7312">
                <text:p>27.7312</text:p>
              </table:table-cell>
              <table:table-cell office:value-type="float" office:value="71.3456">
                <text:p>71.3456</text:p>
              </table:table-cell>
              <table:table-cell office:value-type="float" office:value="900.923">
                <text:p>900.923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27.1427">
                <text:p>27.1427</text:p>
              </table:table-cell>
              <table:table-cell office:value-type="float" office:value="72.5566">
                <text:p>72.5566</text:p>
              </table:table-cell>
              <table:table-cell office:value-type="float" office:value="900.301">
                <text:p>900.301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26.5797">
                <text:p>26.5797</text:p>
              </table:table-cell>
              <table:table-cell office:value-type="float" office:value="73.7698">
                <text:p>73.7698</text:p>
              </table:table-cell>
              <table:table-cell office:value-type="float" office:value="899.651">
                <text:p>899.65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6.0411">
                <text:p>26.0411</text:p>
              </table:table-cell>
              <table:table-cell office:value-type="float" office:value="74.985">
                <text:p>74.985</text:p>
              </table:table-cell>
              <table:table-cell office:value-type="float" office:value="898.974">
                <text:p>898.974</text:p>
              </table:table-cell>
            </table:table-row>
            <table:table-row>
              <table:table-cell office:value-type="float" office:value="10.1">
                <text:p>10.1</text:p>
              </table:table-cell>
              <table:table-cell office:value-type="float" office:value="25.526">
                <text:p>25.526</text:p>
              </table:table-cell>
              <table:table-cell office:value-type="float" office:value="76.2018">
                <text:p>76.2018</text:p>
              </table:table-cell>
              <table:table-cell office:value-type="float" office:value="898.272">
                <text:p>898.272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25.0333">
                <text:p>25.0333</text:p>
              </table:table-cell>
              <table:table-cell office:value-type="float" office:value="77.42">
                <text:p>77.42</text:p>
              </table:table-cell>
              <table:table-cell office:value-type="float" office:value="897.547">
                <text:p>897.547</text:p>
              </table:table-cell>
            </table:table-row>
            <table:table-row>
              <table:table-cell office:value-type="float" office:value="10.3">
                <text:p>10.3</text:p>
              </table:table-cell>
              <table:table-cell office:value-type="float" office:value="24.5623">
                <text:p>24.5623</text:p>
              </table:table-cell>
              <table:table-cell office:value-type="float" office:value="78.6393">
                <text:p>78.6393</text:p>
              </table:table-cell>
              <table:table-cell office:value-type="float" office:value="896.798">
                <text:p>896.798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24.112">
                <text:p>24.112</text:p>
              </table:table-cell>
              <table:table-cell office:value-type="float" office:value="79.8595">
                <text:p>79.8595</text:p>
              </table:table-cell>
              <table:table-cell office:value-type="float" office:value="896.028">
                <text:p>896.028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23.6816">
                <text:p>23.6816</text:p>
              </table:table-cell>
              <table:table-cell office:value-type="float" office:value="81.0804">
                <text:p>81.0804</text:p>
              </table:table-cell>
              <table:table-cell office:value-type="float" office:value="895.238">
                <text:p>895.238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23.2704">
                <text:p>23.2704</text:p>
              </table:table-cell>
              <table:table-cell office:value-type="float" office:value="82.3016">
                <text:p>82.3016</text:p>
              </table:table-cell>
              <table:table-cell office:value-type="float" office:value="894.428">
                <text:p>894.428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22.8775">
                <text:p>22.8775</text:p>
              </table:table-cell>
              <table:table-cell office:value-type="float" office:value="83.5229">
                <text:p>83.5229</text:p>
              </table:table-cell>
              <table:table-cell office:value-type="float" office:value="893.6">
                <text:p>893.6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22.5024">
                <text:p>22.5024</text:p>
              </table:table-cell>
              <table:table-cell office:value-type="float" office:value="84.7441">
                <text:p>84.7441</text:p>
              </table:table-cell>
              <table:table-cell office:value-type="float" office:value="892.754">
                <text:p>892.754</text:p>
              </table:table-cell>
            </table:table-row>
            <table:table-row>
              <table:table-cell office:value-type="float" office:value="10.9">
                <text:p>10.9</text:p>
              </table:table-cell>
              <table:table-cell office:value-type="float" office:value="22.1443">
                <text:p>22.1443</text:p>
              </table:table-cell>
              <table:table-cell office:value-type="float" office:value="85.9648">
                <text:p>85.9648</text:p>
              </table:table-cell>
              <table:table-cell office:value-type="float" office:value="891.891">
                <text:p>891.89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1.8027">
                <text:p>21.8027</text:p>
              </table:table-cell>
              <table:table-cell office:value-type="float" office:value="87.185">
                <text:p>87.185</text:p>
              </table:table-cell>
              <table:table-cell office:value-type="float" office:value="891.012">
                <text:p>891.012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21.4768">
                <text:p>21.4768</text:p>
              </table:table-cell>
              <table:table-cell office:value-type="float" office:value="88.4042">
                <text:p>88.4042</text:p>
              </table:table-cell>
              <table:table-cell office:value-type="float" office:value="890.119">
                <text:p>890.119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21.1663">
                <text:p>21.1663</text:p>
              </table:table-cell>
              <table:table-cell office:value-type="float" office:value="89.6222">
                <text:p>89.6222</text:p>
              </table:table-cell>
              <table:table-cell office:value-type="float" office:value="889.212">
                <text:p>889.212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20.8705">
                <text:p>20.8705</text:p>
              </table:table-cell>
              <table:table-cell office:value-type="float" office:value="90.8388">
                <text:p>90.8388</text:p>
              </table:table-cell>
              <table:table-cell office:value-type="float" office:value="888.291">
                <text:p>888.291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20.5888">
                <text:p>20.5888</text:p>
              </table:table-cell>
              <table:table-cell office:value-type="float" office:value="92.0538">
                <text:p>92.0538</text:p>
              </table:table-cell>
              <table:table-cell office:value-type="float" office:value="887.357">
                <text:p>887.357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20.3209">
                <text:p>20.3209</text:p>
              </table:table-cell>
              <table:table-cell office:value-type="float" office:value="93.2669">
                <text:p>93.2669</text:p>
              </table:table-cell>
              <table:table-cell office:value-type="float" office:value="886.412">
                <text:p>886.412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20.0663">
                <text:p>20.0663</text:p>
              </table:table-cell>
              <table:table-cell office:value-type="float" office:value="94.4778">
                <text:p>94.4778</text:p>
              </table:table-cell>
              <table:table-cell office:value-type="float" office:value="885.456">
                <text:p>885.456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19.8246">
                <text:p>19.8246</text:p>
              </table:table-cell>
              <table:table-cell office:value-type="float" office:value="95.6862">
                <text:p>95.6862</text:p>
              </table:table-cell>
              <table:table-cell office:value-type="float" office:value="884.489">
                <text:p>884.489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19.5952">
                <text:p>19.5952</text:p>
              </table:table-cell>
              <table:table-cell office:value-type="float" office:value="96.8921">
                <text:p>96.8921</text:p>
              </table:table-cell>
              <table:table-cell office:value-type="float" office:value="883.513">
                <text:p>883.513</text:p>
              </table:table-cell>
            </table:table-row>
            <table:table-row>
              <table:table-cell office:value-type="float" office:value="11.9">
                <text:p>11.9</text:p>
              </table:table-cell>
              <table:table-cell office:value-type="float" office:value="19.378">
                <text:p>19.378</text:p>
              </table:table-cell>
              <table:table-cell office:value-type="float" office:value="98.095">
                <text:p>98.095</text:p>
              </table:table-cell>
              <table:table-cell office:value-type="float" office:value="882.527">
                <text:p>882.52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9.1723">
                <text:p>19.1723</text:p>
              </table:table-cell>
              <table:table-cell office:value-type="float" office:value="99.2948">
                <text:p>99.2948</text:p>
              </table:table-cell>
              <table:table-cell office:value-type="float" office:value="881.533">
                <text:p>881.533</text:p>
              </table:table-cell>
            </table:table-row>
            <table:table-row>
              <table:table-cell office:value-type="float" office:value="12.1">
                <text:p>12.1</text:p>
              </table:table-cell>
              <table:table-cell office:value-type="float" office:value="18.9781">
                <text:p>18.9781</text:p>
              </table:table-cell>
              <table:table-cell office:value-type="float" office:value="100.491">
                <text:p>100.491</text:p>
              </table:table-cell>
              <table:table-cell office:value-type="float" office:value="880.531">
                <text:p>880.531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18.7948">
                <text:p>18.7948</text:p>
              </table:table-cell>
              <table:table-cell office:value-type="float" office:value="101.684">
                <text:p>101.684</text:p>
              </table:table-cell>
              <table:table-cell office:value-type="float" office:value="879.521">
                <text:p>879.521</text:p>
              </table:table-cell>
            </table:table-row>
            <table:table-row>
              <table:table-cell office:value-type="float" office:value="12.3">
                <text:p>12.3</text:p>
              </table:table-cell>
              <table:table-cell office:value-type="float" office:value="18.6222">
                <text:p>18.6222</text:p>
              </table:table-cell>
              <table:table-cell office:value-type="float" office:value="102.873">
                <text:p>102.873</text:p>
              </table:table-cell>
              <table:table-cell office:value-type="float" office:value="878.505">
                <text:p>878.505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18.46">
                <text:p>18.46</text:p>
              </table:table-cell>
              <table:table-cell office:value-type="float" office:value="104.057">
                <text:p>104.057</text:p>
              </table:table-cell>
              <table:table-cell office:value-type="float" office:value="877.483">
                <text:p>877.483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18.3079">
                <text:p>18.3079</text:p>
              </table:table-cell>
              <table:table-cell office:value-type="float" office:value="105.238">
                <text:p>105.238</text:p>
              </table:table-cell>
              <table:table-cell office:value-type="float" office:value="876.455">
                <text:p>876.455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18.1656">
                <text:p>18.1656</text:p>
              </table:table-cell>
              <table:table-cell office:value-type="float" office:value="106.413">
                <text:p>106.413</text:p>
              </table:table-cell>
              <table:table-cell office:value-type="float" office:value="875.421">
                <text:p>875.421</text:p>
              </table:table-cell>
            </table:table-row>
            <table:table-row>
              <table:table-cell office:value-type="float" office:value="12.7">
                <text:p>12.7</text:p>
              </table:table-cell>
              <table:table-cell office:value-type="float" office:value="18.033">
                <text:p>18.033</text:p>
              </table:table-cell>
              <table:table-cell office:value-type="float" office:value="107.584">
                <text:p>107.584</text:p>
              </table:table-cell>
              <table:table-cell office:value-type="float" office:value="874.383">
                <text:p>874.383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17.9097">
                <text:p>17.9097</text:p>
              </table:table-cell>
              <table:table-cell office:value-type="float" office:value="108.749">
                <text:p>108.749</text:p>
              </table:table-cell>
              <table:table-cell office:value-type="float" office:value="873.341">
                <text:p>873.341</text:p>
              </table:table-cell>
            </table:table-row>
            <table:table-row>
              <table:table-cell office:value-type="float" office:value="12.9">
                <text:p>12.9</text:p>
              </table:table-cell>
              <table:table-cell office:value-type="float" office:value="17.7956">
                <text:p>17.7956</text:p>
              </table:table-cell>
              <table:table-cell office:value-type="float" office:value="109.909">
                <text:p>109.909</text:p>
              </table:table-cell>
              <table:table-cell office:value-type="float" office:value="872.295">
                <text:p>872.29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7.6905">
                <text:p>17.6905</text:p>
              </table:table-cell>
              <table:table-cell office:value-type="float" office:value="111.064">
                <text:p>111.064</text:p>
              </table:table-cell>
              <table:table-cell office:value-type="float" office:value="871.246">
                <text:p>871.246</text:p>
              </table:table-cell>
            </table:table-row>
            <table:table-row>
              <table:table-cell office:value-type="float" office:value="13.1">
                <text:p>13.1</text:p>
              </table:table-cell>
              <table:table-cell office:value-type="float" office:value="17.5941">
                <text:p>17.5941</text:p>
              </table:table-cell>
              <table:table-cell office:value-type="float" office:value="112.212">
                <text:p>112.212</text:p>
              </table:table-cell>
              <table:table-cell office:value-type="float" office:value="870.194">
                <text:p>870.194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17.5062">
                <text:p>17.5062</text:p>
              </table:table-cell>
              <table:table-cell office:value-type="float" office:value="113.354">
                <text:p>113.354</text:p>
              </table:table-cell>
              <table:table-cell office:value-type="float" office:value="869.139">
                <text:p>869.139</text:p>
              </table:table-cell>
            </table:table-row>
            <table:table-row>
              <table:table-cell office:value-type="float" office:value="13.3">
                <text:p>13.3</text:p>
              </table:table-cell>
              <table:table-cell office:value-type="float" office:value="17.4268">
                <text:p>17.4268</text:p>
              </table:table-cell>
              <table:table-cell office:value-type="float" office:value="114.49">
                <text:p>114.49</text:p>
              </table:table-cell>
              <table:table-cell office:value-type="float" office:value="868.083">
                <text:p>868.083</text:p>
              </table:table-cell>
            </table:table-row>
            <table:table-row>
              <table:table-cell office:value-type="float" office:value="13.4">
                <text:p>13.4</text:p>
              </table:table-cell>
              <table:table-cell office:value-type="float" office:value="17.3556">
                <text:p>17.3556</text:p>
              </table:table-cell>
              <table:table-cell office:value-type="float" office:value="115.619">
                <text:p>115.619</text:p>
              </table:table-cell>
              <table:table-cell office:value-type="float" office:value="867.025">
                <text:p>867.025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17.2925">
                <text:p>17.2925</text:p>
              </table:table-cell>
              <table:table-cell office:value-type="float" office:value="116.741">
                <text:p>116.741</text:p>
              </table:table-cell>
              <table:table-cell office:value-type="float" office:value="865.966">
                <text:p>865.966</text:p>
              </table:table-cell>
            </table:table-row>
            <table:table-row>
              <table:table-cell office:value-type="float" office:value="13.6">
                <text:p>13.6</text:p>
              </table:table-cell>
              <table:table-cell office:value-type="float" office:value="17.2374">
                <text:p>17.2374</text:p>
              </table:table-cell>
              <table:table-cell office:value-type="float" office:value="117.856">
                <text:p>117.856</text:p>
              </table:table-cell>
              <table:table-cell office:value-type="float" office:value="864.907">
                <text:p>864.907</text:p>
              </table:table-cell>
            </table:table-row>
            <table:table-row>
              <table:table-cell office:value-type="float" office:value="13.7">
                <text:p>13.7</text:p>
              </table:table-cell>
              <table:table-cell office:value-type="float" office:value="17.1902">
                <text:p>17.1902</text:p>
              </table:table-cell>
              <table:table-cell office:value-type="float" office:value="118.963">
                <text:p>118.963</text:p>
              </table:table-cell>
              <table:table-cell office:value-type="float" office:value="863.847">
                <text:p>863.847</text:p>
              </table:table-cell>
            </table:table-row>
            <table:table-row>
              <table:table-cell office:value-type="float" office:value="13.8">
                <text:p>13.8</text:p>
              </table:table-cell>
              <table:table-cell office:value-type="float" office:value="17.1506">
                <text:p>17.1506</text:p>
              </table:table-cell>
              <table:table-cell office:value-type="float" office:value="120.063">
                <text:p>120.063</text:p>
              </table:table-cell>
              <table:table-cell office:value-type="float" office:value="862.787">
                <text:p>862.787</text:p>
              </table:table-cell>
            </table:table-row>
            <table:table-row>
              <table:table-cell office:value-type="float" office:value="13.9">
                <text:p>13.9</text:p>
              </table:table-cell>
              <table:table-cell office:value-type="float" office:value="17.1187">
                <text:p>17.1187</text:p>
              </table:table-cell>
              <table:table-cell office:value-type="float" office:value="121.154">
                <text:p>121.154</text:p>
              </table:table-cell>
              <table:table-cell office:value-type="float" office:value="861.727">
                <text:p>861.72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7.0942">
                <text:p>17.0942</text:p>
              </table:table-cell>
              <table:table-cell office:value-type="float" office:value="122.237">
                <text:p>122.237</text:p>
              </table:table-cell>
              <table:table-cell office:value-type="float" office:value="860.669">
                <text:p>860.669</text:p>
              </table:table-cell>
            </table:table-row>
            <table:table-row>
              <table:table-cell office:value-type="float" office:value="14.1">
                <text:p>14.1</text:p>
              </table:table-cell>
              <table:table-cell office:value-type="float" office:value="17.0772">
                <text:p>17.0772</text:p>
              </table:table-cell>
              <table:table-cell office:value-type="float" office:value="123.311">
                <text:p>123.311</text:p>
              </table:table-cell>
              <table:table-cell office:value-type="float" office:value="859.611">
                <text:p>859.611</text:p>
              </table:table-cell>
            </table:table-row>
            <table:table-row>
              <table:table-cell office:value-type="float" office:value="14.2">
                <text:p>14.2</text:p>
              </table:table-cell>
              <table:table-cell office:value-type="float" office:value="17.0676">
                <text:p>17.0676</text:p>
              </table:table-cell>
              <table:table-cell office:value-type="float" office:value="124.377">
                <text:p>124.377</text:p>
              </table:table-cell>
              <table:table-cell office:value-type="float" office:value="858.556">
                <text:p>858.556</text:p>
              </table:table-cell>
            </table:table-row>
            <table:table-row>
              <table:table-cell office:value-type="float" office:value="14.3">
                <text:p>14.3</text:p>
              </table:table-cell>
              <table:table-cell office:value-type="float" office:value="17.0651">
                <text:p>17.0651</text:p>
              </table:table-cell>
              <table:table-cell office:value-type="float" office:value="125.433">
                <text:p>125.433</text:p>
              </table:table-cell>
              <table:table-cell office:value-type="float" office:value="857.502">
                <text:p>857.502</text:p>
              </table:table-cell>
            </table:table-row>
            <table:table-row>
              <table:table-cell office:value-type="float" office:value="14.4">
                <text:p>14.4</text:p>
              </table:table-cell>
              <table:table-cell office:value-type="float" office:value="17.0699">
                <text:p>17.0699</text:p>
              </table:table-cell>
              <table:table-cell office:value-type="float" office:value="126.48">
                <text:p>126.48</text:p>
              </table:table-cell>
              <table:table-cell office:value-type="float" office:value="856.45">
                <text:p>856.45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17.0818">
                <text:p>17.0818</text:p>
              </table:table-cell>
              <table:table-cell office:value-type="float" office:value="127.517">
                <text:p>127.517</text:p>
              </table:table-cell>
              <table:table-cell office:value-type="float" office:value="855.402">
                <text:p>855.402</text:p>
              </table:table-cell>
            </table:table-row>
            <table:table-row>
              <table:table-cell office:value-type="float" office:value="14.6">
                <text:p>14.6</text:p>
              </table:table-cell>
              <table:table-cell office:value-type="float" office:value="17.1008">
                <text:p>17.1008</text:p>
              </table:table-cell>
              <table:table-cell office:value-type="float" office:value="128.543">
                <text:p>128.543</text:p>
              </table:table-cell>
              <table:table-cell office:value-type="float" office:value="854.356">
                <text:p>854.356</text:p>
              </table:table-cell>
            </table:table-row>
            <table:table-row>
              <table:table-cell office:value-type="float" office:value="14.7">
                <text:p>14.7</text:p>
              </table:table-cell>
              <table:table-cell office:value-type="float" office:value="17.1269">
                <text:p>17.1269</text:p>
              </table:table-cell>
              <table:table-cell office:value-type="float" office:value="129.56">
                <text:p>129.56</text:p>
              </table:table-cell>
              <table:table-cell office:value-type="float" office:value="853.313">
                <text:p>853.313</text:p>
              </table:table-cell>
            </table:table-row>
            <table:table-row>
              <table:table-cell office:value-type="float" office:value="14.8">
                <text:p>14.8</text:p>
              </table:table-cell>
              <table:table-cell office:value-type="float" office:value="17.1599">
                <text:p>17.1599</text:p>
              </table:table-cell>
              <table:table-cell office:value-type="float" office:value="130.565">
                <text:p>130.565</text:p>
              </table:table-cell>
              <table:table-cell office:value-type="float" office:value="852.275">
                <text:p>852.275</text:p>
              </table:table-cell>
            </table:table-row>
            <table:table-row>
              <table:table-cell office:value-type="float" office:value="14.9">
                <text:p>14.9</text:p>
              </table:table-cell>
              <table:table-cell office:value-type="float" office:value="17.1998">
                <text:p>17.1998</text:p>
              </table:table-cell>
              <table:table-cell office:value-type="float" office:value="131.56">
                <text:p>131.56</text:p>
              </table:table-cell>
              <table:table-cell office:value-type="float" office:value="851.24">
                <text:p>851.2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7.2467">
                <text:p>17.2467</text:p>
              </table:table-cell>
              <table:table-cell office:value-type="float" office:value="132.544">
                <text:p>132.544</text:p>
              </table:table-cell>
              <table:table-cell office:value-type="float" office:value="850.21">
                <text:p>850.21</text:p>
              </table:table-cell>
            </table:table-row>
            <table:table-row>
              <table:table-cell office:value-type="float" office:value="15.1">
                <text:p>15.1</text:p>
              </table:table-cell>
              <table:table-cell office:value-type="float" office:value="17.3005">
                <text:p>17.3005</text:p>
              </table:table-cell>
              <table:table-cell office:value-type="float" office:value="133.515">
                <text:p>133.515</text:p>
              </table:table-cell>
              <table:table-cell office:value-type="float" office:value="849.184">
                <text:p>849.184</text:p>
              </table:table-cell>
            </table:table-row>
            <table:table-row>
              <table:table-cell office:value-type="float" office:value="15.2">
                <text:p>15.2</text:p>
              </table:table-cell>
              <table:table-cell office:value-type="float" office:value="17.3612">
                <text:p>17.3612</text:p>
              </table:table-cell>
              <table:table-cell office:value-type="float" office:value="134.475">
                <text:p>134.475</text:p>
              </table:table-cell>
              <table:table-cell office:value-type="float" office:value="848.164">
                <text:p>848.164</text:p>
              </table:table-cell>
            </table:table-row>
            <table:table-row>
              <table:table-cell office:value-type="float" office:value="15.3">
                <text:p>15.3</text:p>
              </table:table-cell>
              <table:table-cell office:value-type="float" office:value="17.4288">
                <text:p>17.4288</text:p>
              </table:table-cell>
              <table:table-cell office:value-type="float" office:value="135.423">
                <text:p>135.423</text:p>
              </table:table-cell>
              <table:table-cell office:value-type="float" office:value="847.148">
                <text:p>847.148</text:p>
              </table:table-cell>
            </table:table-row>
            <table:table-row>
              <table:table-cell office:value-type="float" office:value="15.4">
                <text:p>15.4</text:p>
              </table:table-cell>
              <table:table-cell office:value-type="float" office:value="17.5032">
                <text:p>17.5032</text:p>
              </table:table-cell>
              <table:table-cell office:value-type="float" office:value="136.358">
                <text:p>136.358</text:p>
              </table:table-cell>
              <table:table-cell office:value-type="float" office:value="846.139">
                <text:p>846.139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17.5844">
                <text:p>17.5844</text:p>
              </table:table-cell>
              <table:table-cell office:value-type="float" office:value="137.28">
                <text:p>137.28</text:p>
              </table:table-cell>
              <table:table-cell office:value-type="float" office:value="845.136">
                <text:p>845.136</text:p>
              </table:table-cell>
            </table:table-row>
            <table:table-row>
              <table:table-cell office:value-type="float" office:value="15.6">
                <text:p>15.6</text:p>
              </table:table-cell>
              <table:table-cell office:value-type="float" office:value="17.6726">
                <text:p>17.6726</text:p>
              </table:table-cell>
              <table:table-cell office:value-type="float" office:value="138.189">
                <text:p>138.189</text:p>
              </table:table-cell>
              <table:table-cell office:value-type="float" office:value="844.139">
                <text:p>844.139</text:p>
              </table:table-cell>
            </table:table-row>
            <table:table-row>
              <table:table-cell office:value-type="float" office:value="15.7">
                <text:p>15.7</text:p>
              </table:table-cell>
              <table:table-cell office:value-type="float" office:value="17.7675">
                <text:p>17.7675</text:p>
              </table:table-cell>
              <table:table-cell office:value-type="float" office:value="139.084">
                <text:p>139.084</text:p>
              </table:table-cell>
              <table:table-cell office:value-type="float" office:value="843.148">
                <text:p>843.148</text:p>
              </table:table-cell>
            </table:table-row>
            <table:table-row>
              <table:table-cell office:value-type="float" office:value="15.8">
                <text:p>15.8</text:p>
              </table:table-cell>
              <table:table-cell office:value-type="float" office:value="17.8694">
                <text:p>17.8694</text:p>
              </table:table-cell>
              <table:table-cell office:value-type="float" office:value="139.965">
                <text:p>139.965</text:p>
              </table:table-cell>
              <table:table-cell office:value-type="float" office:value="842.165">
                <text:p>842.165</text:p>
              </table:table-cell>
            </table:table-row>
            <table:table-row>
              <table:table-cell office:value-type="float" office:value="15.9">
                <text:p>15.9</text:p>
              </table:table-cell>
              <table:table-cell office:value-type="float" office:value="17.9781">
                <text:p>17.9781</text:p>
              </table:table-cell>
              <table:table-cell office:value-type="float" office:value="140.833">
                <text:p>140.833</text:p>
              </table:table-cell>
              <table:table-cell office:value-type="float" office:value="841.189">
                <text:p>841.18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8.0937">
                <text:p>18.0937</text:p>
              </table:table-cell>
              <table:table-cell office:value-type="float" office:value="141.685">
                <text:p>141.685</text:p>
              </table:table-cell>
              <table:table-cell office:value-type="float" office:value="840.221">
                <text:p>840.221</text:p>
              </table:table-cell>
            </table:table-row>
            <table:table-row>
              <table:table-cell office:value-type="float" office:value="16.1">
                <text:p>16.1</text:p>
              </table:table-cell>
              <table:table-cell office:value-type="float" office:value="18.2162">
                <text:p>18.2162</text:p>
              </table:table-cell>
              <table:table-cell office:value-type="float" office:value="142.523">
                <text:p>142.523</text:p>
              </table:table-cell>
              <table:table-cell office:value-type="float" office:value="839.261">
                <text:p>839.261</text:p>
              </table:table-cell>
            </table:table-row>
            <table:table-row>
              <table:table-cell office:value-type="float" office:value="16.2">
                <text:p>16.2</text:p>
              </table:table-cell>
              <table:table-cell office:value-type="float" office:value="18.3457">
                <text:p>18.3457</text:p>
              </table:table-cell>
              <table:table-cell office:value-type="float" office:value="143.345">
                <text:p>143.345</text:p>
              </table:table-cell>
              <table:table-cell office:value-type="float" office:value="838.309">
                <text:p>838.309</text:p>
              </table:table-cell>
            </table:table-row>
            <table:table-row>
              <table:table-cell office:value-type="float" office:value="16.3">
                <text:p>16.3</text:p>
              </table:table-cell>
              <table:table-cell office:value-type="float" office:value="18.4821">
                <text:p>18.4821</text:p>
              </table:table-cell>
              <table:table-cell office:value-type="float" office:value="144.152">
                <text:p>144.152</text:p>
              </table:table-cell>
              <table:table-cell office:value-type="float" office:value="837.366">
                <text:p>837.366</text:p>
              </table:table-cell>
            </table:table-row>
            <table:table-row>
              <table:table-cell office:value-type="float" office:value="16.4">
                <text:p>16.4</text:p>
              </table:table-cell>
              <table:table-cell office:value-type="float" office:value="18.6255">
                <text:p>18.6255</text:p>
              </table:table-cell>
              <table:table-cell office:value-type="float" office:value="144.943">
                <text:p>144.943</text:p>
              </table:table-cell>
              <table:table-cell office:value-type="float" office:value="836.432">
                <text:p>836.432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18.7758">
                <text:p>18.7758</text:p>
              </table:table-cell>
              <table:table-cell office:value-type="float" office:value="145.717">
                <text:p>145.717</text:p>
              </table:table-cell>
              <table:table-cell office:value-type="float" office:value="835.507">
                <text:p>835.507</text:p>
              </table:table-cell>
            </table:table-row>
            <table:table-row>
              <table:table-cell office:value-type="float" office:value="16.6">
                <text:p>16.6</text:p>
              </table:table-cell>
              <table:table-cell office:value-type="float" office:value="18.9332">
                <text:p>18.9332</text:p>
              </table:table-cell>
              <table:table-cell office:value-type="float" office:value="146.475">
                <text:p>146.475</text:p>
              </table:table-cell>
              <table:table-cell office:value-type="float" office:value="834.592">
                <text:p>834.592</text:p>
              </table:table-cell>
            </table:table-row>
            <table:table-row>
              <table:table-cell office:value-type="float" office:value="16.7">
                <text:p>16.7</text:p>
              </table:table-cell>
              <table:table-cell office:value-type="float" office:value="19.0976">
                <text:p>19.0976</text:p>
              </table:table-cell>
              <table:table-cell office:value-type="float" office:value="147.216">
                <text:p>147.216</text:p>
              </table:table-cell>
              <table:table-cell office:value-type="float" office:value="833.686">
                <text:p>833.686</text:p>
              </table:table-cell>
            </table:table-row>
            <table:table-row>
              <table:table-cell office:value-type="float" office:value="16.8">
                <text:p>16.8</text:p>
              </table:table-cell>
              <table:table-cell office:value-type="float" office:value="19.2692">
                <text:p>19.2692</text:p>
              </table:table-cell>
              <table:table-cell office:value-type="float" office:value="147.939">
                <text:p>147.939</text:p>
              </table:table-cell>
              <table:table-cell office:value-type="float" office:value="832.792">
                <text:p>832.792</text:p>
              </table:table-cell>
            </table:table-row>
            <table:table-row>
              <table:table-cell office:value-type="float" office:value="16.9">
                <text:p>16.9</text:p>
              </table:table-cell>
              <table:table-cell office:value-type="float" office:value="19.4478">
                <text:p>19.4478</text:p>
              </table:table-cell>
              <table:table-cell office:value-type="float" office:value="148.645">
                <text:p>148.645</text:p>
              </table:table-cell>
              <table:table-cell office:value-type="float" office:value="831.907">
                <text:p>831.90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9.6335">
                <text:p>19.6335</text:p>
              </table:table-cell>
              <table:table-cell office:value-type="float" office:value="149.332">
                <text:p>149.332</text:p>
              </table:table-cell>
              <table:table-cell office:value-type="float" office:value="831.034">
                <text:p>831.034</text:p>
              </table:table-cell>
            </table:table-row>
            <table:table-row>
              <table:table-cell office:value-type="float" office:value="17.1">
                <text:p>17.1</text:p>
              </table:table-cell>
              <table:table-cell office:value-type="float" office:value="19.8265">
                <text:p>19.8265</text:p>
              </table:table-cell>
              <table:table-cell office:value-type="float" office:value="150.001">
                <text:p>150.001</text:p>
              </table:table-cell>
              <table:table-cell office:value-type="float" office:value="830.172">
                <text:p>830.172</text:p>
              </table:table-cell>
            </table:table-row>
            <table:table-row>
              <table:table-cell office:value-type="float" office:value="17.2">
                <text:p>17.2</text:p>
              </table:table-cell>
              <table:table-cell office:value-type="float" office:value="20.0266">
                <text:p>20.0266</text:p>
              </table:table-cell>
              <table:table-cell office:value-type="float" office:value="150.652">
                <text:p>150.652</text:p>
              </table:table-cell>
              <table:table-cell office:value-type="float" office:value="829.322">
                <text:p>829.322</text:p>
              </table:table-cell>
            </table:table-row>
            <table:table-row>
              <table:table-cell office:value-type="float" office:value="17.3">
                <text:p>17.3</text:p>
              </table:table-cell>
              <table:table-cell office:value-type="float" office:value="20.2339">
                <text:p>20.2339</text:p>
              </table:table-cell>
              <table:table-cell office:value-type="float" office:value="151.283">
                <text:p>151.283</text:p>
              </table:table-cell>
              <table:table-cell office:value-type="float" office:value="828.484">
                <text:p>828.484</text:p>
              </table:table-cell>
            </table:table-row>
            <table:table-row>
              <table:table-cell office:value-type="float" office:value="17.4">
                <text:p>17.4</text:p>
              </table:table-cell>
              <table:table-cell office:value-type="float" office:value="20.4485">
                <text:p>20.4485</text:p>
              </table:table-cell>
              <table:table-cell office:value-type="float" office:value="151.894">
                <text:p>151.894</text:p>
              </table:table-cell>
              <table:table-cell office:value-type="float" office:value="827.658">
                <text:p>827.658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20.6703">
                <text:p>20.6703</text:p>
              </table:table-cell>
              <table:table-cell office:value-type="float" office:value="152.486">
                <text:p>152.486</text:p>
              </table:table-cell>
              <table:table-cell office:value-type="float" office:value="826.844">
                <text:p>826.844</text:p>
              </table:table-cell>
            </table:table-row>
            <table:table-row>
              <table:table-cell office:value-type="float" office:value="17.6">
                <text:p>17.6</text:p>
              </table:table-cell>
              <table:table-cell office:value-type="float" office:value="20.8994">
                <text:p>20.8994</text:p>
              </table:table-cell>
              <table:table-cell office:value-type="float" office:value="153.057">
                <text:p>153.057</text:p>
              </table:table-cell>
              <table:table-cell office:value-type="float" office:value="826.044">
                <text:p>826.044</text:p>
              </table:table-cell>
            </table:table-row>
            <table:table-row>
              <table:table-cell office:value-type="float" office:value="17.7">
                <text:p>17.7</text:p>
              </table:table-cell>
              <table:table-cell office:value-type="float" office:value="21.1358">
                <text:p>21.1358</text:p>
              </table:table-cell>
              <table:table-cell office:value-type="float" office:value="153.607">
                <text:p>153.607</text:p>
              </table:table-cell>
              <table:table-cell office:value-type="float" office:value="825.257">
                <text:p>825.257</text:p>
              </table:table-cell>
            </table:table-row>
            <table:table-row>
              <table:table-cell office:value-type="float" office:value="17.8">
                <text:p>17.8</text:p>
              </table:table-cell>
              <table:table-cell office:value-type="float" office:value="21.3795">
                <text:p>21.3795</text:p>
              </table:table-cell>
              <table:table-cell office:value-type="float" office:value="154.137">
                <text:p>154.137</text:p>
              </table:table-cell>
              <table:table-cell office:value-type="float" office:value="824.483">
                <text:p>824.483</text:p>
              </table:table-cell>
            </table:table-row>
            <table:table-row>
              <table:table-cell office:value-type="float" office:value="17.9">
                <text:p>17.9</text:p>
              </table:table-cell>
              <table:table-cell office:value-type="float" office:value="21.6306">
                <text:p>21.6306</text:p>
              </table:table-cell>
              <table:table-cell office:value-type="float" office:value="154.645">
                <text:p>154.645</text:p>
              </table:table-cell>
              <table:table-cell office:value-type="float" office:value="823.724">
                <text:p>823.72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1.8889">
                <text:p>21.8889</text:p>
              </table:table-cell>
              <table:table-cell office:value-type="float" office:value="155.132">
                <text:p>155.132</text:p>
              </table:table-cell>
              <table:table-cell office:value-type="float" office:value="822.979">
                <text:p>822.979</text:p>
              </table:table-cell>
            </table:table-row>
            <table:table-row>
              <table:table-cell office:value-type="float" office:value="18.1">
                <text:p>18.1</text:p>
              </table:table-cell>
              <table:table-cell office:value-type="float" office:value="22.1546">
                <text:p>22.1546</text:p>
              </table:table-cell>
              <table:table-cell office:value-type="float" office:value="155.597">
                <text:p>155.597</text:p>
              </table:table-cell>
              <table:table-cell office:value-type="float" office:value="822.248">
                <text:p>822.248</text:p>
              </table:table-cell>
            </table:table-row>
            <table:table-row>
              <table:table-cell office:value-type="float" office:value="18.2">
                <text:p>18.2</text:p>
              </table:table-cell>
              <table:table-cell office:value-type="float" office:value="22.4276">
                <text:p>22.4276</text:p>
              </table:table-cell>
              <table:table-cell office:value-type="float" office:value="156.039">
                <text:p>156.039</text:p>
              </table:table-cell>
              <table:table-cell office:value-type="float" office:value="821.533">
                <text:p>821.533</text:p>
              </table:table-cell>
            </table:table-row>
            <table:table-row>
              <table:table-cell office:value-type="float" office:value="18.3">
                <text:p>18.3</text:p>
              </table:table-cell>
              <table:table-cell office:value-type="float" office:value="22.7079">
                <text:p>22.7079</text:p>
              </table:table-cell>
              <table:table-cell office:value-type="float" office:value="156.459">
                <text:p>156.459</text:p>
              </table:table-cell>
              <table:table-cell office:value-type="float" office:value="820.833">
                <text:p>820.833</text:p>
              </table:table-cell>
            </table:table-row>
            <table:table-row>
              <table:table-cell office:value-type="float" office:value="18.4">
                <text:p>18.4</text:p>
              </table:table-cell>
              <table:table-cell office:value-type="float" office:value="22.9955">
                <text:p>22.9955</text:p>
              </table:table-cell>
              <table:table-cell office:value-type="float" office:value="156.856">
                <text:p>156.856</text:p>
              </table:table-cell>
              <table:table-cell office:value-type="float" office:value="820.148">
                <text:p>820.148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23.2904">
                <text:p>23.2904</text:p>
              </table:table-cell>
              <table:table-cell office:value-type="float" office:value="157.23">
                <text:p>157.23</text:p>
              </table:table-cell>
              <table:table-cell office:value-type="float" office:value="819.48">
                <text:p>819.48</text:p>
              </table:table-cell>
            </table:table-row>
            <table:table-row>
              <table:table-cell office:value-type="float" office:value="18.6">
                <text:p>18.6</text:p>
              </table:table-cell>
              <table:table-cell office:value-type="float" office:value="23.5925">
                <text:p>23.5925</text:p>
              </table:table-cell>
              <table:table-cell office:value-type="float" office:value="157.58">
                <text:p>157.58</text:p>
              </table:table-cell>
              <table:table-cell office:value-type="float" office:value="818.828">
                <text:p>818.828</text:p>
              </table:table-cell>
            </table:table-row>
            <table:table-row>
              <table:table-cell office:value-type="float" office:value="18.7">
                <text:p>18.7</text:p>
              </table:table-cell>
              <table:table-cell office:value-type="float" office:value="23.9018">
                <text:p>23.9018</text:p>
              </table:table-cell>
              <table:table-cell office:value-type="float" office:value="157.906">
                <text:p>157.906</text:p>
              </table:table-cell>
              <table:table-cell office:value-type="float" office:value="818.192">
                <text:p>818.192</text:p>
              </table:table-cell>
            </table:table-row>
            <table:table-row>
              <table:table-cell office:value-type="float" office:value="18.8">
                <text:p>18.8</text:p>
              </table:table-cell>
              <table:table-cell office:value-type="float" office:value="24.2182">
                <text:p>24.2182</text:p>
              </table:table-cell>
              <table:table-cell office:value-type="float" office:value="158.208">
                <text:p>158.208</text:p>
              </table:table-cell>
              <table:table-cell office:value-type="float" office:value="817.574">
                <text:p>817.574</text:p>
              </table:table-cell>
            </table:table-row>
            <table:table-row>
              <table:table-cell office:value-type="float" office:value="18.9">
                <text:p>18.9</text:p>
              </table:table-cell>
              <table:table-cell office:value-type="float" office:value="24.5417">
                <text:p>24.5417</text:p>
              </table:table-cell>
              <table:table-cell office:value-type="float" office:value="158.486">
                <text:p>158.486</text:p>
              </table:table-cell>
              <table:table-cell office:value-type="float" office:value="816.972">
                <text:p>816.97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4.8722">
                <text:p>24.8722</text:p>
              </table:table-cell>
              <table:table-cell office:value-type="float" office:value="158.739">
                <text:p>158.739</text:p>
              </table:table-cell>
              <table:table-cell office:value-type="float" office:value="816.389">
                <text:p>816.389</text:p>
              </table:table-cell>
            </table:table-row>
            <table:table-row>
              <table:table-cell office:value-type="float" office:value="19.1">
                <text:p>19.1</text:p>
              </table:table-cell>
              <table:table-cell office:value-type="float" office:value="25.2096">
                <text:p>25.2096</text:p>
              </table:table-cell>
              <table:table-cell office:value-type="float" office:value="158.967">
                <text:p>158.967</text:p>
              </table:table-cell>
              <table:table-cell office:value-type="float" office:value="815.823">
                <text:p>815.823</text:p>
              </table:table-cell>
            </table:table-row>
            <table:table-row>
              <table:table-cell office:value-type="float" office:value="19.2">
                <text:p>19.2</text:p>
              </table:table-cell>
              <table:table-cell office:value-type="float" office:value="25.5538">
                <text:p>25.5538</text:p>
              </table:table-cell>
              <table:table-cell office:value-type="float" office:value="159.171">
                <text:p>159.171</text:p>
              </table:table-cell>
              <table:table-cell office:value-type="float" office:value="815.275">
                <text:p>815.275</text:p>
              </table:table-cell>
            </table:table-row>
            <table:table-row>
              <table:table-cell office:value-type="float" office:value="19.3">
                <text:p>19.3</text:p>
              </table:table-cell>
              <table:table-cell office:value-type="float" office:value="25.9048">
                <text:p>25.9048</text:p>
              </table:table-cell>
              <table:table-cell office:value-type="float" office:value="159.349">
                <text:p>159.349</text:p>
              </table:table-cell>
              <table:table-cell office:value-type="float" office:value="814.746">
                <text:p>814.746</text:p>
              </table:table-cell>
            </table:table-row>
            <table:table-row>
              <table:table-cell office:value-type="float" office:value="19.4">
                <text:p>19.4</text:p>
              </table:table-cell>
              <table:table-cell office:value-type="float" office:value="26.2624">
                <text:p>26.2624</text:p>
              </table:table-cell>
              <table:table-cell office:value-type="float" office:value="159.502">
                <text:p>159.502</text:p>
              </table:table-cell>
              <table:table-cell office:value-type="float" office:value="814.236">
                <text:p>814.236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26.6265">
                <text:p>26.6265</text:p>
              </table:table-cell>
              <table:table-cell office:value-type="float" office:value="159.629">
                <text:p>159.629</text:p>
              </table:table-cell>
              <table:table-cell office:value-type="float" office:value="813.745">
                <text:p>813.745</text:p>
              </table:table-cell>
            </table:table-row>
            <table:table-row>
              <table:table-cell office:value-type="float" office:value="19.6">
                <text:p>19.6</text:p>
              </table:table-cell>
              <table:table-cell office:value-type="float" office:value="26.9969">
                <text:p>26.9969</text:p>
              </table:table-cell>
              <table:table-cell office:value-type="float" office:value="159.73">
                <text:p>159.73</text:p>
              </table:table-cell>
              <table:table-cell office:value-type="float" office:value="813.273">
                <text:p>813.273</text:p>
              </table:table-cell>
            </table:table-row>
            <table:table-row>
              <table:table-cell office:value-type="float" office:value="19.7">
                <text:p>19.7</text:p>
              </table:table-cell>
              <table:table-cell office:value-type="float" office:value="27.3735">
                <text:p>27.3735</text:p>
              </table:table-cell>
              <table:table-cell office:value-type="float" office:value="159.806">
                <text:p>159.806</text:p>
              </table:table-cell>
              <table:table-cell office:value-type="float" office:value="812.821">
                <text:p>812.821</text:p>
              </table:table-cell>
            </table:table-row>
            <table:table-row>
              <table:table-cell office:value-type="float" office:value="19.8">
                <text:p>19.8</text:p>
              </table:table-cell>
              <table:table-cell office:value-type="float" office:value="27.7561">
                <text:p>27.7561</text:p>
              </table:table-cell>
              <table:table-cell office:value-type="float" office:value="159.855">
                <text:p>159.855</text:p>
              </table:table-cell>
              <table:table-cell office:value-type="float" office:value="812.389">
                <text:p>812.389</text:p>
              </table:table-cell>
            </table:table-row>
            <table:table-row>
              <table:table-cell office:value-type="float" office:value="19.9">
                <text:p>19.9</text:p>
              </table:table-cell>
              <table:table-cell office:value-type="float" office:value="28.1445">
                <text:p>28.1445</text:p>
              </table:table-cell>
              <table:table-cell office:value-type="float" office:value="159.879">
                <text:p>159.879</text:p>
              </table:table-cell>
              <table:table-cell office:value-type="float" office:value="811.976">
                <text:p>811.97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8.5386">
                <text:p>28.5386</text:p>
              </table:table-cell>
              <table:table-cell office:value-type="float" office:value="159.877">
                <text:p>159.877</text:p>
              </table:table-cell>
              <table:table-cell office:value-type="float" office:value="811.585">
                <text:p>811.585</text:p>
              </table:table-cell>
            </table:table-row>
            <table:table-row>
              <table:table-cell office:value-type="float" office:value="20.1">
                <text:p>20.1</text:p>
              </table:table-cell>
              <table:table-cell office:value-type="float" office:value="28.9381">
                <text:p>28.9381</text:p>
              </table:table-cell>
              <table:table-cell office:value-type="float" office:value="159.848">
                <text:p>159.848</text:p>
              </table:table-cell>
              <table:table-cell office:value-type="float" office:value="811.214">
                <text:p>811.214</text:p>
              </table:table-cell>
            </table:table-row>
            <table:table-row>
              <table:table-cell office:value-type="float" office:value="20.2">
                <text:p>20.2</text:p>
              </table:table-cell>
              <table:table-cell office:value-type="float" office:value="29.3427">
                <text:p>29.3427</text:p>
              </table:table-cell>
              <table:table-cell office:value-type="float" office:value="159.794">
                <text:p>159.794</text:p>
              </table:table-cell>
              <table:table-cell office:value-type="float" office:value="810.863">
                <text:p>810.863</text:p>
              </table:table-cell>
            </table:table-row>
            <table:table-row>
              <table:table-cell office:value-type="float" office:value="20.3">
                <text:p>20.3</text:p>
              </table:table-cell>
              <table:table-cell office:value-type="float" office:value="29.7523">
                <text:p>29.7523</text:p>
              </table:table-cell>
              <table:table-cell office:value-type="float" office:value="159.714">
                <text:p>159.714</text:p>
              </table:table-cell>
              <table:table-cell office:value-type="float" office:value="810.534">
                <text:p>810.534</text:p>
              </table:table-cell>
            </table:table-row>
            <table:table-row>
              <table:table-cell office:value-type="float" office:value="20.4">
                <text:p>20.4</text:p>
              </table:table-cell>
              <table:table-cell office:value-type="float" office:value="30.1666">
                <text:p>30.1666</text:p>
              </table:table-cell>
              <table:table-cell office:value-type="float" office:value="159.607">
                <text:p>159.607</text:p>
              </table:table-cell>
              <table:table-cell office:value-type="float" office:value="810.226">
                <text:p>810.226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30.5853">
                <text:p>30.5853</text:p>
              </table:table-cell>
              <table:table-cell office:value-type="float" office:value="159.475">
                <text:p>159.475</text:p>
              </table:table-cell>
              <table:table-cell office:value-type="float" office:value="809.94">
                <text:p>809.94</text:p>
              </table:table-cell>
            </table:table-row>
            <table:table-row>
              <table:table-cell office:value-type="float" office:value="20.6">
                <text:p>20.6</text:p>
              </table:table-cell>
              <table:table-cell office:value-type="float" office:value="31.008">
                <text:p>31.008</text:p>
              </table:table-cell>
              <table:table-cell office:value-type="float" office:value="159.317">
                <text:p>159.317</text:p>
              </table:table-cell>
              <table:table-cell office:value-type="float" office:value="809.675">
                <text:p>809.675</text:p>
              </table:table-cell>
            </table:table-row>
            <table:table-row>
              <table:table-cell office:value-type="float" office:value="20.7">
                <text:p>20.7</text:p>
              </table:table-cell>
              <table:table-cell office:value-type="float" office:value="31.4346">
                <text:p>31.4346</text:p>
              </table:table-cell>
              <table:table-cell office:value-type="float" office:value="159.134">
                <text:p>159.134</text:p>
              </table:table-cell>
              <table:table-cell office:value-type="float" office:value="809.432">
                <text:p>809.432</text:p>
              </table:table-cell>
            </table:table-row>
            <table:table-row>
              <table:table-cell office:value-type="float" office:value="20.8">
                <text:p>20.8</text:p>
              </table:table-cell>
              <table:table-cell office:value-type="float" office:value="31.8646">
                <text:p>31.8646</text:p>
              </table:table-cell>
              <table:table-cell office:value-type="float" office:value="158.925">
                <text:p>158.925</text:p>
              </table:table-cell>
              <table:table-cell office:value-type="float" office:value="809.21">
                <text:p>809.21</text:p>
              </table:table-cell>
            </table:table-row>
            <table:table-row>
              <table:table-cell office:value-type="float" office:value="20.9">
                <text:p>20.9</text:p>
              </table:table-cell>
              <table:table-cell office:value-type="float" office:value="32.2978">
                <text:p>32.2978</text:p>
              </table:table-cell>
              <table:table-cell office:value-type="float" office:value="158.691">
                <text:p>158.691</text:p>
              </table:table-cell>
              <table:table-cell office:value-type="float" office:value="809.011">
                <text:p>809.01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2.7337">
                <text:p>32.7337</text:p>
              </table:table-cell>
              <table:table-cell office:value-type="float" office:value="158.432">
                <text:p>158.432</text:p>
              </table:table-cell>
              <table:table-cell office:value-type="float" office:value="808.834">
                <text:p>808.834</text:p>
              </table:table-cell>
            </table:table-row>
            <table:table-row>
              <table:table-cell office:value-type="float" office:value="21.1">
                <text:p>21.1</text:p>
              </table:table-cell>
              <table:table-cell office:value-type="float" office:value="33.172">
                <text:p>33.172</text:p>
              </table:table-cell>
              <table:table-cell office:value-type="float" office:value="158.149">
                <text:p>158.149</text:p>
              </table:table-cell>
              <table:table-cell office:value-type="float" office:value="808.679">
                <text:p>808.679</text:p>
              </table:table-cell>
            </table:table-row>
            <table:table-row>
              <table:table-cell office:value-type="float" office:value="21.2">
                <text:p>21.2</text:p>
              </table:table-cell>
              <table:table-cell office:value-type="float" office:value="33.6123">
                <text:p>33.6123</text:p>
              </table:table-cell>
              <table:table-cell office:value-type="float" office:value="157.841">
                <text:p>157.841</text:p>
              </table:table-cell>
              <table:table-cell office:value-type="float" office:value="808.547">
                <text:p>808.547</text:p>
              </table:table-cell>
            </table:table-row>
            <table:table-row>
              <table:table-cell office:value-type="float" office:value="21.3">
                <text:p>21.3</text:p>
              </table:table-cell>
              <table:table-cell office:value-type="float" office:value="34.0542">
                <text:p>34.0542</text:p>
              </table:table-cell>
              <table:table-cell office:value-type="float" office:value="157.509">
                <text:p>157.509</text:p>
              </table:table-cell>
              <table:table-cell office:value-type="float" office:value="808.436">
                <text:p>808.436</text:p>
              </table:table-cell>
            </table:table-row>
            <table:table-row>
              <table:table-cell office:value-type="float" office:value="21.4">
                <text:p>21.4</text:p>
              </table:table-cell>
              <table:table-cell office:value-type="float" office:value="34.4973">
                <text:p>34.4973</text:p>
              </table:table-cell>
              <table:table-cell office:value-type="float" office:value="157.154">
                <text:p>157.154</text:p>
              </table:table-cell>
              <table:table-cell office:value-type="float" office:value="808.348">
                <text:p>808.348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34.9411">
                <text:p>34.9411</text:p>
              </table:table-cell>
              <table:table-cell office:value-type="float" office:value="156.776">
                <text:p>156.776</text:p>
              </table:table-cell>
              <table:table-cell office:value-type="float" office:value="808.283">
                <text:p>808.283</text:p>
              </table:table-cell>
            </table:table-row>
            <table:table-row>
              <table:table-cell office:value-type="float" office:value="21.6">
                <text:p>21.6</text:p>
              </table:table-cell>
              <table:table-cell office:value-type="float" office:value="35.3852">
                <text:p>35.3852</text:p>
              </table:table-cell>
              <table:table-cell office:value-type="float" office:value="156.375">
                <text:p>156.375</text:p>
              </table:table-cell>
              <table:table-cell office:value-type="float" office:value="808.24">
                <text:p>808.24</text:p>
              </table:table-cell>
            </table:table-row>
            <table:table-row>
              <table:table-cell office:value-type="float" office:value="21.7">
                <text:p>21.7</text:p>
              </table:table-cell>
              <table:table-cell office:value-type="float" office:value="35.8292">
                <text:p>35.8292</text:p>
              </table:table-cell>
              <table:table-cell office:value-type="float" office:value="155.952">
                <text:p>155.952</text:p>
              </table:table-cell>
              <table:table-cell office:value-type="float" office:value="808.219">
                <text:p>808.219</text:p>
              </table:table-cell>
            </table:table-row>
            <table:table-row>
              <table:table-cell office:value-type="float" office:value="21.8">
                <text:p>21.8</text:p>
              </table:table-cell>
              <table:table-cell office:value-type="float" office:value="36.2726">
                <text:p>36.2726</text:p>
              </table:table-cell>
              <table:table-cell office:value-type="float" office:value="155.507">
                <text:p>155.507</text:p>
              </table:table-cell>
              <table:table-cell office:value-type="float" office:value="808.22">
                <text:p>808.22</text:p>
              </table:table-cell>
            </table:table-row>
            <table:table-row>
              <table:table-cell office:value-type="float" office:value="21.9">
                <text:p>21.9</text:p>
              </table:table-cell>
              <table:table-cell office:value-type="float" office:value="36.7149">
                <text:p>36.7149</text:p>
              </table:table-cell>
              <table:table-cell office:value-type="float" office:value="155.042">
                <text:p>155.042</text:p>
              </table:table-cell>
              <table:table-cell office:value-type="float" office:value="808.243">
                <text:p>808.24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7.1556">
                <text:p>37.1556</text:p>
              </table:table-cell>
              <table:table-cell office:value-type="float" office:value="154.556">
                <text:p>154.556</text:p>
              </table:table-cell>
              <table:table-cell office:value-type="float" office:value="808.289">
                <text:p>808.289</text:p>
              </table:table-cell>
            </table:table-row>
            <table:table-row>
              <table:table-cell office:value-type="float" office:value="22.1">
                <text:p>22.1</text:p>
              </table:table-cell>
              <table:table-cell office:value-type="float" office:value="37.5943">
                <text:p>37.5943</text:p>
              </table:table-cell>
              <table:table-cell office:value-type="float" office:value="154.05">
                <text:p>154.05</text:p>
              </table:table-cell>
              <table:table-cell office:value-type="float" office:value="808.356">
                <text:p>808.356</text:p>
              </table:table-cell>
            </table:table-row>
            <table:table-row>
              <table:table-cell office:value-type="float" office:value="22.2">
                <text:p>22.2</text:p>
              </table:table-cell>
              <table:table-cell office:value-type="float" office:value="38.0304">
                <text:p>38.0304</text:p>
              </table:table-cell>
              <table:table-cell office:value-type="float" office:value="153.524">
                <text:p>153.524</text:p>
              </table:table-cell>
              <table:table-cell office:value-type="float" office:value="808.445">
                <text:p>808.445</text:p>
              </table:table-cell>
            </table:table-row>
            <table:table-row>
              <table:table-cell office:value-type="float" office:value="22.3">
                <text:p>22.3</text:p>
              </table:table-cell>
              <table:table-cell office:value-type="float" office:value="38.4635">
                <text:p>38.4635</text:p>
              </table:table-cell>
              <table:table-cell office:value-type="float" office:value="152.981">
                <text:p>152.981</text:p>
              </table:table-cell>
              <table:table-cell office:value-type="float" office:value="808.556">
                <text:p>808.556</text:p>
              </table:table-cell>
            </table:table-row>
            <table:table-row>
              <table:table-cell office:value-type="float" office:value="22.4">
                <text:p>22.4</text:p>
              </table:table-cell>
              <table:table-cell office:value-type="float" office:value="38.893">
                <text:p>38.893</text:p>
              </table:table-cell>
              <table:table-cell office:value-type="float" office:value="152.419">
                <text:p>152.419</text:p>
              </table:table-cell>
              <table:table-cell office:value-type="float" office:value="808.688">
                <text:p>808.688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39.3184">
                <text:p>39.3184</text:p>
              </table:table-cell>
              <table:table-cell office:value-type="float" office:value="151.841">
                <text:p>151.841</text:p>
              </table:table-cell>
              <table:table-cell office:value-type="float" office:value="808.841">
                <text:p>808.841</text:p>
              </table:table-cell>
            </table:table-row>
            <table:table-row>
              <table:table-cell office:value-type="float" office:value="22.6">
                <text:p>22.6</text:p>
              </table:table-cell>
              <table:table-cell office:value-type="float" office:value="39.7393">
                <text:p>39.7393</text:p>
              </table:table-cell>
              <table:table-cell office:value-type="float" office:value="151.246">
                <text:p>151.246</text:p>
              </table:table-cell>
              <table:table-cell office:value-type="float" office:value="809.015">
                <text:p>809.015</text:p>
              </table:table-cell>
            </table:table-row>
            <table:table-row>
              <table:table-cell office:value-type="float" office:value="22.7">
                <text:p>22.7</text:p>
              </table:table-cell>
              <table:table-cell office:value-type="float" office:value="40.1552">
                <text:p>40.1552</text:p>
              </table:table-cell>
              <table:table-cell office:value-type="float" office:value="150.635">
                <text:p>150.635</text:p>
              </table:table-cell>
              <table:table-cell office:value-type="float" office:value="809.209">
                <text:p>809.209</text:p>
              </table:table-cell>
            </table:table-row>
            <table:table-row>
              <table:table-cell office:value-type="float" office:value="22.8">
                <text:p>22.8</text:p>
              </table:table-cell>
              <table:table-cell office:value-type="float" office:value="40.5654">
                <text:p>40.5654</text:p>
              </table:table-cell>
              <table:table-cell office:value-type="float" office:value="150.01">
                <text:p>150.01</text:p>
              </table:table-cell>
              <table:table-cell office:value-type="float" office:value="809.424">
                <text:p>809.424</text:p>
              </table:table-cell>
            </table:table-row>
            <table:table-row>
              <table:table-cell office:value-type="float" office:value="22.9">
                <text:p>22.9</text:p>
              </table:table-cell>
              <table:table-cell office:value-type="float" office:value="40.9696">
                <text:p>40.9696</text:p>
              </table:table-cell>
              <table:table-cell office:value-type="float" office:value="149.371">
                <text:p>149.371</text:p>
              </table:table-cell>
              <table:table-cell office:value-type="float" office:value="809.659">
                <text:p>809.65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41.3673">
                <text:p>41.3673</text:p>
              </table:table-cell>
              <table:table-cell office:value-type="float" office:value="148.719">
                <text:p>148.719</text:p>
              </table:table-cell>
              <table:table-cell office:value-type="float" office:value="809.913">
                <text:p>809.913</text:p>
              </table:table-cell>
            </table:table-row>
            <table:table-row>
              <table:table-cell office:value-type="float" office:value="23.1">
                <text:p>23.1</text:p>
              </table:table-cell>
              <table:table-cell office:value-type="float" office:value="41.7579">
                <text:p>41.7579</text:p>
              </table:table-cell>
              <table:table-cell office:value-type="float" office:value="148.055">
                <text:p>148.055</text:p>
              </table:table-cell>
              <table:table-cell office:value-type="float" office:value="810.187">
                <text:p>810.187</text:p>
              </table:table-cell>
            </table:table-row>
            <table:table-row>
              <table:table-cell office:value-type="float" office:value="23.2">
                <text:p>23.2</text:p>
              </table:table-cell>
              <table:table-cell office:value-type="float" office:value="42.141">
                <text:p>42.141</text:p>
              </table:table-cell>
              <table:table-cell office:value-type="float" office:value="147.38">
                <text:p>147.38</text:p>
              </table:table-cell>
              <table:table-cell office:value-type="float" office:value="810.479">
                <text:p>810.479</text:p>
              </table:table-cell>
            </table:table-row>
            <table:table-row>
              <table:table-cell office:value-type="float" office:value="23.3">
                <text:p>23.3</text:p>
              </table:table-cell>
              <table:table-cell office:value-type="float" office:value="42.5162">
                <text:p>42.5162</text:p>
              </table:table-cell>
              <table:table-cell office:value-type="float" office:value="146.694">
                <text:p>146.694</text:p>
              </table:table-cell>
              <table:table-cell office:value-type="float" office:value="810.79">
                <text:p>810.79</text:p>
              </table:table-cell>
            </table:table-row>
            <table:table-row>
              <table:table-cell office:value-type="float" office:value="23.4">
                <text:p>23.4</text:p>
              </table:table-cell>
              <table:table-cell office:value-type="float" office:value="42.8829">
                <text:p>42.8829</text:p>
              </table:table-cell>
              <table:table-cell office:value-type="float" office:value="145.998">
                <text:p>145.998</text:p>
              </table:table-cell>
              <table:table-cell office:value-type="float" office:value="811.119">
                <text:p>811.119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43.2408">
                <text:p>43.2408</text:p>
              </table:table-cell>
              <table:table-cell office:value-type="float" office:value="145.294">
                <text:p>145.294</text:p>
              </table:table-cell>
              <table:table-cell office:value-type="float" office:value="811.465">
                <text:p>811.465</text:p>
              </table:table-cell>
            </table:table-row>
            <table:table-row>
              <table:table-cell office:value-type="float" office:value="23.6">
                <text:p>23.6</text:p>
              </table:table-cell>
              <table:table-cell office:value-type="float" office:value="43.5894">
                <text:p>43.5894</text:p>
              </table:table-cell>
              <table:table-cell office:value-type="float" office:value="144.582">
                <text:p>144.582</text:p>
              </table:table-cell>
              <table:table-cell office:value-type="float" office:value="811.828">
                <text:p>811.828</text:p>
              </table:table-cell>
            </table:table-row>
            <table:table-row>
              <table:table-cell office:value-type="float" office:value="23.7">
                <text:p>23.7</text:p>
              </table:table-cell>
              <table:table-cell office:value-type="float" office:value="43.9283">
                <text:p>43.9283</text:p>
              </table:table-cell>
              <table:table-cell office:value-type="float" office:value="143.864">
                <text:p>143.864</text:p>
              </table:table-cell>
              <table:table-cell office:value-type="float" office:value="812.208">
                <text:p>812.208</text:p>
              </table:table-cell>
            </table:table-row>
            <table:table-row>
              <table:table-cell office:value-type="float" office:value="23.8">
                <text:p>23.8</text:p>
              </table:table-cell>
              <table:table-cell office:value-type="float" office:value="44.2571">
                <text:p>44.2571</text:p>
              </table:table-cell>
              <table:table-cell office:value-type="float" office:value="143.139">
                <text:p>143.139</text:p>
              </table:table-cell>
              <table:table-cell office:value-type="float" office:value="812.604">
                <text:p>812.604</text:p>
              </table:table-cell>
            </table:table-row>
            <table:table-row>
              <table:table-cell office:value-type="float" office:value="23.9">
                <text:p>23.9</text:p>
              </table:table-cell>
              <table:table-cell office:value-type="float" office:value="44.5755">
                <text:p>44.5755</text:p>
              </table:table-cell>
              <table:table-cell office:value-type="float" office:value="142.41">
                <text:p>142.41</text:p>
              </table:table-cell>
              <table:table-cell office:value-type="float" office:value="813.015">
                <text:p>813.01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4.8832">
                <text:p>44.8832</text:p>
              </table:table-cell>
              <table:table-cell office:value-type="float" office:value="141.676">
                <text:p>141.676</text:p>
              </table:table-cell>
              <table:table-cell office:value-type="float" office:value="813.441">
                <text:p>813.441</text:p>
              </table:table-cell>
            </table:table-row>
            <table:table-row>
              <table:table-cell office:value-type="float" office:value="24.1">
                <text:p>24.1</text:p>
              </table:table-cell>
              <table:table-cell office:value-type="float" office:value="45.1797">
                <text:p>45.1797</text:p>
              </table:table-cell>
              <table:table-cell office:value-type="float" office:value="140.939">
                <text:p>140.939</text:p>
              </table:table-cell>
              <table:table-cell office:value-type="float" office:value="813.881">
                <text:p>813.881</text:p>
              </table:table-cell>
            </table:table-row>
            <table:table-row>
              <table:table-cell office:value-type="float" office:value="24.2">
                <text:p>24.2</text:p>
              </table:table-cell>
              <table:table-cell office:value-type="float" office:value="45.4648">
                <text:p>45.4648</text:p>
              </table:table-cell>
              <table:table-cell office:value-type="float" office:value="140.2">
                <text:p>140.2</text:p>
              </table:table-cell>
              <table:table-cell office:value-type="float" office:value="814.335">
                <text:p>814.335</text:p>
              </table:table-cell>
            </table:table-row>
            <table:table-row>
              <table:table-cell office:value-type="float" office:value="24.3">
                <text:p>24.3</text:p>
              </table:table-cell>
              <table:table-cell office:value-type="float" office:value="45.7382">
                <text:p>45.7382</text:p>
              </table:table-cell>
              <table:table-cell office:value-type="float" office:value="139.46">
                <text:p>139.46</text:p>
              </table:table-cell>
              <table:table-cell office:value-type="float" office:value="814.802">
                <text:p>814.802</text:p>
              </table:table-cell>
            </table:table-row>
            <table:table-row>
              <table:table-cell office:value-type="float" office:value="24.4">
                <text:p>24.4</text:p>
              </table:table-cell>
              <table:table-cell office:value-type="float" office:value="45.9997">
                <text:p>45.9997</text:p>
              </table:table-cell>
              <table:table-cell office:value-type="float" office:value="138.719">
                <text:p>138.719</text:p>
              </table:table-cell>
              <table:table-cell office:value-type="float" office:value="815.281">
                <text:p>815.281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46.249">
                <text:p>46.249</text:p>
              </table:table-cell>
              <table:table-cell office:value-type="float" office:value="137.978">
                <text:p>137.978</text:p>
              </table:table-cell>
              <table:table-cell office:value-type="float" office:value="815.773">
                <text:p>815.773</text:p>
              </table:table-cell>
            </table:table-row>
            <table:table-row>
              <table:table-cell office:value-type="float" office:value="24.6">
                <text:p>24.6</text:p>
              </table:table-cell>
              <table:table-cell office:value-type="float" office:value="46.4859">
                <text:p>46.4859</text:p>
              </table:table-cell>
              <table:table-cell office:value-type="float" office:value="137.239">
                <text:p>137.239</text:p>
              </table:table-cell>
              <table:table-cell office:value-type="float" office:value="816.275">
                <text:p>816.275</text:p>
              </table:table-cell>
            </table:table-row>
            <table:table-row>
              <table:table-cell office:value-type="float" office:value="24.7">
                <text:p>24.7</text:p>
              </table:table-cell>
              <table:table-cell office:value-type="float" office:value="46.7102">
                <text:p>46.7102</text:p>
              </table:table-cell>
              <table:table-cell office:value-type="float" office:value="136.501">
                <text:p>136.501</text:p>
              </table:table-cell>
              <table:table-cell office:value-type="float" office:value="816.789">
                <text:p>816.789</text:p>
              </table:table-cell>
            </table:table-row>
            <table:table-row>
              <table:table-cell office:value-type="float" office:value="24.8">
                <text:p>24.8</text:p>
              </table:table-cell>
              <table:table-cell office:value-type="float" office:value="46.9218">
                <text:p>46.9218</text:p>
              </table:table-cell>
              <table:table-cell office:value-type="float" office:value="135.767">
                <text:p>135.767</text:p>
              </table:table-cell>
              <table:table-cell office:value-type="float" office:value="817.312">
                <text:p>817.312</text:p>
              </table:table-cell>
            </table:table-row>
            <table:table-row>
              <table:table-cell office:value-type="float" office:value="24.9">
                <text:p>24.9</text:p>
              </table:table-cell>
              <table:table-cell office:value-type="float" office:value="47.1206">
                <text:p>47.1206</text:p>
              </table:table-cell>
              <table:table-cell office:value-type="float" office:value="135.036">
                <text:p>135.036</text:p>
              </table:table-cell>
              <table:table-cell office:value-type="float" office:value="817.844">
                <text:p>817.84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7.3065">
                <text:p>47.3065</text:p>
              </table:table-cell>
              <table:table-cell office:value-type="float" office:value="134.309">
                <text:p>134.309</text:p>
              </table:table-cell>
              <table:table-cell office:value-type="float" office:value="818.385">
                <text:p>818.385</text:p>
              </table:table-cell>
            </table:table-row>
            <table:table-row>
              <table:table-cell office:value-type="float" office:value="25.1">
                <text:p>25.1</text:p>
              </table:table-cell>
              <table:table-cell office:value-type="float" office:value="47.4793">
                <text:p>47.4793</text:p>
              </table:table-cell>
              <table:table-cell office:value-type="float" office:value="133.587">
                <text:p>133.587</text:p>
              </table:table-cell>
              <table:table-cell office:value-type="float" office:value="818.934">
                <text:p>818.934</text:p>
              </table:table-cell>
            </table:table-row>
            <table:table-row>
              <table:table-cell office:value-type="float" office:value="25.2">
                <text:p>25.2</text:p>
              </table:table-cell>
              <table:table-cell office:value-type="float" office:value="47.639">
                <text:p>47.639</text:p>
              </table:table-cell>
              <table:table-cell office:value-type="float" office:value="132.871">
                <text:p>132.871</text:p>
              </table:table-cell>
              <table:table-cell office:value-type="float" office:value="819.49">
                <text:p>819.49</text:p>
              </table:table-cell>
            </table:table-row>
            <table:table-row>
              <table:table-cell office:value-type="float" office:value="25.3">
                <text:p>25.3</text:p>
              </table:table-cell>
              <table:table-cell office:value-type="float" office:value="47.7857">
                <text:p>47.7857</text:p>
              </table:table-cell>
              <table:table-cell office:value-type="float" office:value="132.162">
                <text:p>132.162</text:p>
              </table:table-cell>
              <table:table-cell office:value-type="float" office:value="820.052">
                <text:p>820.052</text:p>
              </table:table-cell>
            </table:table-row>
            <table:table-row>
              <table:table-cell office:value-type="float" office:value="25.4">
                <text:p>25.4</text:p>
              </table:table-cell>
              <table:table-cell office:value-type="float" office:value="47.9193">
                <text:p>47.9193</text:p>
              </table:table-cell>
              <table:table-cell office:value-type="float" office:value="131.46">
                <text:p>131.46</text:p>
              </table:table-cell>
              <table:table-cell office:value-type="float" office:value="820.621">
                <text:p>820.621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48.0398">
                <text:p>48.0398</text:p>
              </table:table-cell>
              <table:table-cell office:value-type="float" office:value="130.766">
                <text:p>130.766</text:p>
              </table:table-cell>
              <table:table-cell office:value-type="float" office:value="821.194">
                <text:p>821.194</text:p>
              </table:table-cell>
            </table:table-row>
            <table:table-row>
              <table:table-cell office:value-type="float" office:value="25.6">
                <text:p>25.6</text:p>
              </table:table-cell>
              <table:table-cell office:value-type="float" office:value="48.1472">
                <text:p>48.1472</text:p>
              </table:table-cell>
              <table:table-cell office:value-type="float" office:value="130.08">
                <text:p>130.08</text:p>
              </table:table-cell>
              <table:table-cell office:value-type="float" office:value="821.773">
                <text:p>821.773</text:p>
              </table:table-cell>
            </table:table-row>
            <table:table-row>
              <table:table-cell office:value-type="float" office:value="25.7">
                <text:p>25.7</text:p>
              </table:table-cell>
              <table:table-cell office:value-type="float" office:value="48.2418">
                <text:p>48.2418</text:p>
              </table:table-cell>
              <table:table-cell office:value-type="float" office:value="129.403">
                <text:p>129.403</text:p>
              </table:table-cell>
              <table:table-cell office:value-type="float" office:value="822.355">
                <text:p>822.355</text:p>
              </table:table-cell>
            </table:table-row>
            <table:table-row>
              <table:table-cell office:value-type="float" office:value="25.8">
                <text:p>25.8</text:p>
              </table:table-cell>
              <table:table-cell office:value-type="float" office:value="48.3235">
                <text:p>48.3235</text:p>
              </table:table-cell>
              <table:table-cell office:value-type="float" office:value="128.736">
                <text:p>128.736</text:p>
              </table:table-cell>
              <table:table-cell office:value-type="float" office:value="822.941">
                <text:p>822.941</text:p>
              </table:table-cell>
            </table:table-row>
            <table:table-row>
              <table:table-cell office:value-type="float" office:value="25.9">
                <text:p>25.9</text:p>
              </table:table-cell>
              <table:table-cell office:value-type="float" office:value="48.3925">
                <text:p>48.3925</text:p>
              </table:table-cell>
              <table:table-cell office:value-type="float" office:value="128.079">
                <text:p>128.079</text:p>
              </table:table-cell>
              <table:table-cell office:value-type="float" office:value="823.529">
                <text:p>823.52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8.4489">
                <text:p>48.4489</text:p>
              </table:table-cell>
              <table:table-cell office:value-type="float" office:value="127.432">
                <text:p>127.432</text:p>
              </table:table-cell>
              <table:table-cell office:value-type="float" office:value="824.119">
                <text:p>824.119</text:p>
              </table:table-cell>
            </table:table-row>
            <table:table-row>
              <table:table-cell office:value-type="float" office:value="26.1">
                <text:p>26.1</text:p>
              </table:table-cell>
              <table:table-cell office:value-type="float" office:value="48.4929">
                <text:p>48.4929</text:p>
              </table:table-cell>
              <table:table-cell office:value-type="float" office:value="126.797">
                <text:p>126.797</text:p>
              </table:table-cell>
              <table:table-cell office:value-type="float" office:value="824.711">
                <text:p>824.711</text:p>
              </table:table-cell>
            </table:table-row>
            <table:table-row>
              <table:table-cell office:value-type="float" office:value="26.2">
                <text:p>26.2</text:p>
              </table:table-cell>
              <table:table-cell office:value-type="float" office:value="48.5246">
                <text:p>48.5246</text:p>
              </table:table-cell>
              <table:table-cell office:value-type="float" office:value="126.173">
                <text:p>126.173</text:p>
              </table:table-cell>
              <table:table-cell office:value-type="float" office:value="825.303">
                <text:p>825.303</text:p>
              </table:table-cell>
            </table:table-row>
            <table:table-row>
              <table:table-cell office:value-type="float" office:value="26.3">
                <text:p>26.3</text:p>
              </table:table-cell>
              <table:table-cell office:value-type="float" office:value="48.5444">
                <text:p>48.5444</text:p>
              </table:table-cell>
              <table:table-cell office:value-type="float" office:value="125.561">
                <text:p>125.561</text:p>
              </table:table-cell>
              <table:table-cell office:value-type="float" office:value="825.895">
                <text:p>825.895</text:p>
              </table:table-cell>
            </table:table-row>
            <table:table-row>
              <table:table-cell office:value-type="float" office:value="26.4">
                <text:p>26.4</text:p>
              </table:table-cell>
              <table:table-cell office:value-type="float" office:value="48.5523">
                <text:p>48.5523</text:p>
              </table:table-cell>
              <table:table-cell office:value-type="float" office:value="124.961">
                <text:p>124.961</text:p>
              </table:table-cell>
              <table:table-cell office:value-type="float" office:value="826.487">
                <text:p>826.487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48.5486">
                <text:p>48.5486</text:p>
              </table:table-cell>
              <table:table-cell office:value-type="float" office:value="124.374">
                <text:p>124.374</text:p>
              </table:table-cell>
              <table:table-cell office:value-type="float" office:value="827.078">
                <text:p>827.078</text:p>
              </table:table-cell>
            </table:table-row>
            <table:table-row>
              <table:table-cell office:value-type="float" office:value="26.6">
                <text:p>26.6</text:p>
              </table:table-cell>
              <table:table-cell office:value-type="float" office:value="48.5336">
                <text:p>48.5336</text:p>
              </table:table-cell>
              <table:table-cell office:value-type="float" office:value="123.8">
                <text:p>123.8</text:p>
              </table:table-cell>
              <table:table-cell office:value-type="float" office:value="827.667">
                <text:p>827.667</text:p>
              </table:table-cell>
            </table:table-row>
            <table:table-row>
              <table:table-cell office:value-type="float" office:value="26.7">
                <text:p>26.7</text:p>
              </table:table-cell>
              <table:table-cell office:value-type="float" office:value="48.5075">
                <text:p>48.5075</text:p>
              </table:table-cell>
              <table:table-cell office:value-type="float" office:value="123.239">
                <text:p>123.239</text:p>
              </table:table-cell>
              <table:table-cell office:value-type="float" office:value="828.254">
                <text:p>828.254</text:p>
              </table:table-cell>
            </table:table-row>
            <table:table-row>
              <table:table-cell office:value-type="float" office:value="26.8">
                <text:p>26.8</text:p>
              </table:table-cell>
              <table:table-cell office:value-type="float" office:value="48.4706">
                <text:p>48.4706</text:p>
              </table:table-cell>
              <table:table-cell office:value-type="float" office:value="122.691">
                <text:p>122.691</text:p>
              </table:table-cell>
              <table:table-cell office:value-type="float" office:value="828.838">
                <text:p>828.838</text:p>
              </table:table-cell>
            </table:table-row>
            <table:table-row>
              <table:table-cell office:value-type="float" office:value="26.9">
                <text:p>26.9</text:p>
              </table:table-cell>
              <table:table-cell office:value-type="float" office:value="48.4232">
                <text:p>48.4232</text:p>
              </table:table-cell>
              <table:table-cell office:value-type="float" office:value="122.158">
                <text:p>122.158</text:p>
              </table:table-cell>
              <table:table-cell office:value-type="float" office:value="829.419">
                <text:p>829.41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8.3656">
                <text:p>48.3656</text:p>
              </table:table-cell>
              <table:table-cell office:value-type="float" office:value="121.638">
                <text:p>121.638</text:p>
              </table:table-cell>
              <table:table-cell office:value-type="float" office:value="829.996">
                <text:p>829.996</text:p>
              </table:table-cell>
            </table:table-row>
            <table:table-row>
              <table:table-cell office:value-type="float" office:value="27.1">
                <text:p>27.1</text:p>
              </table:table-cell>
              <table:table-cell office:value-type="float" office:value="48.2981">
                <text:p>48.2981</text:p>
              </table:table-cell>
              <table:table-cell office:value-type="float" office:value="121.133">
                <text:p>121.133</text:p>
              </table:table-cell>
              <table:table-cell office:value-type="float" office:value="830.569">
                <text:p>830.569</text:p>
              </table:table-cell>
            </table:table-row>
            <table:table-row>
              <table:table-cell office:value-type="float" office:value="27.2">
                <text:p>27.2</text:p>
              </table:table-cell>
              <table:table-cell office:value-type="float" office:value="48.221">
                <text:p>48.221</text:p>
              </table:table-cell>
              <table:table-cell office:value-type="float" office:value="120.642">
                <text:p>120.642</text:p>
              </table:table-cell>
              <table:table-cell office:value-type="float" office:value="831.137">
                <text:p>831.137</text:p>
              </table:table-cell>
            </table:table-row>
            <table:table-row>
              <table:table-cell office:value-type="float" office:value="27.3">
                <text:p>27.3</text:p>
              </table:table-cell>
              <table:table-cell office:value-type="float" office:value="48.1346">
                <text:p>48.1346</text:p>
              </table:table-cell>
              <table:table-cell office:value-type="float" office:value="120.165">
                <text:p>120.165</text:p>
              </table:table-cell>
              <table:table-cell office:value-type="float" office:value="831.7">
                <text:p>831.7</text:p>
              </table:table-cell>
            </table:table-row>
            <table:table-row>
              <table:table-cell office:value-type="float" office:value="27.4">
                <text:p>27.4</text:p>
              </table:table-cell>
              <table:table-cell office:value-type="float" office:value="48.0393">
                <text:p>48.0393</text:p>
              </table:table-cell>
              <table:table-cell office:value-type="float" office:value="119.704">
                <text:p>119.704</text:p>
              </table:table-cell>
              <table:table-cell office:value-type="float" office:value="832.257">
                <text:p>832.257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47.9353">
                <text:p>47.9353</text:p>
              </table:table-cell>
              <table:table-cell office:value-type="float" office:value="119.256">
                <text:p>119.256</text:p>
              </table:table-cell>
              <table:table-cell office:value-type="float" office:value="832.808">
                <text:p>832.808</text:p>
              </table:table-cell>
            </table:table-row>
            <table:table-row>
              <table:table-cell office:value-type="float" office:value="27.6">
                <text:p>27.6</text:p>
              </table:table-cell>
              <table:table-cell office:value-type="float" office:value="47.8232">
                <text:p>47.8232</text:p>
              </table:table-cell>
              <table:table-cell office:value-type="float" office:value="118.824">
                <text:p>118.824</text:p>
              </table:table-cell>
              <table:table-cell office:value-type="float" office:value="833.353">
                <text:p>833.353</text:p>
              </table:table-cell>
            </table:table-row>
            <table:table-row>
              <table:table-cell office:value-type="float" office:value="27.7">
                <text:p>27.7</text:p>
              </table:table-cell>
              <table:table-cell office:value-type="float" office:value="47.703">
                <text:p>47.703</text:p>
              </table:table-cell>
              <table:table-cell office:value-type="float" office:value="118.407">
                <text:p>118.407</text:p>
              </table:table-cell>
              <table:table-cell office:value-type="float" office:value="833.89">
                <text:p>833.89</text:p>
              </table:table-cell>
            </table:table-row>
            <table:table-row>
              <table:table-cell office:value-type="float" office:value="27.8">
                <text:p>27.8</text:p>
              </table:table-cell>
              <table:table-cell office:value-type="float" office:value="47.5753">
                <text:p>47.5753</text:p>
              </table:table-cell>
              <table:table-cell office:value-type="float" office:value="118.004">
                <text:p>118.004</text:p>
              </table:table-cell>
              <table:table-cell office:value-type="float" office:value="834.421">
                <text:p>834.421</text:p>
              </table:table-cell>
            </table:table-row>
            <table:table-row>
              <table:table-cell office:value-type="float" office:value="27.9">
                <text:p>27.9</text:p>
              </table:table-cell>
              <table:table-cell office:value-type="float" office:value="47.4404">
                <text:p>47.4404</text:p>
              </table:table-cell>
              <table:table-cell office:value-type="float" office:value="117.616">
                <text:p>117.616</text:p>
              </table:table-cell>
              <table:table-cell office:value-type="float" office:value="834.943">
                <text:p>834.94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47.2986">
                <text:p>47.2986</text:p>
              </table:table-cell>
              <table:table-cell office:value-type="float" office:value="117.243">
                <text:p>117.243</text:p>
              </table:table-cell>
              <table:table-cell office:value-type="float" office:value="835.458">
                <text:p>835.458</text:p>
              </table:table-cell>
            </table:table-row>
            <table:table-row>
              <table:table-cell office:value-type="float" office:value="28.1">
                <text:p>28.1</text:p>
              </table:table-cell>
              <table:table-cell office:value-type="float" office:value="47.1502">
                <text:p>47.1502</text:p>
              </table:table-cell>
              <table:table-cell office:value-type="float" office:value="116.885">
                <text:p>116.885</text:p>
              </table:table-cell>
              <table:table-cell office:value-type="float" office:value="835.964">
                <text:p>835.964</text:p>
              </table:table-cell>
            </table:table-row>
            <table:table-row>
              <table:table-cell office:value-type="float" office:value="28.2">
                <text:p>28.2</text:p>
              </table:table-cell>
              <table:table-cell office:value-type="float" office:value="46.9956">
                <text:p>46.9956</text:p>
              </table:table-cell>
              <table:table-cell office:value-type="float" office:value="116.542">
                <text:p>116.542</text:p>
              </table:table-cell>
              <table:table-cell office:value-type="float" office:value="836.462">
                <text:p>836.462</text:p>
              </table:table-cell>
            </table:table-row>
            <table:table-row>
              <table:table-cell office:value-type="float" office:value="28.3">
                <text:p>28.3</text:p>
              </table:table-cell>
              <table:table-cell office:value-type="float" office:value="46.8352">
                <text:p>46.8352</text:p>
              </table:table-cell>
              <table:table-cell office:value-type="float" office:value="116.214">
                <text:p>116.214</text:p>
              </table:table-cell>
              <table:table-cell office:value-type="float" office:value="836.951">
                <text:p>836.951</text:p>
              </table:table-cell>
            </table:table-row>
            <table:table-row>
              <table:table-cell office:value-type="float" office:value="28.4">
                <text:p>28.4</text:p>
              </table:table-cell>
              <table:table-cell office:value-type="float" office:value="46.6692">
                <text:p>46.6692</text:p>
              </table:table-cell>
              <table:table-cell office:value-type="float" office:value="115.9">
                <text:p>115.9</text:p>
              </table:table-cell>
              <table:table-cell office:value-type="float" office:value="837.431">
                <text:p>837.431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46.4981">
                <text:p>46.4981</text:p>
              </table:table-cell>
              <table:table-cell office:value-type="float" office:value="115.601">
                <text:p>115.601</text:p>
              </table:table-cell>
              <table:table-cell office:value-type="float" office:value="837.901">
                <text:p>837.901</text:p>
              </table:table-cell>
            </table:table-row>
            <table:table-row>
              <table:table-cell office:value-type="float" office:value="28.6">
                <text:p>28.6</text:p>
              </table:table-cell>
              <table:table-cell office:value-type="float" office:value="46.3221">
                <text:p>46.3221</text:p>
              </table:table-cell>
              <table:table-cell office:value-type="float" office:value="115.316">
                <text:p>115.316</text:p>
              </table:table-cell>
              <table:table-cell office:value-type="float" office:value="838.362">
                <text:p>838.362</text:p>
              </table:table-cell>
            </table:table-row>
            <table:table-row>
              <table:table-cell office:value-type="float" office:value="28.7">
                <text:p>28.7</text:p>
              </table:table-cell>
              <table:table-cell office:value-type="float" office:value="46.1416">
                <text:p>46.1416</text:p>
              </table:table-cell>
              <table:table-cell office:value-type="float" office:value="115.046">
                <text:p>115.046</text:p>
              </table:table-cell>
              <table:table-cell office:value-type="float" office:value="838.812">
                <text:p>838.812</text:p>
              </table:table-cell>
            </table:table-row>
            <table:table-row>
              <table:table-cell office:value-type="float" office:value="28.8">
                <text:p>28.8</text:p>
              </table:table-cell>
              <table:table-cell office:value-type="float" office:value="45.9568">
                <text:p>45.9568</text:p>
              </table:table-cell>
              <table:table-cell office:value-type="float" office:value="114.79">
                <text:p>114.79</text:p>
              </table:table-cell>
              <table:table-cell office:value-type="float" office:value="839.253">
                <text:p>839.253</text:p>
              </table:table-cell>
            </table:table-row>
            <table:table-row>
              <table:table-cell office:value-type="float" office:value="28.9">
                <text:p>28.9</text:p>
              </table:table-cell>
              <table:table-cell office:value-type="float" office:value="45.7682">
                <text:p>45.7682</text:p>
              </table:table-cell>
              <table:table-cell office:value-type="float" office:value="114.549">
                <text:p>114.549</text:p>
              </table:table-cell>
              <table:table-cell office:value-type="float" office:value="839.683">
                <text:p>839.68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45.576">
                <text:p>45.576</text:p>
              </table:table-cell>
              <table:table-cell office:value-type="float" office:value="114.321">
                <text:p>114.321</text:p>
              </table:table-cell>
              <table:table-cell office:value-type="float" office:value="840.103">
                <text:p>840.103</text:p>
              </table:table-cell>
            </table:table-row>
            <table:table-row>
              <table:table-cell office:value-type="float" office:value="29.1">
                <text:p>29.1</text:p>
              </table:table-cell>
              <table:table-cell office:value-type="float" office:value="45.3805">
                <text:p>45.3805</text:p>
              </table:table-cell>
              <table:table-cell office:value-type="float" office:value="114.107">
                <text:p>114.107</text:p>
              </table:table-cell>
              <table:table-cell office:value-type="float" office:value="840.513">
                <text:p>840.513</text:p>
              </table:table-cell>
            </table:table-row>
            <table:table-row>
              <table:table-cell office:value-type="float" office:value="29.2">
                <text:p>29.2</text:p>
              </table:table-cell>
              <table:table-cell office:value-type="float" office:value="45.1821">
                <text:p>45.1821</text:p>
              </table:table-cell>
              <table:table-cell office:value-type="float" office:value="113.907">
                <text:p>113.907</text:p>
              </table:table-cell>
              <table:table-cell office:value-type="float" office:value="840.911">
                <text:p>840.911</text:p>
              </table:table-cell>
            </table:table-row>
            <table:table-row>
              <table:table-cell office:value-type="float" office:value="29.3">
                <text:p>29.3</text:p>
              </table:table-cell>
              <table:table-cell office:value-type="float" office:value="44.9809">
                <text:p>44.9809</text:p>
              </table:table-cell>
              <table:table-cell office:value-type="float" office:value="113.72">
                <text:p>113.72</text:p>
              </table:table-cell>
              <table:table-cell office:value-type="float" office:value="841.299">
                <text:p>841.299</text:p>
              </table:table-cell>
            </table:table-row>
            <table:table-row>
              <table:table-cell office:value-type="float" office:value="29.4">
                <text:p>29.4</text:p>
              </table:table-cell>
              <table:table-cell office:value-type="float" office:value="44.7774">
                <text:p>44.7774</text:p>
              </table:table-cell>
              <table:table-cell office:value-type="float" office:value="113.547">
                <text:p>113.547</text:p>
              </table:table-cell>
              <table:table-cell office:value-type="float" office:value="841.676">
                <text:p>841.676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44.5718">
                <text:p>44.5718</text:p>
              </table:table-cell>
              <table:table-cell office:value-type="float" office:value="113.386">
                <text:p>113.386</text:p>
              </table:table-cell>
              <table:table-cell office:value-type="float" office:value="842.042">
                <text:p>842.042</text:p>
              </table:table-cell>
            </table:table-row>
            <table:table-row>
              <table:table-cell office:value-type="float" office:value="29.6">
                <text:p>29.6</text:p>
              </table:table-cell>
              <table:table-cell office:value-type="float" office:value="44.3643">
                <text:p>44.3643</text:p>
              </table:table-cell>
              <table:table-cell office:value-type="float" office:value="113.239">
                <text:p>113.239</text:p>
              </table:table-cell>
              <table:table-cell office:value-type="float" office:value="842.396">
                <text:p>842.396</text:p>
              </table:table-cell>
            </table:table-row>
            <table:table-row>
              <table:table-cell office:value-type="float" office:value="29.7">
                <text:p>29.7</text:p>
              </table:table-cell>
              <table:table-cell office:value-type="float" office:value="44.1552">
                <text:p>44.1552</text:p>
              </table:table-cell>
              <table:table-cell office:value-type="float" office:value="113.105">
                <text:p>113.105</text:p>
              </table:table-cell>
              <table:table-cell office:value-type="float" office:value="842.74">
                <text:p>842.74</text:p>
              </table:table-cell>
            </table:table-row>
            <table:table-row>
              <table:table-cell office:value-type="float" office:value="29.8">
                <text:p>29.8</text:p>
              </table:table-cell>
              <table:table-cell office:value-type="float" office:value="43.9448">
                <text:p>43.9448</text:p>
              </table:table-cell>
              <table:table-cell office:value-type="float" office:value="112.983">
                <text:p>112.983</text:p>
              </table:table-cell>
              <table:table-cell office:value-type="float" office:value="843.072">
                <text:p>843.072</text:p>
              </table:table-cell>
            </table:table-row>
            <table:table-row>
              <table:table-cell office:value-type="float" office:value="29.9">
                <text:p>29.9</text:p>
              </table:table-cell>
              <table:table-cell office:value-type="float" office:value="43.7333">
                <text:p>43.7333</text:p>
              </table:table-cell>
              <table:table-cell office:value-type="float" office:value="112.873">
                <text:p>112.873</text:p>
              </table:table-cell>
              <table:table-cell office:value-type="float" office:value="843.393">
                <text:p>843.39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3.521">
                <text:p>43.521</text:p>
              </table:table-cell>
              <table:table-cell office:value-type="float" office:value="112.776">
                <text:p>112.776</text:p>
              </table:table-cell>
              <table:table-cell office:value-type="float" office:value="843.703">
                <text:p>843.703</text:p>
              </table:table-cell>
            </table:table-row>
            <table:table-row>
              <table:table-cell office:value-type="float" office:value="30.1">
                <text:p>30.1</text:p>
              </table:table-cell>
              <table:table-cell office:value-type="float" office:value="43.3081">
                <text:p>43.3081</text:p>
              </table:table-cell>
              <table:table-cell office:value-type="float" office:value="112.69">
                <text:p>112.69</text:p>
              </table:table-cell>
              <table:table-cell office:value-type="float" office:value="844.002">
                <text:p>844.002</text:p>
              </table:table-cell>
            </table:table-row>
            <table:table-row>
              <table:table-cell office:value-type="float" office:value="30.2">
                <text:p>30.2</text:p>
              </table:table-cell>
              <table:table-cell office:value-type="float" office:value="43.0948">
                <text:p>43.0948</text:p>
              </table:table-cell>
              <table:table-cell office:value-type="float" office:value="112.616">
                <text:p>112.616</text:p>
              </table:table-cell>
              <table:table-cell office:value-type="float" office:value="844.289">
                <text:p>844.289</text:p>
              </table:table-cell>
            </table:table-row>
            <table:table-row>
              <table:table-cell office:value-type="float" office:value="30.3">
                <text:p>30.3</text:p>
              </table:table-cell>
              <table:table-cell office:value-type="float" office:value="42.8813">
                <text:p>42.8813</text:p>
              </table:table-cell>
              <table:table-cell office:value-type="float" office:value="112.554">
                <text:p>112.554</text:p>
              </table:table-cell>
              <table:table-cell office:value-type="float" office:value="844.565">
                <text:p>844.565</text:p>
              </table:table-cell>
            </table:table-row>
            <table:table-row>
              <table:table-cell office:value-type="float" office:value="30.4">
                <text:p>30.4</text:p>
              </table:table-cell>
              <table:table-cell office:value-type="float" office:value="42.6679">
                <text:p>42.6679</text:p>
              </table:table-cell>
              <table:table-cell office:value-type="float" office:value="112.503">
                <text:p>112.503</text:p>
              </table:table-cell>
              <table:table-cell office:value-type="float" office:value="844.829">
                <text:p>844.829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42.4547">
                <text:p>42.4547</text:p>
              </table:table-cell>
              <table:table-cell office:value-type="float" office:value="112.463">
                <text:p>112.463</text:p>
              </table:table-cell>
              <table:table-cell office:value-type="float" office:value="845.083">
                <text:p>845.083</text:p>
              </table:table-cell>
            </table:table-row>
            <table:table-row>
              <table:table-cell office:value-type="float" office:value="30.6">
                <text:p>30.6</text:p>
              </table:table-cell>
              <table:table-cell office:value-type="float" office:value="42.2419">
                <text:p>42.2419</text:p>
              </table:table-cell>
              <table:table-cell office:value-type="float" office:value="112.433">
                <text:p>112.433</text:p>
              </table:table-cell>
              <table:table-cell office:value-type="float" office:value="845.325">
                <text:p>845.325</text:p>
              </table:table-cell>
            </table:table-row>
            <table:table-row>
              <table:table-cell office:value-type="float" office:value="30.7">
                <text:p>30.7</text:p>
              </table:table-cell>
              <table:table-cell office:value-type="float" office:value="42.0298">
                <text:p>42.0298</text:p>
              </table:table-cell>
              <table:table-cell office:value-type="float" office:value="112.415">
                <text:p>112.415</text:p>
              </table:table-cell>
              <table:table-cell office:value-type="float" office:value="845.556">
                <text:p>845.556</text:p>
              </table:table-cell>
            </table:table-row>
            <table:table-row>
              <table:table-cell office:value-type="float" office:value="30.8">
                <text:p>30.8</text:p>
              </table:table-cell>
              <table:table-cell office:value-type="float" office:value="41.8184">
                <text:p>41.8184</text:p>
              </table:table-cell>
              <table:table-cell office:value-type="float" office:value="112.406">
                <text:p>112.406</text:p>
              </table:table-cell>
              <table:table-cell office:value-type="float" office:value="845.775">
                <text:p>845.775</text:p>
              </table:table-cell>
            </table:table-row>
            <table:table-row>
              <table:table-cell office:value-type="float" office:value="30.9">
                <text:p>30.9</text:p>
              </table:table-cell>
              <table:table-cell office:value-type="float" office:value="41.608">
                <text:p>41.608</text:p>
              </table:table-cell>
              <table:table-cell office:value-type="float" office:value="112.408">
                <text:p>112.408</text:p>
              </table:table-cell>
              <table:table-cell office:value-type="float" office:value="845.984">
                <text:p>845.98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1.3988">
                <text:p>41.3988</text:p>
              </table:table-cell>
              <table:table-cell office:value-type="float" office:value="112.419">
                <text:p>112.419</text:p>
              </table:table-cell>
              <table:table-cell office:value-type="float" office:value="846.182">
                <text:p>846.182</text:p>
              </table:table-cell>
            </table:table-row>
            <table:table-row>
              <table:table-cell office:value-type="float" office:value="31.1">
                <text:p>31.1</text:p>
              </table:table-cell>
              <table:table-cell office:value-type="float" office:value="41.1908">
                <text:p>41.1908</text:p>
              </table:table-cell>
              <table:table-cell office:value-type="float" office:value="112.44">
                <text:p>112.44</text:p>
              </table:table-cell>
              <table:table-cell office:value-type="float" office:value="846.369">
                <text:p>846.369</text:p>
              </table:table-cell>
            </table:table-row>
            <table:table-row>
              <table:table-cell office:value-type="float" office:value="31.2">
                <text:p>31.2</text:p>
              </table:table-cell>
              <table:table-cell office:value-type="float" office:value="40.9842">
                <text:p>40.9842</text:p>
              </table:table-cell>
              <table:table-cell office:value-type="float" office:value="112.471">
                <text:p>112.471</text:p>
              </table:table-cell>
              <table:table-cell office:value-type="float" office:value="846.545">
                <text:p>846.545</text:p>
              </table:table-cell>
            </table:table-row>
            <table:table-row>
              <table:table-cell office:value-type="float" office:value="31.3">
                <text:p>31.3</text:p>
              </table:table-cell>
              <table:table-cell office:value-type="float" office:value="40.7792">
                <text:p>40.7792</text:p>
              </table:table-cell>
              <table:table-cell office:value-type="float" office:value="112.51">
                <text:p>112.51</text:p>
              </table:table-cell>
              <table:table-cell office:value-type="float" office:value="846.711">
                <text:p>846.711</text:p>
              </table:table-cell>
            </table:table-row>
            <table:table-row>
              <table:table-cell office:value-type="float" office:value="31.4">
                <text:p>31.4</text:p>
              </table:table-cell>
              <table:table-cell office:value-type="float" office:value="40.576">
                <text:p>40.576</text:p>
              </table:table-cell>
              <table:table-cell office:value-type="float" office:value="112.559">
                <text:p>112.559</text:p>
              </table:table-cell>
              <table:table-cell office:value-type="float" office:value="846.866">
                <text:p>846.866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40.3745">
                <text:p>40.3745</text:p>
              </table:table-cell>
              <table:table-cell office:value-type="float" office:value="112.616">
                <text:p>112.616</text:p>
              </table:table-cell>
              <table:table-cell office:value-type="float" office:value="847.01">
                <text:p>847.01</text:p>
              </table:table-cell>
            </table:table-row>
            <table:table-row>
              <table:table-cell office:value-type="float" office:value="31.6">
                <text:p>31.6</text:p>
              </table:table-cell>
              <table:table-cell office:value-type="float" office:value="40.175">
                <text:p>40.175</text:p>
              </table:table-cell>
              <table:table-cell office:value-type="float" office:value="112.681">
                <text:p>112.681</text:p>
              </table:table-cell>
              <table:table-cell office:value-type="float" office:value="847.144">
                <text:p>847.144</text:p>
              </table:table-cell>
            </table:table-row>
            <table:table-row>
              <table:table-cell office:value-type="float" office:value="31.7">
                <text:p>31.7</text:p>
              </table:table-cell>
              <table:table-cell office:value-type="float" office:value="39.9776">
                <text:p>39.9776</text:p>
              </table:table-cell>
              <table:table-cell office:value-type="float" office:value="112.755">
                <text:p>112.755</text:p>
              </table:table-cell>
              <table:table-cell office:value-type="float" office:value="847.268">
                <text:p>847.268</text:p>
              </table:table-cell>
            </table:table-row>
            <table:table-row>
              <table:table-cell office:value-type="float" office:value="31.8">
                <text:p>31.8</text:p>
              </table:table-cell>
              <table:table-cell office:value-type="float" office:value="39.7824">
                <text:p>39.7824</text:p>
              </table:table-cell>
              <table:table-cell office:value-type="float" office:value="112.836">
                <text:p>112.836</text:p>
              </table:table-cell>
              <table:table-cell office:value-type="float" office:value="847.381">
                <text:p>847.381</text:p>
              </table:table-cell>
            </table:table-row>
            <table:table-row>
              <table:table-cell office:value-type="float" office:value="31.9">
                <text:p>31.9</text:p>
              </table:table-cell>
              <table:table-cell office:value-type="float" office:value="39.5894">
                <text:p>39.5894</text:p>
              </table:table-cell>
              <table:table-cell office:value-type="float" office:value="112.925">
                <text:p>112.925</text:p>
              </table:table-cell>
              <table:table-cell office:value-type="float" office:value="847.485">
                <text:p>847.48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9.3988">
                <text:p>39.3988</text:p>
              </table:table-cell>
              <table:table-cell office:value-type="float" office:value="113.022">
                <text:p>113.022</text:p>
              </table:table-cell>
              <table:table-cell office:value-type="float" office:value="847.579">
                <text:p>847.579</text:p>
              </table:table-cell>
            </table:table-row>
            <table:table-row>
              <table:table-cell office:value-type="float" office:value="32.1">
                <text:p>32.1</text:p>
              </table:table-cell>
              <table:table-cell office:value-type="float" office:value="39.2107">
                <text:p>39.2107</text:p>
              </table:table-cell>
              <table:table-cell office:value-type="float" office:value="113.126">
                <text:p>113.126</text:p>
              </table:table-cell>
              <table:table-cell office:value-type="float" office:value="847.663">
                <text:p>847.663</text:p>
              </table:table-cell>
            </table:table-row>
            <table:table-row>
              <table:table-cell office:value-type="float" office:value="32.2">
                <text:p>32.2</text:p>
              </table:table-cell>
              <table:table-cell office:value-type="float" office:value="39.0251">
                <text:p>39.0251</text:p>
              </table:table-cell>
              <table:table-cell office:value-type="float" office:value="113.237">
                <text:p>113.237</text:p>
              </table:table-cell>
              <table:table-cell office:value-type="float" office:value="847.738">
                <text:p>847.738</text:p>
              </table:table-cell>
            </table:table-row>
            <table:table-row>
              <table:table-cell office:value-type="float" office:value="32.3">
                <text:p>32.3</text:p>
              </table:table-cell>
              <table:table-cell office:value-type="float" office:value="38.8422">
                <text:p>38.8422</text:p>
              </table:table-cell>
              <table:table-cell office:value-type="float" office:value="113.355">
                <text:p>113.355</text:p>
              </table:table-cell>
              <table:table-cell office:value-type="float" office:value="847.803">
                <text:p>847.803</text:p>
              </table:table-cell>
            </table:table-row>
            <table:table-row>
              <table:table-cell office:value-type="float" office:value="32.4">
                <text:p>32.4</text:p>
              </table:table-cell>
              <table:table-cell office:value-type="float" office:value="38.662">
                <text:p>38.662</text:p>
              </table:table-cell>
              <table:table-cell office:value-type="float" office:value="113.479">
                <text:p>113.479</text:p>
              </table:table-cell>
              <table:table-cell office:value-type="float" office:value="847.859">
                <text:p>847.859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38.4845">
                <text:p>38.4845</text:p>
              </table:table-cell>
              <table:table-cell office:value-type="float" office:value="113.61">
                <text:p>113.61</text:p>
              </table:table-cell>
              <table:table-cell office:value-type="float" office:value="847.906">
                <text:p>847.906</text:p>
              </table:table-cell>
            </table:table-row>
            <table:table-row>
              <table:table-cell office:value-type="float" office:value="32.6">
                <text:p>32.6</text:p>
              </table:table-cell>
              <table:table-cell office:value-type="float" office:value="38.3099">
                <text:p>38.3099</text:p>
              </table:table-cell>
              <table:table-cell office:value-type="float" office:value="113.746">
                <text:p>113.746</text:p>
              </table:table-cell>
              <table:table-cell office:value-type="float" office:value="847.944">
                <text:p>847.944</text:p>
              </table:table-cell>
            </table:table-row>
            <table:table-row>
              <table:table-cell office:value-type="float" office:value="32.7">
                <text:p>32.7</text:p>
              </table:table-cell>
              <table:table-cell office:value-type="float" office:value="38.1382">
                <text:p>38.1382</text:p>
              </table:table-cell>
              <table:table-cell office:value-type="float" office:value="113.889">
                <text:p>113.889</text:p>
              </table:table-cell>
              <table:table-cell office:value-type="float" office:value="847.973">
                <text:p>847.973</text:p>
              </table:table-cell>
            </table:table-row>
            <table:table-row>
              <table:table-cell office:value-type="float" office:value="32.8">
                <text:p>32.8</text:p>
              </table:table-cell>
              <table:table-cell office:value-type="float" office:value="37.9695">
                <text:p>37.9695</text:p>
              </table:table-cell>
              <table:table-cell office:value-type="float" office:value="114.037">
                <text:p>114.037</text:p>
              </table:table-cell>
              <table:table-cell office:value-type="float" office:value="847.993">
                <text:p>847.993</text:p>
              </table:table-cell>
            </table:table-row>
            <table:table-row>
              <table:table-cell office:value-type="float" office:value="32.9">
                <text:p>32.9</text:p>
              </table:table-cell>
              <table:table-cell office:value-type="float" office:value="37.8037">
                <text:p>37.8037</text:p>
              </table:table-cell>
              <table:table-cell office:value-type="float" office:value="114.191">
                <text:p>114.191</text:p>
              </table:table-cell>
              <table:table-cell office:value-type="float" office:value="848.006">
                <text:p>848.00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7.6411">
                <text:p>37.6411</text:p>
              </table:table-cell>
              <table:table-cell office:value-type="float" office:value="114.35">
                <text:p>114.35</text:p>
              </table:table-cell>
              <table:table-cell office:value-type="float" office:value="848.009">
                <text:p>848.009</text:p>
              </table:table-cell>
            </table:table-row>
            <table:table-row>
              <table:table-cell office:value-type="float" office:value="33.1">
                <text:p>33.1</text:p>
              </table:table-cell>
              <table:table-cell office:value-type="float" office:value="37.4815">
                <text:p>37.4815</text:p>
              </table:table-cell>
              <table:table-cell office:value-type="float" office:value="114.513">
                <text:p>114.513</text:p>
              </table:table-cell>
              <table:table-cell office:value-type="float" office:value="848.005">
                <text:p>848.005</text:p>
              </table:table-cell>
            </table:table-row>
            <table:table-row>
              <table:table-cell office:value-type="float" office:value="33.2">
                <text:p>33.2</text:p>
              </table:table-cell>
              <table:table-cell office:value-type="float" office:value="37.3251">
                <text:p>37.3251</text:p>
              </table:table-cell>
              <table:table-cell office:value-type="float" office:value="114.682">
                <text:p>114.682</text:p>
              </table:table-cell>
              <table:table-cell office:value-type="float" office:value="847.993">
                <text:p>847.993</text:p>
              </table:table-cell>
            </table:table-row>
            <table:table-row>
              <table:table-cell office:value-type="float" office:value="33.3">
                <text:p>33.3</text:p>
              </table:table-cell>
              <table:table-cell office:value-type="float" office:value="37.1719">
                <text:p>37.1719</text:p>
              </table:table-cell>
              <table:table-cell office:value-type="float" office:value="114.855">
                <text:p>114.855</text:p>
              </table:table-cell>
              <table:table-cell office:value-type="float" office:value="847.973">
                <text:p>847.973</text:p>
              </table:table-cell>
            </table:table-row>
            <table:table-row>
              <table:table-cell office:value-type="float" office:value="33.4">
                <text:p>33.4</text:p>
              </table:table-cell>
              <table:table-cell office:value-type="float" office:value="37.0219">
                <text:p>37.0219</text:p>
              </table:table-cell>
              <table:table-cell office:value-type="float" office:value="115.033">
                <text:p>115.033</text:p>
              </table:table-cell>
              <table:table-cell office:value-type="float" office:value="847.945">
                <text:p>847.945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36.8751">
                <text:p>36.8751</text:p>
              </table:table-cell>
              <table:table-cell office:value-type="float" office:value="115.214">
                <text:p>115.214</text:p>
              </table:table-cell>
              <table:table-cell office:value-type="float" office:value="847.911">
                <text:p>847.911</text:p>
              </table:table-cell>
            </table:table-row>
            <table:table-row>
              <table:table-cell office:value-type="float" office:value="33.6">
                <text:p>33.6</text:p>
              </table:table-cell>
              <table:table-cell office:value-type="float" office:value="36.7316">
                <text:p>36.7316</text:p>
              </table:table-cell>
              <table:table-cell office:value-type="float" office:value="115.4">
                <text:p>115.4</text:p>
              </table:table-cell>
              <table:table-cell office:value-type="float" office:value="847.868">
                <text:p>847.868</text:p>
              </table:table-cell>
            </table:table-row>
            <table:table-row>
              <table:table-cell office:value-type="float" office:value="33.7">
                <text:p>33.7</text:p>
              </table:table-cell>
              <table:table-cell office:value-type="float" office:value="36.5914">
                <text:p>36.5914</text:p>
              </table:table-cell>
              <table:table-cell office:value-type="float" office:value="115.589">
                <text:p>115.589</text:p>
              </table:table-cell>
              <table:table-cell office:value-type="float" office:value="847.819">
                <text:p>847.819</text:p>
              </table:table-cell>
            </table:table-row>
            <table:table-row>
              <table:table-cell office:value-type="float" office:value="33.8">
                <text:p>33.8</text:p>
              </table:table-cell>
              <table:table-cell office:value-type="float" office:value="36.4545">
                <text:p>36.4545</text:p>
              </table:table-cell>
              <table:table-cell office:value-type="float" office:value="115.782">
                <text:p>115.782</text:p>
              </table:table-cell>
              <table:table-cell office:value-type="float" office:value="847.763">
                <text:p>847.763</text:p>
              </table:table-cell>
            </table:table-row>
            <table:table-row>
              <table:table-cell office:value-type="float" office:value="33.9">
                <text:p>33.9</text:p>
              </table:table-cell>
              <table:table-cell office:value-type="float" office:value="36.3209">
                <text:p>36.3209</text:p>
              </table:table-cell>
              <table:table-cell office:value-type="float" office:value="115.978">
                <text:p>115.978</text:p>
              </table:table-cell>
              <table:table-cell office:value-type="float" office:value="847.701">
                <text:p>847.70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6.1907">
                <text:p>36.1907</text:p>
              </table:table-cell>
              <table:table-cell office:value-type="float" office:value="116.178">
                <text:p>116.178</text:p>
              </table:table-cell>
              <table:table-cell office:value-type="float" office:value="847.631">
                <text:p>847.631</text:p>
              </table:table-cell>
            </table:table-row>
            <table:table-row>
              <table:table-cell office:value-type="float" office:value="34.1">
                <text:p>34.1</text:p>
              </table:table-cell>
              <table:table-cell office:value-type="float" office:value="36.0639">
                <text:p>36.0639</text:p>
              </table:table-cell>
              <table:table-cell office:value-type="float" office:value="116.38">
                <text:p>116.38</text:p>
              </table:table-cell>
              <table:table-cell office:value-type="float" office:value="847.556">
                <text:p>847.556</text:p>
              </table:table-cell>
            </table:table-row>
            <table:table-row>
              <table:table-cell office:value-type="float" office:value="34.2">
                <text:p>34.2</text:p>
              </table:table-cell>
              <table:table-cell office:value-type="float" office:value="35.9404">
                <text:p>35.9404</text:p>
              </table:table-cell>
              <table:table-cell office:value-type="float" office:value="116.585">
                <text:p>116.585</text:p>
              </table:table-cell>
              <table:table-cell office:value-type="float" office:value="847.474">
                <text:p>847.474</text:p>
              </table:table-cell>
            </table:table-row>
            <table:table-row>
              <table:table-cell office:value-type="float" office:value="34.3">
                <text:p>34.3</text:p>
              </table:table-cell>
              <table:table-cell office:value-type="float" office:value="35.8203">
                <text:p>35.8203</text:p>
              </table:table-cell>
              <table:table-cell office:value-type="float" office:value="116.793">
                <text:p>116.793</text:p>
              </table:table-cell>
              <table:table-cell office:value-type="float" office:value="847.387">
                <text:p>847.387</text:p>
              </table:table-cell>
            </table:table-row>
            <table:table-row>
              <table:table-cell office:value-type="float" office:value="34.4">
                <text:p>34.4</text:p>
              </table:table-cell>
              <table:table-cell office:value-type="float" office:value="35.7035">
                <text:p>35.7035</text:p>
              </table:table-cell>
              <table:table-cell office:value-type="float" office:value="117.003">
                <text:p>117.003</text:p>
              </table:table-cell>
              <table:table-cell office:value-type="float" office:value="847.293">
                <text:p>847.293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35.5902">
                <text:p>35.5902</text:p>
              </table:table-cell>
              <table:table-cell office:value-type="float" office:value="117.215">
                <text:p>117.215</text:p>
              </table:table-cell>
              <table:table-cell office:value-type="float" office:value="847.195">
                <text:p>847.195</text:p>
              </table:table-cell>
            </table:table-row>
            <table:table-row>
              <table:table-cell office:value-type="float" office:value="34.6">
                <text:p>34.6</text:p>
              </table:table-cell>
              <table:table-cell office:value-type="float" office:value="35.4802">
                <text:p>35.4802</text:p>
              </table:table-cell>
              <table:table-cell office:value-type="float" office:value="117.429">
                <text:p>117.429</text:p>
              </table:table-cell>
              <table:table-cell office:value-type="float" office:value="847.09">
                <text:p>847.09</text:p>
              </table:table-cell>
            </table:table-row>
            <table:table-row>
              <table:table-cell office:value-type="float" office:value="34.7">
                <text:p>34.7</text:p>
              </table:table-cell>
              <table:table-cell office:value-type="float" office:value="35.3737">
                <text:p>35.3737</text:p>
              </table:table-cell>
              <table:table-cell office:value-type="float" office:value="117.646">
                <text:p>117.646</text:p>
              </table:table-cell>
              <table:table-cell office:value-type="float" office:value="846.981">
                <text:p>846.981</text:p>
              </table:table-cell>
            </table:table-row>
            <table:table-row>
              <table:table-cell office:value-type="float" office:value="34.8">
                <text:p>34.8</text:p>
              </table:table-cell>
              <table:table-cell office:value-type="float" office:value="35.2705">
                <text:p>35.2705</text:p>
              </table:table-cell>
              <table:table-cell office:value-type="float" office:value="117.863">
                <text:p>117.863</text:p>
              </table:table-cell>
              <table:table-cell office:value-type="float" office:value="846.866">
                <text:p>846.866</text:p>
              </table:table-cell>
            </table:table-row>
            <table:table-row>
              <table:table-cell office:value-type="float" office:value="34.9">
                <text:p>34.9</text:p>
              </table:table-cell>
              <table:table-cell office:value-type="float" office:value="35.1706">
                <text:p>35.1706</text:p>
              </table:table-cell>
              <table:table-cell office:value-type="float" office:value="118.083">
                <text:p>118.083</text:p>
              </table:table-cell>
              <table:table-cell office:value-type="float" office:value="846.747">
                <text:p>846.74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.0742">
                <text:p>35.0742</text:p>
              </table:table-cell>
              <table:table-cell office:value-type="float" office:value="118.303">
                <text:p>118.303</text:p>
              </table:table-cell>
              <table:table-cell office:value-type="float" office:value="846.623">
                <text:p>846.623</text:p>
              </table:table-cell>
            </table:table-row>
            <table:table-row>
              <table:table-cell office:value-type="float" office:value="35.1">
                <text:p>35.1</text:p>
              </table:table-cell>
              <table:table-cell office:value-type="float" office:value="34.9811">
                <text:p>34.9811</text:p>
              </table:table-cell>
              <table:table-cell office:value-type="float" office:value="118.525">
                <text:p>118.525</text:p>
              </table:table-cell>
              <table:table-cell office:value-type="float" office:value="846.494">
                <text:p>846.494</text:p>
              </table:table-cell>
            </table:table-row>
            <table:table-row>
              <table:table-cell office:value-type="float" office:value="35.2">
                <text:p>35.2</text:p>
              </table:table-cell>
              <table:table-cell office:value-type="float" office:value="34.8913">
                <text:p>34.8913</text:p>
              </table:table-cell>
              <table:table-cell office:value-type="float" office:value="118.748">
                <text:p>118.748</text:p>
              </table:table-cell>
              <table:table-cell office:value-type="float" office:value="846.361">
                <text:p>846.361</text:p>
              </table:table-cell>
            </table:table-row>
            <table:table-row>
              <table:table-cell office:value-type="float" office:value="35.3">
                <text:p>35.3</text:p>
              </table:table-cell>
              <table:table-cell office:value-type="float" office:value="34.8049">
                <text:p>34.8049</text:p>
              </table:table-cell>
              <table:table-cell office:value-type="float" office:value="118.971">
                <text:p>118.971</text:p>
              </table:table-cell>
              <table:table-cell office:value-type="float" office:value="846.224">
                <text:p>846.224</text:p>
              </table:table-cell>
            </table:table-row>
            <table:table-row>
              <table:table-cell office:value-type="float" office:value="35.4">
                <text:p>35.4</text:p>
              </table:table-cell>
              <table:table-cell office:value-type="float" office:value="34.7218">
                <text:p>34.7218</text:p>
              </table:table-cell>
              <table:table-cell office:value-type="float" office:value="119.195">
                <text:p>119.195</text:p>
              </table:table-cell>
              <table:table-cell office:value-type="float" office:value="846.083">
                <text:p>846.083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34.6421">
                <text:p>34.6421</text:p>
              </table:table-cell>
              <table:table-cell office:value-type="float" office:value="119.42">
                <text:p>119.42</text:p>
              </table:table-cell>
              <table:table-cell office:value-type="float" office:value="845.938">
                <text:p>845.938</text:p>
              </table:table-cell>
            </table:table-row>
            <table:table-row>
              <table:table-cell office:value-type="float" office:value="35.6">
                <text:p>35.6</text:p>
              </table:table-cell>
              <table:table-cell office:value-type="float" office:value="34.5656">
                <text:p>34.5656</text:p>
              </table:table-cell>
              <table:table-cell office:value-type="float" office:value="119.645">
                <text:p>119.645</text:p>
              </table:table-cell>
              <table:table-cell office:value-type="float" office:value="845.79">
                <text:p>845.79</text:p>
              </table:table-cell>
            </table:table-row>
            <table:table-row>
              <table:table-cell office:value-type="float" office:value="35.7">
                <text:p>35.7</text:p>
              </table:table-cell>
              <table:table-cell office:value-type="float" office:value="34.4924">
                <text:p>34.4924</text:p>
              </table:table-cell>
              <table:table-cell office:value-type="float" office:value="119.87">
                <text:p>119.87</text:p>
              </table:table-cell>
              <table:table-cell office:value-type="float" office:value="845.638">
                <text:p>845.638</text:p>
              </table:table-cell>
            </table:table-row>
            <table:table-row>
              <table:table-cell office:value-type="float" office:value="35.8">
                <text:p>35.8</text:p>
              </table:table-cell>
              <table:table-cell office:value-type="float" office:value="34.4224">
                <text:p>34.4224</text:p>
              </table:table-cell>
              <table:table-cell office:value-type="float" office:value="120.095">
                <text:p>120.095</text:p>
              </table:table-cell>
              <table:table-cell office:value-type="float" office:value="845.483">
                <text:p>845.483</text:p>
              </table:table-cell>
            </table:table-row>
            <table:table-row>
              <table:table-cell office:value-type="float" office:value="35.9">
                <text:p>35.9</text:p>
              </table:table-cell>
              <table:table-cell office:value-type="float" office:value="34.3557">
                <text:p>34.3557</text:p>
              </table:table-cell>
              <table:table-cell office:value-type="float" office:value="120.32">
                <text:p>120.32</text:p>
              </table:table-cell>
              <table:table-cell office:value-type="float" office:value="845.324">
                <text:p>845.32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4.2922">
                <text:p>34.2922</text:p>
              </table:table-cell>
              <table:table-cell office:value-type="float" office:value="120.545">
                <text:p>120.545</text:p>
              </table:table-cell>
              <table:table-cell office:value-type="float" office:value="845.163">
                <text:p>845.163</text:p>
              </table:table-cell>
            </table:table-row>
            <table:table-row>
              <table:table-cell office:value-type="float" office:value="36.1">
                <text:p>36.1</text:p>
              </table:table-cell>
              <table:table-cell office:value-type="float" office:value="34.2319">
                <text:p>34.2319</text:p>
              </table:table-cell>
              <table:table-cell office:value-type="float" office:value="120.769">
                <text:p>120.769</text:p>
              </table:table-cell>
              <table:table-cell office:value-type="float" office:value="844.999">
                <text:p>844.999</text:p>
              </table:table-cell>
            </table:table-row>
            <table:table-row>
              <table:table-cell office:value-type="float" office:value="36.2">
                <text:p>36.2</text:p>
              </table:table-cell>
              <table:table-cell office:value-type="float" office:value="34.1748">
                <text:p>34.1748</text:p>
              </table:table-cell>
              <table:table-cell office:value-type="float" office:value="120.993">
                <text:p>120.993</text:p>
              </table:table-cell>
              <table:table-cell office:value-type="float" office:value="844.832">
                <text:p>844.832</text:p>
              </table:table-cell>
            </table:table-row>
            <table:table-row>
              <table:table-cell office:value-type="float" office:value="36.3">
                <text:p>36.3</text:p>
              </table:table-cell>
              <table:table-cell office:value-type="float" office:value="34.1208">
                <text:p>34.1208</text:p>
              </table:table-cell>
              <table:table-cell office:value-type="float" office:value="121.216">
                <text:p>121.216</text:p>
              </table:table-cell>
              <table:table-cell office:value-type="float" office:value="844.663">
                <text:p>844.663</text:p>
              </table:table-cell>
            </table:table-row>
            <table:table-row>
              <table:table-cell office:value-type="float" office:value="36.4">
                <text:p>36.4</text:p>
              </table:table-cell>
              <table:table-cell office:value-type="float" office:value="34.07">
                <text:p>34.07</text:p>
              </table:table-cell>
              <table:table-cell office:value-type="float" office:value="121.438">
                <text:p>121.438</text:p>
              </table:table-cell>
              <table:table-cell office:value-type="float" office:value="844.492">
                <text:p>844.4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